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2.4264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2.3516in"/>
    </style:style>
    <style:style style:name="co8" style:family="table-column">
      <style:table-column-properties fo:break-before="auto" style:column-width="2.0508in"/>
    </style:style>
    <style:style style:name="co9" style:family="table-column">
      <style:table-column-properties fo:break-before="auto" style:column-width="2.018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8.1472in" svg:height="4.5827in" svg:x="0.0709in" svg:y="3.9339in">
            <draw:object draw:notify-on-update-of-ranges="results.A2:results.A21 results.G2:results.G21 results.AE2:results.A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472in" svg:height="4.5827in" svg:x="8.2307in" svg:y="3.9173in">
            <draw:object draw:notify-on-update-of-ranges="results.A2:results.A21 results.M2:results.M21 results.AK2:results.AK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1472in" svg:height="4.5827in" svg:x="0.0787in" svg:y="8.8898in">
            <draw:object draw:notify-on-update-of-ranges="results.A2:results.A21 results.S2:results.S21 results.AQ2:results.AQ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472in" svg:height="4.5827in" svg:x="8.2398in" svg:y="8.8976in">
            <draw:object draw:notify-on-update-of-ranges="results.A2:results.A21 results.Y2:results.Y21 results.AW2:results.AW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1472in" svg:height="4.5827in" svg:x="0.0787in" svg:y="13.6886in">
            <draw:object draw:notify-on-update-of-ranges="results.A2:results.A21 results.G2:results.G21 results.M2:results.M21 results.S2:results.S21 results.Y2:results.Y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1472in" svg:height="4.5827in" svg:x="8.2398in" svg:y="13.7161in">
            <draw:object draw:notify-on-update-of-ranges="results.A2:results.A21 results.AE2:results.AE21 results.AK2:results.AK21 results.AQ2:results.AQ21 results.AW2:results.AW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visibility="collapse" table:number-columns-repeated="5" table:default-cell-style-name="ce1"/>
        <table:table-column table:style-name="co2" table:default-cell-style-name="ce1"/>
        <table:table-column table:style-name="co3" table:visibility="collapse" table:number-columns-repeated="5" table:default-cell-style-name="ce1"/>
        <table:table-column table:style-name="co1" table:default-cell-style-name="ce1"/>
        <table:table-column table:style-name="co1" table:visibility="collapse" table:number-columns-repeated="5" table:default-cell-style-name="ce1"/>
        <table:table-column table:style-name="co2" table:default-cell-style-name="ce1"/>
        <table:table-column table:style-name="co4" table:visibility="collapse" table:number-columns-repeated="5" table:default-cell-style-name="ce1"/>
        <table:table-column table:style-name="co5" table:default-cell-style-name="ce1"/>
        <table:table-column table:style-name="co5" table:visibility="collapse" table:number-columns-repeated="5" table:default-cell-style-name="ce1"/>
        <table:table-column table:style-name="co6" table:default-cell-style-name="ce1"/>
        <table:table-column table:style-name="co7" table:visibility="collapse" table:number-columns-repeated="5" table:default-cell-style-name="ce1"/>
        <table:table-column table:style-name="co5" table:default-cell-style-name="ce1"/>
        <table:table-column table:style-name="co5" table:visibility="collapse" table:number-columns-repeated="5" table:default-cell-style-name="ce1"/>
        <table:table-column table:style-name="co6" table:default-cell-style-name="ce1"/>
        <table:table-column table:style-name="co8" table:visibility="collapse" table:number-columns-repeated="5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nput_size</text:p>
          </table:table-cell>
          <table:table-cell table:style-name="Default" office:value-type="string" calcext:value-type="string">
            <text:p>recursive__random__001</text:p>
          </table:table-cell>
          <table:table-cell table:style-name="Default" office:value-type="string" calcext:value-type="string">
            <text:p>recursive__random__002</text:p>
          </table:table-cell>
          <table:table-cell table:style-name="Default" office:value-type="string" calcext:value-type="string">
            <text:p>recursive__random__003</text:p>
          </table:table-cell>
          <table:table-cell table:style-name="Default" office:value-type="string" calcext:value-type="string">
            <text:p>recursive__random__004</text:p>
          </table:table-cell>
          <table:table-cell table:style-name="Default" office:value-type="string" calcext:value-type="string">
            <text:p>recursive__random__005</text:p>
          </table:table-cell>
          <table:table-cell table:style-name="Default" office:value-type="string" calcext:value-type="string">
            <text:p>recursive_random_mean</text:p>
          </table:table-cell>
          <table:table-cell table:style-name="Default" office:value-type="string" calcext:value-type="string">
            <text:p>recursive__ordered_decreasing__001</text:p>
          </table:table-cell>
          <table:table-cell table:style-name="Default" office:value-type="string" calcext:value-type="string">
            <text:p>recursive__ordered_decreasing__002</text:p>
          </table:table-cell>
          <table:table-cell table:style-name="Default" office:value-type="string" calcext:value-type="string">
            <text:p>recursive__ordered_decreasing__003</text:p>
          </table:table-cell>
          <table:table-cell table:style-name="Default" office:value-type="string" calcext:value-type="string">
            <text:p>recursive__ordered_decreasing__004</text:p>
          </table:table-cell>
          <table:table-cell table:style-name="Default" office:value-type="string" calcext:value-type="string">
            <text:p>recursive__ordered_decreasing__005</text:p>
          </table:table-cell>
          <table:table-cell table:style-name="Default" office:value-type="string" calcext:value-type="string">
            <text:p>recursive_ordered_decreasing_mean</text:p>
          </table:table-cell>
          <table:table-cell table:style-name="Default" office:value-type="string" calcext:value-type="string">
            <text:p>recursive__ordered__001</text:p>
          </table:table-cell>
          <table:table-cell table:style-name="Default" office:value-type="string" calcext:value-type="string">
            <text:p>recursive__ordered__002</text:p>
          </table:table-cell>
          <table:table-cell table:style-name="Default" office:value-type="string" calcext:value-type="string">
            <text:p>recursive__ordered__003</text:p>
          </table:table-cell>
          <table:table-cell table:style-name="Default" office:value-type="string" calcext:value-type="string">
            <text:p>recursive__ordered__004</text:p>
          </table:table-cell>
          <table:table-cell table:style-name="Default" office:value-type="string" calcext:value-type="string">
            <text:p>recursive__ordered__005</text:p>
          </table:table-cell>
          <table:table-cell table:style-name="Default" office:value-type="string" calcext:value-type="string">
            <text:p>recursive_ordered_mean</text:p>
          </table:table-cell>
          <table:table-cell table:style-name="Default" office:value-type="string" calcext:value-type="string">
            <text:p>recursive__partial_ordered__001</text:p>
          </table:table-cell>
          <table:table-cell table:style-name="Default" office:value-type="string" calcext:value-type="string">
            <text:p>recursive__partial_ordered__002</text:p>
          </table:table-cell>
          <table:table-cell table:style-name="Default" office:value-type="string" calcext:value-type="string">
            <text:p>recursive__partial_ordered__003</text:p>
          </table:table-cell>
          <table:table-cell table:style-name="Default" office:value-type="string" calcext:value-type="string">
            <text:p>recursive__partial_ordered__004</text:p>
          </table:table-cell>
          <table:table-cell table:style-name="Default" office:value-type="string" calcext:value-type="string">
            <text:p>recursive__partial_ordered__005</text:p>
          </table:table-cell>
          <table:table-cell table:style-name="Default" office:value-type="string" calcext:value-type="string">
            <text:p>recursive_partial_ordered_mean</text:p>
          </table:table-cell>
          <table:table-cell table:style-name="Default" office:value-type="string" calcext:value-type="string">
            <text:p>iterative__random__001</text:p>
          </table:table-cell>
          <table:table-cell table:style-name="Default" office:value-type="string" calcext:value-type="string">
            <text:p>iterative__random__002</text:p>
          </table:table-cell>
          <table:table-cell table:style-name="Default" office:value-type="string" calcext:value-type="string">
            <text:p>iterative__random__003</text:p>
          </table:table-cell>
          <table:table-cell table:style-name="Default" office:value-type="string" calcext:value-type="string">
            <text:p>iterative__random__004</text:p>
          </table:table-cell>
          <table:table-cell table:style-name="Default" office:value-type="string" calcext:value-type="string">
            <text:p>iterative__random__005</text:p>
          </table:table-cell>
          <table:table-cell table:style-name="Default" office:value-type="string" calcext:value-type="string">
            <text:p>iterative_random_mean</text:p>
          </table:table-cell>
          <table:table-cell table:style-name="Default" office:value-type="string" calcext:value-type="string">
            <text:p>iterative__ordered_decreasing__001</text:p>
          </table:table-cell>
          <table:table-cell table:style-name="Default" office:value-type="string" calcext:value-type="string">
            <text:p>iterative__ordered_decreasing__002</text:p>
          </table:table-cell>
          <table:table-cell table:style-name="Default" office:value-type="string" calcext:value-type="string">
            <text:p>iterative__ordered_decreasing__003</text:p>
          </table:table-cell>
          <table:table-cell table:style-name="Default" office:value-type="string" calcext:value-type="string">
            <text:p>iterative__ordered_decreasing__004</text:p>
          </table:table-cell>
          <table:table-cell table:style-name="Default" office:value-type="string" calcext:value-type="string">
            <text:p>iterative__ordered_decreasing__005</text:p>
          </table:table-cell>
          <table:table-cell table:style-name="Default" office:value-type="string" calcext:value-type="string">
            <text:p>iterative_ordered_decreasing_mean</text:p>
          </table:table-cell>
          <table:table-cell table:style-name="Default" office:value-type="string" calcext:value-type="string">
            <text:p>iterative__ordered__001</text:p>
          </table:table-cell>
          <table:table-cell table:style-name="Default" office:value-type="string" calcext:value-type="string">
            <text:p>iterative__ordered__002</text:p>
          </table:table-cell>
          <table:table-cell table:style-name="Default" office:value-type="string" calcext:value-type="string">
            <text:p>iterative__ordered__003</text:p>
          </table:table-cell>
          <table:table-cell table:style-name="Default" office:value-type="string" calcext:value-type="string">
            <text:p>iterative__ordered__004</text:p>
          </table:table-cell>
          <table:table-cell table:style-name="Default" office:value-type="string" calcext:value-type="string">
            <text:p>iterative__ordered__005</text:p>
          </table:table-cell>
          <table:table-cell table:style-name="Default" office:value-type="string" calcext:value-type="string">
            <text:p>iterative_ordered_mean</text:p>
          </table:table-cell>
          <table:table-cell table:style-name="Default" office:value-type="string" calcext:value-type="string">
            <text:p>iterative__partial_ordered__001</text:p>
          </table:table-cell>
          <table:table-cell table:style-name="Default" office:value-type="string" calcext:value-type="string">
            <text:p>iterative__partial_ordered__002</text:p>
          </table:table-cell>
          <table:table-cell table:style-name="Default" office:value-type="string" calcext:value-type="string">
            <text:p>iterative__partial_ordered__003</text:p>
          </table:table-cell>
          <table:table-cell table:style-name="Default" office:value-type="string" calcext:value-type="string">
            <text:p>iterative__partial_ordered__004</text:p>
          </table:table-cell>
          <table:table-cell table:style-name="Default" office:value-type="string" calcext:value-type="string">
            <text:p>iterative__partial_ordered__005</text:p>
          </table:table-cell>
          <table:table-cell table:style-name="Default" office:value-type="string" calcext:value-type="string">
            <text:p>iterative_partial_ordered_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56459999643266" calcext:value-type="float">
            <text:p>0.00006</text:p>
          </table:table-cell>
          <table:table-cell office:value-type="float" office:value="0.0000432130036642775" calcext:value-type="float">
            <text:p>0.00004</text:p>
          </table:table-cell>
          <table:table-cell office:value-type="float" office:value="0.0000429939973400906" calcext:value-type="float">
            <text:p>0.00004</text:p>
          </table:table-cell>
          <table:table-cell office:value-type="float" office:value="0.0000414370006183162" calcext:value-type="float">
            <text:p>0.00004</text:p>
          </table:table-cell>
          <table:table-cell office:value-type="float" office:value="0.0000415390022681095" calcext:value-type="float">
            <text:p>0.00004</text:p>
          </table:table-cell>
          <table:table-cell table:formula="of:=AVERAGE([.B2:.F2])" office:value-type="float" office:value="0.0000449658007710241" calcext:value-type="float">
            <text:p>0.00004</text:p>
          </table:table-cell>
          <table:table-cell office:value-type="float" office:value="0.0000362579958164133" calcext:value-type="float">
            <text:p>0.00004</text:p>
          </table:table-cell>
          <table:table-cell office:value-type="float" office:value="0.0000340120022883639" calcext:value-type="float">
            <text:p>0.00003</text:p>
          </table:table-cell>
          <table:table-cell office:value-type="float" office:value="0.000033210999390576" calcext:value-type="float">
            <text:p>0.00003</text:p>
          </table:table-cell>
          <table:table-cell office:value-type="float" office:value="0.0000330250040860847" calcext:value-type="float">
            <text:p>0.00003</text:p>
          </table:table-cell>
          <table:table-cell office:value-type="float" office:value="0.0000330629991367459" calcext:value-type="float">
            <text:p>0.00003</text:p>
          </table:table-cell>
          <table:table-cell table:formula="of:=AVERAGE([.H2:.L2])" office:value-type="float" office:value="0.0000339138001436368" calcext:value-type="float">
            <text:p>0.00003</text:p>
          </table:table-cell>
          <table:table-cell office:value-type="float" office:value="0.0000338300014846027" calcext:value-type="float">
            <text:p>0.00003</text:p>
          </table:table-cell>
          <table:table-cell office:value-type="float" office:value="0.0000304109998978674" calcext:value-type="float">
            <text:p>0.00003</text:p>
          </table:table-cell>
          <table:table-cell office:value-type="float" office:value="0.000030502000299748" calcext:value-type="float">
            <text:p>0.00003</text:p>
          </table:table-cell>
          <table:table-cell office:value-type="float" office:value="0.0000302560001728125" calcext:value-type="float">
            <text:p>0.00003</text:p>
          </table:table-cell>
          <table:table-cell office:value-type="float" office:value="0.0000300699975923635" calcext:value-type="float">
            <text:p>0.00003</text:p>
          </table:table-cell>
          <table:table-cell table:formula="of:=AVERAGE([.N2:.R2])" office:value-type="float" office:value="0.0000310137998894788" calcext:value-type="float">
            <text:p>0.00003</text:p>
          </table:table-cell>
          <table:table-cell office:value-type="float" office:value="0.0000383770020562224" calcext:value-type="float">
            <text:p>0.00004</text:p>
          </table:table-cell>
          <table:table-cell office:value-type="float" office:value="0.0000362589998985641" calcext:value-type="float">
            <text:p>0.00004</text:p>
          </table:table-cell>
          <table:table-cell office:value-type="float" office:value="0.0000359269979526289" calcext:value-type="float">
            <text:p>0.00004</text:p>
          </table:table-cell>
          <table:table-cell office:value-type="float" office:value="0.0000358719989890233" calcext:value-type="float">
            <text:p>0.00004</text:p>
          </table:table-cell>
          <table:table-cell office:value-type="float" office:value="0.0000358759934897535" calcext:value-type="float">
            <text:p>0.00004</text:p>
          </table:table-cell>
          <table:table-cell table:formula="of:=AVERAGE([.T2:.X2])" office:value-type="float" office:value="0.0000364621984772384" calcext:value-type="float">
            <text:p>0.00004</text:p>
          </table:table-cell>
          <table:table-cell office:value-type="float" office:value="0.0000550080003449693" calcext:value-type="float">
            <text:p>0.00006</text:p>
          </table:table-cell>
          <table:table-cell office:value-type="float" office:value="0.0000519999957759865" calcext:value-type="float">
            <text:p>0.00005</text:p>
          </table:table-cell>
          <table:table-cell office:value-type="float" office:value="0.0000509570018039085" calcext:value-type="float">
            <text:p>0.00005</text:p>
          </table:table-cell>
          <table:table-cell office:value-type="float" office:value="0.0000507130025653169" calcext:value-type="float">
            <text:p>0.00005</text:p>
          </table:table-cell>
          <table:table-cell office:value-type="float" office:value="0.0000503830015077256" calcext:value-type="float">
            <text:p>0.00005</text:p>
          </table:table-cell>
          <table:table-cell table:formula="of:=AVERAGE([.Z2:.AD2])" office:value-type="float" office:value="0.0000518122003995814" calcext:value-type="float">
            <text:p>0.00005</text:p>
          </table:table-cell>
          <table:table-cell office:value-type="float" office:value="0.0000439419964095578" calcext:value-type="float">
            <text:p>0.00004</text:p>
          </table:table-cell>
          <table:table-cell office:value-type="float" office:value="0.0000428800049121492" calcext:value-type="float">
            <text:p>0.00004</text:p>
          </table:table-cell>
          <table:table-cell office:value-type="float" office:value="0.0000422759985667653" calcext:value-type="float">
            <text:p>0.00004</text:p>
          </table:table-cell>
          <table:table-cell office:value-type="float" office:value="0.0000420899959863164" calcext:value-type="float">
            <text:p>0.00004</text:p>
          </table:table-cell>
          <table:table-cell office:value-type="float" office:value="0.0000421020013163798" calcext:value-type="float">
            <text:p>0.00004</text:p>
          </table:table-cell>
          <table:table-cell table:formula="of:=AVERAGE([.AF2:.AJ2])" office:value-type="float" office:value="0.0000426579994382337" calcext:value-type="float">
            <text:p>0.00004</text:p>
          </table:table-cell>
          <table:table-cell office:value-type="float" office:value="0.00003957800072385" calcext:value-type="float">
            <text:p>0.00004</text:p>
          </table:table-cell>
          <table:table-cell office:value-type="float" office:value="0.0000394489979953505" calcext:value-type="float">
            <text:p>0.00004</text:p>
          </table:table-cell>
          <table:table-cell office:value-type="float" office:value="0.0000389760025427677" calcext:value-type="float">
            <text:p>0.00004</text:p>
          </table:table-cell>
          <table:table-cell office:value-type="float" office:value="0.0000390880013583228" calcext:value-type="float">
            <text:p>0.00004</text:p>
          </table:table-cell>
          <table:table-cell office:value-type="float" office:value="0.0000388580010621808" calcext:value-type="float">
            <text:p>0.00004</text:p>
          </table:table-cell>
          <table:table-cell table:formula="of:=AVERAGE([.AL2:.AP2])" office:value-type="float" office:value="0.0000391898007364944" calcext:value-type="float">
            <text:p>0.00004</text:p>
          </table:table-cell>
          <table:table-cell office:value-type="float" office:value="0.0000453780012321658" calcext:value-type="float">
            <text:p>0.00005</text:p>
          </table:table-cell>
          <table:table-cell office:value-type="float" office:value="0.0000449489962193184" calcext:value-type="float">
            <text:p>0.00004</text:p>
          </table:table-cell>
          <table:table-cell office:value-type="float" office:value="0.0000446269987151027" calcext:value-type="float">
            <text:p>0.00004</text:p>
          </table:table-cell>
          <table:table-cell office:value-type="float" office:value="0.0000443880053353496" calcext:value-type="float">
            <text:p>0.00004</text:p>
          </table:table-cell>
          <table:table-cell office:value-type="float" office:value="0.0000444590041297488" calcext:value-type="float">
            <text:p>0.00004</text:p>
          </table:table-cell>
          <table:table-cell table:formula="of:=AVERAGE([.AR2:.AV2])" office:value-type="float" office:value="0.0000447602011263371" calcext:value-type="float">
            <text:p>0.000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931969989323989" calcext:value-type="float">
            <text:p>0.00009</text:p>
          </table:table-cell>
          <table:table-cell office:value-type="float" office:value="0.0000910259986994788" calcext:value-type="float">
            <text:p>0.00009</text:p>
          </table:table-cell>
          <table:table-cell office:value-type="float" office:value="0.0000913979965844192" calcext:value-type="float">
            <text:p>0.00009</text:p>
          </table:table-cell>
          <table:table-cell office:value-type="float" office:value="0.0000913260009838268" calcext:value-type="float">
            <text:p>0.00009</text:p>
          </table:table-cell>
          <table:table-cell office:value-type="float" office:value="0.0000910790040506981" calcext:value-type="float">
            <text:p>0.00009</text:p>
          </table:table-cell>
          <table:table-cell table:formula="of:=AVERAGE([.B3:.F3])" office:value-type="float" office:value="0.0000916051998501644" calcext:value-type="float">
            <text:p>0.00009</text:p>
          </table:table-cell>
          <table:table-cell office:value-type="float" office:value="0.0000705870043020695" calcext:value-type="float">
            <text:p>0.00007</text:p>
          </table:table-cell>
          <table:table-cell office:value-type="float" office:value="0.0000696559945936315" calcext:value-type="float">
            <text:p>0.00007</text:p>
          </table:table-cell>
          <table:table-cell office:value-type="float" office:value="0.0000696440038154833" calcext:value-type="float">
            <text:p>0.00007</text:p>
          </table:table-cell>
          <table:table-cell office:value-type="float" office:value="0.0000700469972798601" calcext:value-type="float">
            <text:p>0.00007</text:p>
          </table:table-cell>
          <table:table-cell office:value-type="float" office:value="0.0000697569994372316" calcext:value-type="float">
            <text:p>0.00007</text:p>
          </table:table-cell>
          <table:table-cell table:formula="of:=AVERAGE([.H3:.L3])" office:value-type="float" office:value="0.0000699381998856552" calcext:value-type="float">
            <text:p>0.00007</text:p>
          </table:table-cell>
          <table:table-cell office:value-type="float" office:value="0.0000636140030110255" calcext:value-type="float">
            <text:p>0.00006</text:p>
          </table:table-cell>
          <table:table-cell office:value-type="float" office:value="0.0000628120033070445" calcext:value-type="float">
            <text:p>0.00006</text:p>
          </table:table-cell>
          <table:table-cell office:value-type="float" office:value="0.0000629529968136922" calcext:value-type="float">
            <text:p>0.00006</text:p>
          </table:table-cell>
          <table:table-cell office:value-type="float" office:value="0.0000627420013188384" calcext:value-type="float">
            <text:p>0.00006</text:p>
          </table:table-cell>
          <table:table-cell office:value-type="float" office:value="0.0000633719973848201" calcext:value-type="float">
            <text:p>0.00006</text:p>
          </table:table-cell>
          <table:table-cell table:formula="of:=AVERAGE([.N3:.R3])" office:value-type="float" office:value="0.0000630986003670841" calcext:value-type="float">
            <text:p>0.00006</text:p>
          </table:table-cell>
          <table:table-cell office:value-type="float" office:value="0.0000680289958836511" calcext:value-type="float">
            <text:p>0.00007</text:p>
          </table:table-cell>
          <table:table-cell office:value-type="float" office:value="0.0000676830022712238" calcext:value-type="float">
            <text:p>0.00007</text:p>
          </table:table-cell>
          <table:table-cell office:value-type="float" office:value="0.0000676019990351051" calcext:value-type="float">
            <text:p>0.00007</text:p>
          </table:table-cell>
          <table:table-cell office:value-type="float" office:value="0.0000678630021866411" calcext:value-type="float">
            <text:p>0.00007</text:p>
          </table:table-cell>
          <table:table-cell office:value-type="float" office:value="0.0000674890034133568" calcext:value-type="float">
            <text:p>0.00007</text:p>
          </table:table-cell>
          <table:table-cell table:formula="of:=AVERAGE([.T3:.X3])" office:value-type="float" office:value="0.0000677332005579956" calcext:value-type="float">
            <text:p>0.00007</text:p>
          </table:table-cell>
          <table:table-cell office:value-type="float" office:value="0.000108464999357238" calcext:value-type="float">
            <text:p>0.00011</text:p>
          </table:table-cell>
          <table:table-cell office:value-type="float" office:value="0.000107910003862344" calcext:value-type="float">
            <text:p>0.00011</text:p>
          </table:table-cell>
          <table:table-cell office:value-type="float" office:value="0.000108049003756605" calcext:value-type="float">
            <text:p>0.00011</text:p>
          </table:table-cell>
          <table:table-cell office:value-type="float" office:value="0.000108194006315898" calcext:value-type="float">
            <text:p>0.00011</text:p>
          </table:table-cell>
          <table:table-cell office:value-type="float" office:value="0.000107947002106812" calcext:value-type="float">
            <text:p>0.00011</text:p>
          </table:table-cell>
          <table:table-cell table:formula="of:=AVERAGE([.Z3:.AD3])" office:value-type="float" office:value="0.000108113003079779" calcext:value-type="float">
            <text:p>0.00011</text:p>
          </table:table-cell>
          <table:table-cell office:value-type="float" office:value="0.0000872380041982979" calcext:value-type="float">
            <text:p>0.00009</text:p>
          </table:table-cell>
          <table:table-cell office:value-type="float" office:value="0.0000866589980432764" calcext:value-type="float">
            <text:p>0.00009</text:p>
          </table:table-cell>
          <table:table-cell office:value-type="float" office:value="0.0000866900008986704" calcext:value-type="float">
            <text:p>0.00009</text:p>
          </table:table-cell>
          <table:table-cell office:value-type="float" office:value="0.0000864169996930286" calcext:value-type="float">
            <text:p>0.00009</text:p>
          </table:table-cell>
          <table:table-cell office:value-type="float" office:value="0.0000898200014489703" calcext:value-type="float">
            <text:p>0.00009</text:p>
          </table:table-cell>
          <table:table-cell table:formula="of:=AVERAGE([.AF3:.AJ3])" office:value-type="float" office:value="0.0000873648008564487" calcext:value-type="float">
            <text:p>0.00009</text:p>
          </table:table-cell>
          <table:table-cell office:value-type="float" office:value="0.0000809840057627298" calcext:value-type="float">
            <text:p>0.00008</text:p>
          </table:table-cell>
          <table:table-cell office:value-type="float" office:value="0.0000799800036475062" calcext:value-type="float">
            <text:p>0.00008</text:p>
          </table:table-cell>
          <table:table-cell office:value-type="float" office:value="0.0000803959992481396" calcext:value-type="float">
            <text:p>0.00008</text:p>
          </table:table-cell>
          <table:table-cell office:value-type="float" office:value="0.0000800819980213419" calcext:value-type="float">
            <text:p>0.00008</text:p>
          </table:table-cell>
          <table:table-cell office:value-type="float" office:value="0.0000819859997136518" calcext:value-type="float">
            <text:p>0.00008</text:p>
          </table:table-cell>
          <table:table-cell table:formula="of:=AVERAGE([.AL3:.AP3])" office:value-type="float" office:value="0.0000806856012786738" calcext:value-type="float">
            <text:p>0.00008</text:p>
          </table:table-cell>
          <table:table-cell office:value-type="float" office:value="0.0000851549993967637" calcext:value-type="float">
            <text:p>0.00009</text:p>
          </table:table-cell>
          <table:table-cell office:value-type="float" office:value="0.0000846330003696494" calcext:value-type="float">
            <text:p>0.00008</text:p>
          </table:table-cell>
          <table:table-cell office:value-type="float" office:value="0.0000845670001581311" calcext:value-type="float">
            <text:p>0.00008</text:p>
          </table:table-cell>
          <table:table-cell office:value-type="float" office:value="0.0000839049971546046" calcext:value-type="float">
            <text:p>0.00008</text:p>
          </table:table-cell>
          <table:table-cell office:value-type="float" office:value="0.00008426600106759" calcext:value-type="float">
            <text:p>0.00008</text:p>
          </table:table-cell>
          <table:table-cell table:formula="of:=AVERAGE([.AR3:.AV3])" office:value-type="float" office:value="0.0000845051996293478" calcext:value-type="float">
            <text:p>0.000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55881001066882" calcext:value-type="float">
            <text:p>0.00026</text:p>
          </table:table-cell>
          <table:table-cell office:value-type="float" office:value="0.000252241996349767" calcext:value-type="float">
            <text:p>0.00025</text:p>
          </table:table-cell>
          <table:table-cell office:value-type="float" office:value="0.000251297002250794" calcext:value-type="float">
            <text:p>0.00025</text:p>
          </table:table-cell>
          <table:table-cell office:value-type="float" office:value="0.000252044999797363" calcext:value-type="float">
            <text:p>0.00025</text:p>
          </table:table-cell>
          <table:table-cell office:value-type="float" office:value="0.000253477999649476" calcext:value-type="float">
            <text:p>0.00025</text:p>
          </table:table-cell>
          <table:table-cell table:formula="of:=AVERAGE([.B4:.F4])" office:value-type="float" office:value="0.000252988599822856" calcext:value-type="float">
            <text:p>0.00025</text:p>
          </table:table-cell>
          <table:table-cell office:value-type="float" office:value="0.000280220003332943" calcext:value-type="float">
            <text:p>0.00028</text:p>
          </table:table-cell>
          <table:table-cell office:value-type="float" office:value="0.000249707001785282" calcext:value-type="float">
            <text:p>0.00025</text:p>
          </table:table-cell>
          <table:table-cell office:value-type="float" office:value="0.000297979000606574" calcext:value-type="float">
            <text:p>0.00030</text:p>
          </table:table-cell>
          <table:table-cell office:value-type="float" office:value="0.000192984000022989" calcext:value-type="float">
            <text:p>0.00019</text:p>
          </table:table-cell>
          <table:table-cell office:value-type="float" office:value="0.00019374299881747" calcext:value-type="float">
            <text:p>0.00019</text:p>
          </table:table-cell>
          <table:table-cell table:formula="of:=AVERAGE([.H4:.L4])" office:value-type="float" office:value="0.000242926600913052" calcext:value-type="float">
            <text:p>0.00024</text:p>
          </table:table-cell>
          <table:table-cell office:value-type="float" office:value="0.000172029001987539" calcext:value-type="float">
            <text:p>0.00017</text:p>
          </table:table-cell>
          <table:table-cell office:value-type="float" office:value="0.000167844002135098" calcext:value-type="float">
            <text:p>0.00017</text:p>
          </table:table-cell>
          <table:table-cell office:value-type="float" office:value="0.000166883997735567" calcext:value-type="float">
            <text:p>0.00017</text:p>
          </table:table-cell>
          <table:table-cell office:value-type="float" office:value="0.000166894002177287" calcext:value-type="float">
            <text:p>0.00017</text:p>
          </table:table-cell>
          <table:table-cell office:value-type="float" office:value="0.000181584000529256" calcext:value-type="float">
            <text:p>0.00018</text:p>
          </table:table-cell>
          <table:table-cell table:formula="of:=AVERAGE([.N4:.R4])" office:value-type="float" office:value="0.000171047000912949" calcext:value-type="float">
            <text:p>0.00017</text:p>
          </table:table-cell>
          <table:table-cell office:value-type="float" office:value="0.000179795999429189" calcext:value-type="float">
            <text:p>0.00018</text:p>
          </table:table-cell>
          <table:table-cell office:value-type="float" office:value="0.000173344997165259" calcext:value-type="float">
            <text:p>0.00017</text:p>
          </table:table-cell>
          <table:table-cell office:value-type="float" office:value="0.000174651002453174" calcext:value-type="float">
            <text:p>0.00017</text:p>
          </table:table-cell>
          <table:table-cell office:value-type="float" office:value="0.000173730004462414" calcext:value-type="float">
            <text:p>0.00017</text:p>
          </table:table-cell>
          <table:table-cell office:value-type="float" office:value="0.000175817003764678" calcext:value-type="float">
            <text:p>0.00018</text:p>
          </table:table-cell>
          <table:table-cell table:formula="of:=AVERAGE([.T4:.X4])" office:value-type="float" office:value="0.000175467801454943" calcext:value-type="float">
            <text:p>0.00018</text:p>
          </table:table-cell>
          <table:table-cell office:value-type="float" office:value="0.000293840996164363" calcext:value-type="float">
            <text:p>0.00029</text:p>
          </table:table-cell>
          <table:table-cell office:value-type="float" office:value="0.00030902300204616" calcext:value-type="float">
            <text:p>0.00031</text:p>
          </table:table-cell>
          <table:table-cell office:value-type="float" office:value="0.000292049000563566" calcext:value-type="float">
            <text:p>0.00029</text:p>
          </table:table-cell>
          <table:table-cell office:value-type="float" office:value="0.000291400996502489" calcext:value-type="float">
            <text:p>0.00029</text:p>
          </table:table-cell>
          <table:table-cell office:value-type="float" office:value="0.00029356299637584" calcext:value-type="float">
            <text:p>0.00029</text:p>
          </table:table-cell>
          <table:table-cell table:formula="of:=AVERAGE([.Z4:.AD4])" office:value-type="float" office:value="0.000295975398330484" calcext:value-type="float">
            <text:p>0.00030</text:p>
          </table:table-cell>
          <table:table-cell office:value-type="float" office:value="0.00038355500146281" calcext:value-type="float">
            <text:p>0.00038</text:p>
          </table:table-cell>
          <table:table-cell office:value-type="float" office:value="0.000372986003640108" calcext:value-type="float">
            <text:p>0.00037</text:p>
          </table:table-cell>
          <table:table-cell office:value-type="float" office:value="0.000395227005355991" calcext:value-type="float">
            <text:p>0.00040</text:p>
          </table:table-cell>
          <table:table-cell office:value-type="float" office:value="0.000236226995184552" calcext:value-type="float">
            <text:p>0.00024</text:p>
          </table:table-cell>
          <table:table-cell office:value-type="float" office:value="0.000232204998610541" calcext:value-type="float">
            <text:p>0.00023</text:p>
          </table:table-cell>
          <table:table-cell table:formula="of:=AVERAGE([.AF4:.AJ4])" office:value-type="float" office:value="0.0003240400008508" calcext:value-type="float">
            <text:p>0.00032</text:p>
          </table:table-cell>
          <table:table-cell office:value-type="float" office:value="0.000221211004827637" calcext:value-type="float">
            <text:p>0.00022</text:p>
          </table:table-cell>
          <table:table-cell office:value-type="float" office:value="0.000211032995139249" calcext:value-type="float">
            <text:p>0.00021</text:p>
          </table:table-cell>
          <table:table-cell office:value-type="float" office:value="0.000208821998967323" calcext:value-type="float">
            <text:p>0.00021</text:p>
          </table:table-cell>
          <table:table-cell office:value-type="float" office:value="0.000209830999665428" calcext:value-type="float">
            <text:p>0.00021</text:p>
          </table:table-cell>
          <table:table-cell office:value-type="float" office:value="0.000216517000808381" calcext:value-type="float">
            <text:p>0.00022</text:p>
          </table:table-cell>
          <table:table-cell table:formula="of:=AVERAGE([.AL4:.AP4])" office:value-type="float" office:value="0.000213482799881604" calcext:value-type="float">
            <text:p>0.00021</text:p>
          </table:table-cell>
          <table:table-cell office:value-type="float" office:value="0.000219458997889888" calcext:value-type="float">
            <text:p>0.00022</text:p>
          </table:table-cell>
          <table:table-cell office:value-type="float" office:value="0.00022174200421432" calcext:value-type="float">
            <text:p>0.00022</text:p>
          </table:table-cell>
          <table:table-cell office:value-type="float" office:value="0.000215617001231294" calcext:value-type="float">
            <text:p>0.00022</text:p>
          </table:table-cell>
          <table:table-cell office:value-type="float" office:value="0.000218889996176586" calcext:value-type="float">
            <text:p>0.00022</text:p>
          </table:table-cell>
          <table:table-cell office:value-type="float" office:value="0.000217292996239848" calcext:value-type="float">
            <text:p>0.00022</text:p>
          </table:table-cell>
          <table:table-cell table:formula="of:=AVERAGE([.AR4:.AV4])" office:value-type="float" office:value="0.000218600199150387" calcext:value-type="float">
            <text:p>0.000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563845998840407" calcext:value-type="float">
            <text:p>0.00056</text:p>
          </table:table-cell>
          <table:table-cell office:value-type="float" office:value="0.000553775003936607" calcext:value-type="float">
            <text:p>0.00055</text:p>
          </table:table-cell>
          <table:table-cell office:value-type="float" office:value="0.000548821997654159" calcext:value-type="float">
            <text:p>0.00055</text:p>
          </table:table-cell>
          <table:table-cell office:value-type="float" office:value="0.000550267002836335" calcext:value-type="float">
            <text:p>0.00055</text:p>
          </table:table-cell>
          <table:table-cell office:value-type="float" office:value="0.000739802002499346" calcext:value-type="float">
            <text:p>0.00074</text:p>
          </table:table-cell>
          <table:table-cell table:formula="of:=AVERAGE([.B5:.F5])" office:value-type="float" office:value="0.000591302401153371" calcext:value-type="float">
            <text:p>0.00059</text:p>
          </table:table-cell>
          <table:table-cell office:value-type="float" office:value="0.000381145000574179" calcext:value-type="float">
            <text:p>0.00038</text:p>
          </table:table-cell>
          <table:table-cell office:value-type="float" office:value="0.000614442004007287" calcext:value-type="float">
            <text:p>0.00061</text:p>
          </table:table-cell>
          <table:table-cell office:value-type="float" office:value="0.000393620997783728" calcext:value-type="float">
            <text:p>0.00039</text:p>
          </table:table-cell>
          <table:table-cell office:value-type="float" office:value="0.000389370004995726" calcext:value-type="float">
            <text:p>0.00039</text:p>
          </table:table-cell>
          <table:table-cell office:value-type="float" office:value="0.000387947999115568" calcext:value-type="float">
            <text:p>0.00039</text:p>
          </table:table-cell>
          <table:table-cell table:formula="of:=AVERAGE([.H5:.L5])" office:value-type="float" office:value="0.000433305201295298" calcext:value-type="float">
            <text:p>0.00043</text:p>
          </table:table-cell>
          <table:table-cell office:value-type="float" office:value="0.000365267995221075" calcext:value-type="float">
            <text:p>0.00037</text:p>
          </table:table-cell>
          <table:table-cell office:value-type="float" office:value="0.000357391996658407" calcext:value-type="float">
            <text:p>0.00036</text:p>
          </table:table-cell>
          <table:table-cell office:value-type="float" office:value="0.000356143005774356" calcext:value-type="float">
            <text:p>0.00036</text:p>
          </table:table-cell>
          <table:table-cell office:value-type="float" office:value="0.000357290999090765" calcext:value-type="float">
            <text:p>0.00036</text:p>
          </table:table-cell>
          <table:table-cell office:value-type="float" office:value="0.000363236002158374" calcext:value-type="float">
            <text:p>0.00036</text:p>
          </table:table-cell>
          <table:table-cell table:formula="of:=AVERAGE([.N5:.R5])" office:value-type="float" office:value="0.000359865999780595" calcext:value-type="float">
            <text:p>0.00036</text:p>
          </table:table-cell>
          <table:table-cell office:value-type="float" office:value="0.000355638003384229" calcext:value-type="float">
            <text:p>0.00036</text:p>
          </table:table-cell>
          <table:table-cell office:value-type="float" office:value="0.000355440002749674" calcext:value-type="float">
            <text:p>0.00036</text:p>
          </table:table-cell>
          <table:table-cell office:value-type="float" office:value="0.00035419699997874" calcext:value-type="float">
            <text:p>0.00035</text:p>
          </table:table-cell>
          <table:table-cell office:value-type="float" office:value="0.00035578099777922" calcext:value-type="float">
            <text:p>0.00036</text:p>
          </table:table-cell>
          <table:table-cell office:value-type="float" office:value="0.000358830002369359" calcext:value-type="float">
            <text:p>0.00036</text:p>
          </table:table-cell>
          <table:table-cell table:formula="of:=AVERAGE([.T5:.X5])" office:value-type="float" office:value="0.000355977201252244" calcext:value-type="float">
            <text:p>0.00036</text:p>
          </table:table-cell>
          <table:table-cell office:value-type="float" office:value="0.000631568000244442" calcext:value-type="float">
            <text:p>0.00063</text:p>
          </table:table-cell>
          <table:table-cell office:value-type="float" office:value="0.000626173998170998" calcext:value-type="float">
            <text:p>0.00063</text:p>
          </table:table-cell>
          <table:table-cell office:value-type="float" office:value="0.000628506997600198" calcext:value-type="float">
            <text:p>0.00063</text:p>
          </table:table-cell>
          <table:table-cell office:value-type="float" office:value="0.000626205001026392" calcext:value-type="float">
            <text:p>0.00063</text:p>
          </table:table-cell>
          <table:table-cell office:value-type="float" office:value="0.000809351993666496" calcext:value-type="float">
            <text:p>0.00081</text:p>
          </table:table-cell>
          <table:table-cell table:formula="of:=AVERAGE([.Z5:.AD5])" office:value-type="float" office:value="0.000664361198141705" calcext:value-type="float">
            <text:p>0.00066</text:p>
          </table:table-cell>
          <table:table-cell office:value-type="float" office:value="0.000719326999387704" calcext:value-type="float">
            <text:p>0.00072</text:p>
          </table:table-cell>
          <table:table-cell office:value-type="float" office:value="0.000524217997735832" calcext:value-type="float">
            <text:p>0.00052</text:p>
          </table:table-cell>
          <table:table-cell office:value-type="float" office:value="0.000496123997436371" calcext:value-type="float">
            <text:p>0.00050</text:p>
          </table:table-cell>
          <table:table-cell office:value-type="float" office:value="0.000471924999146722" calcext:value-type="float">
            <text:p>0.00047</text:p>
          </table:table-cell>
          <table:table-cell office:value-type="float" office:value="0.000480819006043021" calcext:value-type="float">
            <text:p>0.00048</text:p>
          </table:table-cell>
          <table:table-cell table:formula="of:=AVERAGE([.AF5:.AJ5])" office:value-type="float" office:value="0.00053848259994993" calcext:value-type="float">
            <text:p>0.00054</text:p>
          </table:table-cell>
          <table:table-cell office:value-type="float" office:value="0.000451908003014978" calcext:value-type="float">
            <text:p>0.00045</text:p>
          </table:table-cell>
          <table:table-cell office:value-type="float" office:value="0.000440697003796231" calcext:value-type="float">
            <text:p>0.00044</text:p>
          </table:table-cell>
          <table:table-cell office:value-type="float" office:value="0.000440695002907887" calcext:value-type="float">
            <text:p>0.00044</text:p>
          </table:table-cell>
          <table:table-cell office:value-type="float" office:value="0.000441144999058452" calcext:value-type="float">
            <text:p>0.00044</text:p>
          </table:table-cell>
          <table:table-cell office:value-type="float" office:value="0.000452851003501564" calcext:value-type="float">
            <text:p>0.00045</text:p>
          </table:table-cell>
          <table:table-cell table:formula="of:=AVERAGE([.AL5:.AP5])" office:value-type="float" office:value="0.000445459202455822" calcext:value-type="float">
            <text:p>0.00045</text:p>
          </table:table-cell>
          <table:table-cell office:value-type="float" office:value="0.00043649800500134" calcext:value-type="float">
            <text:p>0.00044</text:p>
          </table:table-cell>
          <table:table-cell office:value-type="float" office:value="0.000437030001194216" calcext:value-type="float">
            <text:p>0.00044</text:p>
          </table:table-cell>
          <table:table-cell office:value-type="float" office:value="0.000437052003690042" calcext:value-type="float">
            <text:p>0.00044</text:p>
          </table:table-cell>
          <table:table-cell office:value-type="float" office:value="0.000437912996858358" calcext:value-type="float">
            <text:p>0.00044</text:p>
          </table:table-cell>
          <table:table-cell office:value-type="float" office:value="0.000448266000603326" calcext:value-type="float">
            <text:p>0.00045</text:p>
          </table:table-cell>
          <table:table-cell table:formula="of:=AVERAGE([.AR5:.AV5])" office:value-type="float" office:value="0.000439351801469456" calcext:value-type="float">
            <text:p>0.000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43689499964239" calcext:value-type="float">
            <text:p>0.00144</text:p>
          </table:table-cell>
          <table:table-cell office:value-type="float" office:value="0.00125980300072115" calcext:value-type="float">
            <text:p>0.00126</text:p>
          </table:table-cell>
          <table:table-cell office:value-type="float" office:value="0.00125201800256036" calcext:value-type="float">
            <text:p>0.00125</text:p>
          </table:table-cell>
          <table:table-cell office:value-type="float" office:value="0.00122431899944786" calcext:value-type="float">
            <text:p>0.00122</text:p>
          </table:table-cell>
          <table:table-cell office:value-type="float" office:value="0.00157880299957469" calcext:value-type="float">
            <text:p>0.00158</text:p>
          </table:table-cell>
          <table:table-cell table:formula="of:=AVERAGE([.B6:.F6])" office:value-type="float" office:value="0.00135036760038929" calcext:value-type="float">
            <text:p>0.00135</text:p>
          </table:table-cell>
          <table:table-cell office:value-type="float" office:value="0.00120752299699234" calcext:value-type="float">
            <text:p>0.00121</text:p>
          </table:table-cell>
          <table:table-cell office:value-type="float" office:value="0.000871764998009894" calcext:value-type="float">
            <text:p>0.00087</text:p>
          </table:table-cell>
          <table:table-cell office:value-type="float" office:value="0.000815899998997338" calcext:value-type="float">
            <text:p>0.00082</text:p>
          </table:table-cell>
          <table:table-cell office:value-type="float" office:value="0.000796779000665993" calcext:value-type="float">
            <text:p>0.00080</text:p>
          </table:table-cell>
          <table:table-cell office:value-type="float" office:value="0.000789463003457058" calcext:value-type="float">
            <text:p>0.00079</text:p>
          </table:table-cell>
          <table:table-cell table:formula="of:=AVERAGE([.H6:.L6])" office:value-type="float" office:value="0.000896285999624524" calcext:value-type="float">
            <text:p>0.00090</text:p>
          </table:table-cell>
          <table:table-cell office:value-type="float" office:value="0.000740073999622837" calcext:value-type="float">
            <text:p>0.00074</text:p>
          </table:table-cell>
          <table:table-cell office:value-type="float" office:value="0.000741518997529056" calcext:value-type="float">
            <text:p>0.00074</text:p>
          </table:table-cell>
          <table:table-cell office:value-type="float" office:value="0.000985922000836581" calcext:value-type="float">
            <text:p>0.00099</text:p>
          </table:table-cell>
          <table:table-cell office:value-type="float" office:value="0.00075782500061905" calcext:value-type="float">
            <text:p>0.00076</text:p>
          </table:table-cell>
          <table:table-cell office:value-type="float" office:value="0.000746131998312194" calcext:value-type="float">
            <text:p>0.00075</text:p>
          </table:table-cell>
          <table:table-cell table:formula="of:=AVERAGE([.N6:.R6])" office:value-type="float" office:value="0.000794294399383944" calcext:value-type="float">
            <text:p>0.00079</text:p>
          </table:table-cell>
          <table:table-cell office:value-type="float" office:value="0.000738497001293581" calcext:value-type="float">
            <text:p>0.00074</text:p>
          </table:table-cell>
          <table:table-cell office:value-type="float" office:value="0.000737802001822274" calcext:value-type="float">
            <text:p>0.00074</text:p>
          </table:table-cell>
          <table:table-cell office:value-type="float" office:value="0.000925542997720186" calcext:value-type="float">
            <text:p>0.00093</text:p>
          </table:table-cell>
          <table:table-cell office:value-type="float" office:value="0.000737225003831554" calcext:value-type="float">
            <text:p>0.00074</text:p>
          </table:table-cell>
          <table:table-cell office:value-type="float" office:value="0.000743131000490394" calcext:value-type="float">
            <text:p>0.00074</text:p>
          </table:table-cell>
          <table:table-cell table:formula="of:=AVERAGE([.T6:.X6])" office:value-type="float" office:value="0.000776439601031598" calcext:value-type="float">
            <text:p>0.00078</text:p>
          </table:table-cell>
          <table:table-cell office:value-type="float" office:value="0.00144669700239319" calcext:value-type="float">
            <text:p>0.00145</text:p>
          </table:table-cell>
          <table:table-cell office:value-type="float" office:value="0.00143181999737863" calcext:value-type="float">
            <text:p>0.00143</text:p>
          </table:table-cell>
          <table:table-cell office:value-type="float" office:value="0.0013805010021315" calcext:value-type="float">
            <text:p>0.00138</text:p>
          </table:table-cell>
          <table:table-cell office:value-type="float" office:value="0.00137666700175032" calcext:value-type="float">
            <text:p>0.00138</text:p>
          </table:table-cell>
          <table:table-cell office:value-type="float" office:value="0.00137345699477009" calcext:value-type="float">
            <text:p>0.00137</text:p>
          </table:table-cell>
          <table:table-cell table:formula="of:=AVERAGE([.Z6:.AD6])" office:value-type="float" office:value="0.00140182839968475" calcext:value-type="float">
            <text:p>0.00140</text:p>
          </table:table-cell>
          <table:table-cell office:value-type="float" office:value="0.00103002499963623" calcext:value-type="float">
            <text:p>0.00103</text:p>
          </table:table-cell>
          <table:table-cell office:value-type="float" office:value="0.00101457099663094" calcext:value-type="float">
            <text:p>0.00101</text:p>
          </table:table-cell>
          <table:table-cell office:value-type="float" office:value="0.000982261997705791" calcext:value-type="float">
            <text:p>0.00098</text:p>
          </table:table-cell>
          <table:table-cell office:value-type="float" office:value="0.000956707997829653" calcext:value-type="float">
            <text:p>0.00096</text:p>
          </table:table-cell>
          <table:table-cell office:value-type="float" office:value="0.000956560004851781" calcext:value-type="float">
            <text:p>0.00096</text:p>
          </table:table-cell>
          <table:table-cell table:formula="of:=AVERAGE([.AF6:.AJ6])" office:value-type="float" office:value="0.000988025199330879" calcext:value-type="float">
            <text:p>0.00099</text:p>
          </table:table-cell>
          <table:table-cell office:value-type="float" office:value="0.000920944999961648" calcext:value-type="float">
            <text:p>0.00092</text:p>
          </table:table-cell>
          <table:table-cell office:value-type="float" office:value="0.000917536002816632" calcext:value-type="float">
            <text:p>0.00092</text:p>
          </table:table-cell>
          <table:table-cell office:value-type="float" office:value="0.000918227000511251" calcext:value-type="float">
            <text:p>0.00092</text:p>
          </table:table-cell>
          <table:table-cell office:value-type="float" office:value="0.000922526000067592" calcext:value-type="float">
            <text:p>0.00092</text:p>
          </table:table-cell>
          <table:table-cell office:value-type="float" office:value="0.000910861999727786" calcext:value-type="float">
            <text:p>0.00091</text:p>
          </table:table-cell>
          <table:table-cell table:formula="of:=AVERAGE([.AL6:.AP6])" office:value-type="float" office:value="0.000918019200616982" calcext:value-type="float">
            <text:p>0.00092</text:p>
          </table:table-cell>
          <table:table-cell office:value-type="float" office:value="0.000907576999452431" calcext:value-type="float">
            <text:p>0.00091</text:p>
          </table:table-cell>
          <table:table-cell office:value-type="float" office:value="0.000915757002076134" calcext:value-type="float">
            <text:p>0.00092</text:p>
          </table:table-cell>
          <table:table-cell office:value-type="float" office:value="0.00110392599890474" calcext:value-type="float">
            <text:p>0.00110</text:p>
          </table:table-cell>
          <table:table-cell office:value-type="float" office:value="0.000899982005648781" calcext:value-type="float">
            <text:p>0.00090</text:p>
          </table:table-cell>
          <table:table-cell office:value-type="float" office:value="0.00139468199631665" calcext:value-type="float">
            <text:p>0.00139</text:p>
          </table:table-cell>
          <table:table-cell table:formula="of:=AVERAGE([.AR6:.AV6])" office:value-type="float" office:value="0.00104438480047975" calcext:value-type="float">
            <text:p>0.001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38121799723012" calcext:value-type="float">
            <text:p>0.00338</text:p>
          </table:table-cell>
          <table:table-cell office:value-type="float" office:value="0.00311509399762144" calcext:value-type="float">
            <text:p>0.00312</text:p>
          </table:table-cell>
          <table:table-cell office:value-type="float" office:value="0.00317087399889715" calcext:value-type="float">
            <text:p>0.00317</text:p>
          </table:table-cell>
          <table:table-cell office:value-type="float" office:value="0.00322193900501588" calcext:value-type="float">
            <text:p>0.00322</text:p>
          </table:table-cell>
          <table:table-cell office:value-type="float" office:value="0.00320517500222195" calcext:value-type="float">
            <text:p>0.00321</text:p>
          </table:table-cell>
          <table:table-cell table:formula="of:=AVERAGE([.B7:.F7])" office:value-type="float" office:value="0.00321886000019731" calcext:value-type="float">
            <text:p>0.00322</text:p>
          </table:table-cell>
          <table:table-cell office:value-type="float" office:value="0.00210663199686678" calcext:value-type="float">
            <text:p>0.00211</text:p>
          </table:table-cell>
          <table:table-cell office:value-type="float" office:value="0.00222079100058181" calcext:value-type="float">
            <text:p>0.00222</text:p>
          </table:table-cell>
          <table:table-cell office:value-type="float" office:value="0.00245461099984823" calcext:value-type="float">
            <text:p>0.00245</text:p>
          </table:table-cell>
          <table:table-cell office:value-type="float" office:value="0.00210026399872731" calcext:value-type="float">
            <text:p>0.00210</text:p>
          </table:table-cell>
          <table:table-cell office:value-type="float" office:value="0.00222032899910118" calcext:value-type="float">
            <text:p>0.00222</text:p>
          </table:table-cell>
          <table:table-cell table:formula="of:=AVERAGE([.H7:.L7])" office:value-type="float" office:value="0.00222052539902506" calcext:value-type="float">
            <text:p>0.00222</text:p>
          </table:table-cell>
          <table:table-cell office:value-type="float" office:value="0.00194186100270599" calcext:value-type="float">
            <text:p>0.00194</text:p>
          </table:table-cell>
          <table:table-cell office:value-type="float" office:value="0.00198844599799486" calcext:value-type="float">
            <text:p>0.00199</text:p>
          </table:table-cell>
          <table:table-cell office:value-type="float" office:value="0.00199883100140141" calcext:value-type="float">
            <text:p>0.00200</text:p>
          </table:table-cell>
          <table:table-cell office:value-type="float" office:value="0.0019376879936317" calcext:value-type="float">
            <text:p>0.00194</text:p>
          </table:table-cell>
          <table:table-cell office:value-type="float" office:value="0.00229840500105638" calcext:value-type="float">
            <text:p>0.00230</text:p>
          </table:table-cell>
          <table:table-cell table:formula="of:=AVERAGE([.N7:.R7])" office:value-type="float" office:value="0.00203304619935807" calcext:value-type="float">
            <text:p>0.00203</text:p>
          </table:table-cell>
          <table:table-cell office:value-type="float" office:value="0.00197825199575163" calcext:value-type="float">
            <text:p>0.00198</text:p>
          </table:table-cell>
          <table:table-cell office:value-type="float" office:value="0.00196781599515816" calcext:value-type="float">
            <text:p>0.00197</text:p>
          </table:table-cell>
          <table:table-cell office:value-type="float" office:value="0.00232300799689256" calcext:value-type="float">
            <text:p>0.00232</text:p>
          </table:table-cell>
          <table:table-cell office:value-type="float" office:value="0.00197649400070077" calcext:value-type="float">
            <text:p>0.00198</text:p>
          </table:table-cell>
          <table:table-cell office:value-type="float" office:value="0.00197701700381003" calcext:value-type="float">
            <text:p>0.00198</text:p>
          </table:table-cell>
          <table:table-cell table:formula="of:=AVERAGE([.T7:.X7])" office:value-type="float" office:value="0.00204451739846263" calcext:value-type="float">
            <text:p>0.00204</text:p>
          </table:table-cell>
          <table:table-cell office:value-type="float" office:value="0.00358458599657752" calcext:value-type="float">
            <text:p>0.00358</text:p>
          </table:table-cell>
          <table:table-cell office:value-type="float" office:value="0.00390537299972493" calcext:value-type="float">
            <text:p>0.00391</text:p>
          </table:table-cell>
          <table:table-cell office:value-type="float" office:value="0.00350820300081978" calcext:value-type="float">
            <text:p>0.00351</text:p>
          </table:table-cell>
          <table:table-cell office:value-type="float" office:value="0.00420968799880939" calcext:value-type="float">
            <text:p>0.00421</text:p>
          </table:table-cell>
          <table:table-cell office:value-type="float" office:value="0.00359040299372282" calcext:value-type="float">
            <text:p>0.00359</text:p>
          </table:table-cell>
          <table:table-cell table:formula="of:=AVERAGE([.Z7:.AD7])" office:value-type="float" office:value="0.00375965059793089" calcext:value-type="float">
            <text:p>0.00376</text:p>
          </table:table-cell>
          <table:table-cell office:value-type="float" office:value="0.00249552299646894" calcext:value-type="float">
            <text:p>0.00250</text:p>
          </table:table-cell>
          <table:table-cell office:value-type="float" office:value="0.00261296599637717" calcext:value-type="float">
            <text:p>0.00261</text:p>
          </table:table-cell>
          <table:table-cell office:value-type="float" office:value="0.00253821200021775" calcext:value-type="float">
            <text:p>0.00254</text:p>
          </table:table-cell>
          <table:table-cell office:value-type="float" office:value="0.0032165270022233" calcext:value-type="float">
            <text:p>0.00322</text:p>
          </table:table-cell>
          <table:table-cell office:value-type="float" office:value="0.00259147000178928" calcext:value-type="float">
            <text:p>0.00259</text:p>
          </table:table-cell>
          <table:table-cell table:formula="of:=AVERAGE([.AF7:.AJ7])" office:value-type="float" office:value="0.00269093959941529" calcext:value-type="float">
            <text:p>0.00269</text:p>
          </table:table-cell>
          <table:table-cell office:value-type="float" office:value="0.00234893499873579" calcext:value-type="float">
            <text:p>0.00235</text:p>
          </table:table-cell>
          <table:table-cell office:value-type="float" office:value="0.00272761300584534" calcext:value-type="float">
            <text:p>0.00273</text:p>
          </table:table-cell>
          <table:table-cell office:value-type="float" office:value="0.00271176800015382" calcext:value-type="float">
            <text:p>0.00271</text:p>
          </table:table-cell>
          <table:table-cell office:value-type="float" office:value="0.00236796899844194" calcext:value-type="float">
            <text:p>0.00237</text:p>
          </table:table-cell>
          <table:table-cell office:value-type="float" office:value="0.00275398299709195" calcext:value-type="float">
            <text:p>0.00275</text:p>
          </table:table-cell>
          <table:table-cell table:formula="of:=AVERAGE([.AL7:.AP7])" office:value-type="float" office:value="0.00258205360005377" calcext:value-type="float">
            <text:p>0.00258</text:p>
          </table:table-cell>
          <table:table-cell office:value-type="float" office:value="0.00237918600032572" calcext:value-type="float">
            <text:p>0.00238</text:p>
          </table:table-cell>
          <table:table-cell office:value-type="float" office:value="0.00237902699882397" calcext:value-type="float">
            <text:p>0.00238</text:p>
          </table:table-cell>
          <table:table-cell office:value-type="float" office:value="0.00257325599523028" calcext:value-type="float">
            <text:p>0.00257</text:p>
          </table:table-cell>
          <table:table-cell office:value-type="float" office:value="0.00241145299514756" calcext:value-type="float">
            <text:p>0.00241</text:p>
          </table:table-cell>
          <table:table-cell office:value-type="float" office:value="0.00237986799766077" calcext:value-type="float">
            <text:p>0.00238</text:p>
          </table:table-cell>
          <table:table-cell table:formula="of:=AVERAGE([.AR7:.AV7])" office:value-type="float" office:value="0.00242455799743766" calcext:value-type="float">
            <text:p>0.0024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530653000168968" calcext:value-type="float">
            <text:p>0.00531</text:p>
          </table:table-cell>
          <table:table-cell office:value-type="float" office:value="0.00577725600305712" calcext:value-type="float">
            <text:p>0.00578</text:p>
          </table:table-cell>
          <table:table-cell office:value-type="float" office:value="0.00499265700636897" calcext:value-type="float">
            <text:p>0.00499</text:p>
          </table:table-cell>
          <table:table-cell office:value-type="float" office:value="0.00514782300160732" calcext:value-type="float">
            <text:p>0.00515</text:p>
          </table:table-cell>
          <table:table-cell office:value-type="float" office:value="0.00506689900066704" calcext:value-type="float">
            <text:p>0.00507</text:p>
          </table:table-cell>
          <table:table-cell table:formula="of:=AVERAGE([.B8:.F8])" office:value-type="float" office:value="0.00525823300267803" calcext:value-type="float">
            <text:p>0.00526</text:p>
          </table:table-cell>
          <table:table-cell office:value-type="float" office:value="0.00333991400111699" calcext:value-type="float">
            <text:p>0.00334</text:p>
          </table:table-cell>
          <table:table-cell office:value-type="float" office:value="0.00363337899761973" calcext:value-type="float">
            <text:p>0.00363</text:p>
          </table:table-cell>
          <table:table-cell office:value-type="float" office:value="0.00334804700105451" calcext:value-type="float">
            <text:p>0.00335</text:p>
          </table:table-cell>
          <table:table-cell office:value-type="float" office:value="0.00338573899352923" calcext:value-type="float">
            <text:p>0.00339</text:p>
          </table:table-cell>
          <table:table-cell office:value-type="float" office:value="0.00333783599489834" calcext:value-type="float">
            <text:p>0.00334</text:p>
          </table:table-cell>
          <table:table-cell table:formula="of:=AVERAGE([.H8:.L8])" office:value-type="float" office:value="0.00340898299764376" calcext:value-type="float">
            <text:p>0.00341</text:p>
          </table:table-cell>
          <table:table-cell office:value-type="float" office:value="0.00338835799630033" calcext:value-type="float">
            <text:p>0.00339</text:p>
          </table:table-cell>
          <table:table-cell office:value-type="float" office:value="0.00313565899705281" calcext:value-type="float">
            <text:p>0.00314</text:p>
          </table:table-cell>
          <table:table-cell office:value-type="float" office:value="0.00393818599695805" calcext:value-type="float">
            <text:p>0.00394</text:p>
          </table:table-cell>
          <table:table-cell office:value-type="float" office:value="0.00314290999813238" calcext:value-type="float">
            <text:p>0.00314</text:p>
          </table:table-cell>
          <table:table-cell office:value-type="float" office:value="0.00317978600651259" calcext:value-type="float">
            <text:p>0.00318</text:p>
          </table:table-cell>
          <table:table-cell table:formula="of:=AVERAGE([.N8:.R8])" office:value-type="float" office:value="0.00335697979899123" calcext:value-type="float">
            <text:p>0.00336</text:p>
          </table:table-cell>
          <table:table-cell office:value-type="float" office:value="0.00311798899929272" calcext:value-type="float">
            <text:p>0.00312</text:p>
          </table:table-cell>
          <table:table-cell office:value-type="float" office:value="0.003202212996257" calcext:value-type="float">
            <text:p>0.00320</text:p>
          </table:table-cell>
          <table:table-cell office:value-type="float" office:value="0.00303921299928334" calcext:value-type="float">
            <text:p>0.00304</text:p>
          </table:table-cell>
          <table:table-cell office:value-type="float" office:value="0.00323289699736051" calcext:value-type="float">
            <text:p>0.00323</text:p>
          </table:table-cell>
          <table:table-cell office:value-type="float" office:value="0.00309185600053752" calcext:value-type="float">
            <text:p>0.00309</text:p>
          </table:table-cell>
          <table:table-cell table:formula="of:=AVERAGE([.T8:.X8])" office:value-type="float" office:value="0.00313683359854622" calcext:value-type="float">
            <text:p>0.00314</text:p>
          </table:table-cell>
          <table:table-cell office:value-type="float" office:value="0.0057327750037075" calcext:value-type="float">
            <text:p>0.00573</text:p>
          </table:table-cell>
          <table:table-cell office:value-type="float" office:value="0.00581447600416141" calcext:value-type="float">
            <text:p>0.00581</text:p>
          </table:table-cell>
          <table:table-cell office:value-type="float" office:value="0.00645677899592556" calcext:value-type="float">
            <text:p>0.00646</text:p>
          </table:table-cell>
          <table:table-cell office:value-type="float" office:value="0.00613827599590877" calcext:value-type="float">
            <text:p>0.00614</text:p>
          </table:table-cell>
          <table:table-cell office:value-type="float" office:value="0.00558701299451059" calcext:value-type="float">
            <text:p>0.00559</text:p>
          </table:table-cell>
          <table:table-cell table:formula="of:=AVERAGE([.Z8:.AD8])" office:value-type="float" office:value="0.00594586379884277" calcext:value-type="float">
            <text:p>0.00595</text:p>
          </table:table-cell>
          <table:table-cell office:value-type="float" office:value="0.00385376699705375" calcext:value-type="float">
            <text:p>0.00385</text:p>
          </table:table-cell>
          <table:table-cell office:value-type="float" office:value="0.00434520999988308" calcext:value-type="float">
            <text:p>0.00435</text:p>
          </table:table-cell>
          <table:table-cell office:value-type="float" office:value="0.00412171299831243" calcext:value-type="float">
            <text:p>0.00412</text:p>
          </table:table-cell>
          <table:table-cell office:value-type="float" office:value="0.00456756300263805" calcext:value-type="float">
            <text:p>0.00457</text:p>
          </table:table-cell>
          <table:table-cell office:value-type="float" office:value="0.00408563599921763" calcext:value-type="float">
            <text:p>0.00409</text:p>
          </table:table-cell>
          <table:table-cell table:formula="of:=AVERAGE([.AF8:.AJ8])" office:value-type="float" office:value="0.00419477779942099" calcext:value-type="float">
            <text:p>0.00419</text:p>
          </table:table-cell>
          <table:table-cell office:value-type="float" office:value="0.00390158100344706" calcext:value-type="float">
            <text:p>0.00390</text:p>
          </table:table-cell>
          <table:table-cell office:value-type="float" office:value="0.00366685100016184" calcext:value-type="float">
            <text:p>0.00367</text:p>
          </table:table-cell>
          <table:table-cell office:value-type="float" office:value="0.00380355199740734" calcext:value-type="float">
            <text:p>0.00380</text:p>
          </table:table-cell>
          <table:table-cell office:value-type="float" office:value="0.00387860799673945" calcext:value-type="float">
            <text:p>0.00388</text:p>
          </table:table-cell>
          <table:table-cell office:value-type="float" office:value="0.00374572600412648" calcext:value-type="float">
            <text:p>0.00375</text:p>
          </table:table-cell>
          <table:table-cell table:formula="of:=AVERAGE([.AL8:.AP8])" office:value-type="float" office:value="0.00379926360037643" calcext:value-type="float">
            <text:p>0.00380</text:p>
          </table:table-cell>
          <table:table-cell office:value-type="float" office:value="0.0037336419991334" calcext:value-type="float">
            <text:p>0.00373</text:p>
          </table:table-cell>
          <table:table-cell office:value-type="float" office:value="0.00368855700071435" calcext:value-type="float">
            <text:p>0.00369</text:p>
          </table:table-cell>
          <table:table-cell office:value-type="float" office:value="0.00376315500034252" calcext:value-type="float">
            <text:p>0.00376</text:p>
          </table:table-cell>
          <table:table-cell office:value-type="float" office:value="0.0036924399973941" calcext:value-type="float">
            <text:p>0.00369</text:p>
          </table:table-cell>
          <table:table-cell office:value-type="float" office:value="0.00391928899625782" calcext:value-type="float">
            <text:p>0.00392</text:p>
          </table:table-cell>
          <table:table-cell table:formula="of:=AVERAGE([.AR8:.AV8])" office:value-type="float" office:value="0.00375941659876844" calcext:value-type="float">
            <text:p>0.003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81856600567699" calcext:value-type="float">
            <text:p>0.00682</text:p>
          </table:table-cell>
          <table:table-cell office:value-type="float" office:value="0.00683786200534087" calcext:value-type="float">
            <text:p>0.00684</text:p>
          </table:table-cell>
          <table:table-cell office:value-type="float" office:value="0.00687407700024778" calcext:value-type="float">
            <text:p>0.00687</text:p>
          </table:table-cell>
          <table:table-cell office:value-type="float" office:value="0.0068425040008151" calcext:value-type="float">
            <text:p>0.00684</text:p>
          </table:table-cell>
          <table:table-cell office:value-type="float" office:value="0.0069770710033481" calcext:value-type="float">
            <text:p>0.00698</text:p>
          </table:table-cell>
          <table:table-cell table:formula="of:=AVERAGE([.B9:.F9])" office:value-type="float" office:value="0.00687001600308577" calcext:value-type="float">
            <text:p>0.00687</text:p>
          </table:table-cell>
          <table:table-cell office:value-type="float" office:value="0.00444353799684905" calcext:value-type="float">
            <text:p>0.00444</text:p>
          </table:table-cell>
          <table:table-cell office:value-type="float" office:value="0.00455970700568287" calcext:value-type="float">
            <text:p>0.00456</text:p>
          </table:table-cell>
          <table:table-cell office:value-type="float" office:value="0.00468214900320163" calcext:value-type="float">
            <text:p>0.00468</text:p>
          </table:table-cell>
          <table:table-cell office:value-type="float" office:value="0.00444450200302526" calcext:value-type="float">
            <text:p>0.00444</text:p>
          </table:table-cell>
          <table:table-cell office:value-type="float" office:value="0.0044433540024329" calcext:value-type="float">
            <text:p>0.00444</text:p>
          </table:table-cell>
          <table:table-cell table:formula="of:=AVERAGE([.H9:.L9])" office:value-type="float" office:value="0.00451465000223834" calcext:value-type="float">
            <text:p>0.00451</text:p>
          </table:table-cell>
          <table:table-cell office:value-type="float" office:value="0.00414409100631019" calcext:value-type="float">
            <text:p>0.00414</text:p>
          </table:table-cell>
          <table:table-cell office:value-type="float" office:value="0.00425035099760862" calcext:value-type="float">
            <text:p>0.00425</text:p>
          </table:table-cell>
          <table:table-cell office:value-type="float" office:value="0.00419528200291097" calcext:value-type="float">
            <text:p>0.00420</text:p>
          </table:table-cell>
          <table:table-cell office:value-type="float" office:value="0.00420159900386352" calcext:value-type="float">
            <text:p>0.00420</text:p>
          </table:table-cell>
          <table:table-cell office:value-type="float" office:value="0.00424223099980736" calcext:value-type="float">
            <text:p>0.00424</text:p>
          </table:table-cell>
          <table:table-cell table:formula="of:=AVERAGE([.N9:.R9])" office:value-type="float" office:value="0.00420671080210013" calcext:value-type="float">
            <text:p>0.00421</text:p>
          </table:table-cell>
          <table:table-cell office:value-type="float" office:value="0.00420165000105044" calcext:value-type="float">
            <text:p>0.00420</text:p>
          </table:table-cell>
          <table:table-cell office:value-type="float" office:value="0.00413061899598688" calcext:value-type="float">
            <text:p>0.00413</text:p>
          </table:table-cell>
          <table:table-cell office:value-type="float" office:value="0.00430831300036516" calcext:value-type="float">
            <text:p>0.00431</text:p>
          </table:table-cell>
          <table:table-cell office:value-type="float" office:value="0.00414048999664374" calcext:value-type="float">
            <text:p>0.00414</text:p>
          </table:table-cell>
          <table:table-cell office:value-type="float" office:value="0.00419734499882907" calcext:value-type="float">
            <text:p>0.00420</text:p>
          </table:table-cell>
          <table:table-cell table:formula="of:=AVERAGE([.T9:.X9])" office:value-type="float" office:value="0.00419568339857506" calcext:value-type="float">
            <text:p>0.00420</text:p>
          </table:table-cell>
          <table:table-cell office:value-type="float" office:value="0.00796696500037797" calcext:value-type="float">
            <text:p>0.00797</text:p>
          </table:table-cell>
          <table:table-cell office:value-type="float" office:value="0.00793283399980282" calcext:value-type="float">
            <text:p>0.00793</text:p>
          </table:table-cell>
          <table:table-cell office:value-type="float" office:value="0.00785041999915848" calcext:value-type="float">
            <text:p>0.00785</text:p>
          </table:table-cell>
          <table:table-cell office:value-type="float" office:value="0.00785613000334706" calcext:value-type="float">
            <text:p>0.00786</text:p>
          </table:table-cell>
          <table:table-cell office:value-type="float" office:value="0.00779987599526066" calcext:value-type="float">
            <text:p>0.00780</text:p>
          </table:table-cell>
          <table:table-cell table:formula="of:=AVERAGE([.Z9:.AD9])" office:value-type="float" office:value="0.0078812449995894" calcext:value-type="float">
            <text:p>0.00788</text:p>
          </table:table-cell>
          <table:table-cell office:value-type="float" office:value="0.00537714799429523" calcext:value-type="float">
            <text:p>0.00538</text:p>
          </table:table-cell>
          <table:table-cell office:value-type="float" office:value="0.0053474809974432" calcext:value-type="float">
            <text:p>0.00535</text:p>
          </table:table-cell>
          <table:table-cell office:value-type="float" office:value="0.00535515399678843" calcext:value-type="float">
            <text:p>0.00536</text:p>
          </table:table-cell>
          <table:table-cell office:value-type="float" office:value="0.00544482700206572" calcext:value-type="float">
            <text:p>0.00544</text:p>
          </table:table-cell>
          <table:table-cell office:value-type="float" office:value="0.0053339509977377" calcext:value-type="float">
            <text:p>0.00533</text:p>
          </table:table-cell>
          <table:table-cell table:formula="of:=AVERAGE([.AF9:.AJ9])" office:value-type="float" office:value="0.00537171219766606" calcext:value-type="float">
            <text:p>0.00537</text:p>
          </table:table-cell>
          <table:table-cell office:value-type="float" office:value="0.00499051400402095" calcext:value-type="float">
            <text:p>0.00499</text:p>
          </table:table-cell>
          <table:table-cell office:value-type="float" office:value="0.00504167799954303" calcext:value-type="float">
            <text:p>0.00504</text:p>
          </table:table-cell>
          <table:table-cell office:value-type="float" office:value="0.00505583199992543" calcext:value-type="float">
            <text:p>0.00506</text:p>
          </table:table-cell>
          <table:table-cell office:value-type="float" office:value="0.00500094599556178" calcext:value-type="float">
            <text:p>0.00500</text:p>
          </table:table-cell>
          <table:table-cell office:value-type="float" office:value="0.0049697139984346" calcext:value-type="float">
            <text:p>0.00497</text:p>
          </table:table-cell>
          <table:table-cell table:formula="of:=AVERAGE([.AL9:.AP9])" office:value-type="float" office:value="0.00501173679949716" calcext:value-type="float">
            <text:p>0.00501</text:p>
          </table:table-cell>
          <table:table-cell office:value-type="float" office:value="0.00510601499991026" calcext:value-type="float">
            <text:p>0.00511</text:p>
          </table:table-cell>
          <table:table-cell office:value-type="float" office:value="0.00497727300535189" calcext:value-type="float">
            <text:p>0.00498</text:p>
          </table:table-cell>
          <table:table-cell office:value-type="float" office:value="0.00502015399979427" calcext:value-type="float">
            <text:p>0.00502</text:p>
          </table:table-cell>
          <table:table-cell office:value-type="float" office:value="0.00513941000099294" calcext:value-type="float">
            <text:p>0.00514</text:p>
          </table:table-cell>
          <table:table-cell office:value-type="float" office:value="0.0050166739965789" calcext:value-type="float">
            <text:p>0.00502</text:p>
          </table:table-cell>
          <table:table-cell table:formula="of:=AVERAGE([.AR9:.AV9])" office:value-type="float" office:value="0.00505190520052565" calcext:value-type="float">
            <text:p>0.0050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08296729958965" calcext:value-type="float">
            <text:p>0.01083</text:p>
          </table:table-cell>
          <table:table-cell office:value-type="float" office:value="0.0109429929943872" calcext:value-type="float">
            <text:p>0.01094</text:p>
          </table:table-cell>
          <table:table-cell office:value-type="float" office:value="0.0107503489998635" calcext:value-type="float">
            <text:p>0.01075</text:p>
          </table:table-cell>
          <table:table-cell office:value-type="float" office:value="0.0106239229935454" calcext:value-type="float">
            <text:p>0.01062</text:p>
          </table:table-cell>
          <table:table-cell office:value-type="float" office:value="0.0107970800017938" calcext:value-type="float">
            <text:p>0.01080</text:p>
          </table:table-cell>
          <table:table-cell table:formula="of:=AVERAGE([.B10:.F10])" office:value-type="float" office:value="0.0107888035970973" calcext:value-type="float">
            <text:p>0.01079</text:p>
          </table:table-cell>
          <table:table-cell office:value-type="float" office:value="0.00702027800434735" calcext:value-type="float">
            <text:p>0.00702</text:p>
          </table:table-cell>
          <table:table-cell office:value-type="float" office:value="0.00708859299629694" calcext:value-type="float">
            <text:p>0.00709</text:p>
          </table:table-cell>
          <table:table-cell office:value-type="float" office:value="0.00705255100183422" calcext:value-type="float">
            <text:p>0.00705</text:p>
          </table:table-cell>
          <table:table-cell office:value-type="float" office:value="0.00702220299717737" calcext:value-type="float">
            <text:p>0.00702</text:p>
          </table:table-cell>
          <table:table-cell office:value-type="float" office:value="0.00700373300060164" calcext:value-type="float">
            <text:p>0.00700</text:p>
          </table:table-cell>
          <table:table-cell table:formula="of:=AVERAGE([.H10:.L10])" office:value-type="float" office:value="0.0070374716000515" calcext:value-type="float">
            <text:p>0.00704</text:p>
          </table:table-cell>
          <table:table-cell office:value-type="float" office:value="0.0064766320065246" calcext:value-type="float">
            <text:p>0.00648</text:p>
          </table:table-cell>
          <table:table-cell office:value-type="float" office:value="0.00653354499809211" calcext:value-type="float">
            <text:p>0.00653</text:p>
          </table:table-cell>
          <table:table-cell office:value-type="float" office:value="0.00651668399950722" calcext:value-type="float">
            <text:p>0.00652</text:p>
          </table:table-cell>
          <table:table-cell office:value-type="float" office:value="0.00654386100359261" calcext:value-type="float">
            <text:p>0.00654</text:p>
          </table:table-cell>
          <table:table-cell office:value-type="float" office:value="0.00649895300011849" calcext:value-type="float">
            <text:p>0.00650</text:p>
          </table:table-cell>
          <table:table-cell table:formula="of:=AVERAGE([.N10:.R10])" office:value-type="float" office:value="0.00651393500156701" calcext:value-type="float">
            <text:p>0.00651</text:p>
          </table:table-cell>
          <table:table-cell office:value-type="float" office:value="0.00645348500256659" calcext:value-type="float">
            <text:p>0.00645</text:p>
          </table:table-cell>
          <table:table-cell office:value-type="float" office:value="0.00666225000168197" calcext:value-type="float">
            <text:p>0.00666</text:p>
          </table:table-cell>
          <table:table-cell office:value-type="float" office:value="0.00661227299860911" calcext:value-type="float">
            <text:p>0.00661</text:p>
          </table:table-cell>
          <table:table-cell office:value-type="float" office:value="0.0066438330031815" calcext:value-type="float">
            <text:p>0.00664</text:p>
          </table:table-cell>
          <table:table-cell office:value-type="float" office:value="0.00651981100236299" calcext:value-type="float">
            <text:p>0.00652</text:p>
          </table:table-cell>
          <table:table-cell table:formula="of:=AVERAGE([.T10:.X10])" office:value-type="float" office:value="0.00657833040168043" calcext:value-type="float">
            <text:p>0.00658</text:p>
          </table:table-cell>
          <table:table-cell office:value-type="float" office:value="0.01215018700168" calcext:value-type="float">
            <text:p>0.01215</text:p>
          </table:table-cell>
          <table:table-cell office:value-type="float" office:value="0.0120868259982672" calcext:value-type="float">
            <text:p>0.01209</text:p>
          </table:table-cell>
          <table:table-cell office:value-type="float" office:value="0.0120253870045417" calcext:value-type="float">
            <text:p>0.01203</text:p>
          </table:table-cell>
          <table:table-cell office:value-type="float" office:value="0.0118848150013946" calcext:value-type="float">
            <text:p>0.01188</text:p>
          </table:table-cell>
          <table:table-cell office:value-type="float" office:value="0.0119403969947598" calcext:value-type="float">
            <text:p>0.01194</text:p>
          </table:table-cell>
          <table:table-cell table:formula="of:=AVERAGE([.Z10:.AD10])" office:value-type="float" office:value="0.0120175224001287" calcext:value-type="float">
            <text:p>0.01202</text:p>
          </table:table-cell>
          <table:table-cell office:value-type="float" office:value="0.00828991500020493" calcext:value-type="float">
            <text:p>0.00829</text:p>
          </table:table-cell>
          <table:table-cell office:value-type="float" office:value="0.0083579939964693" calcext:value-type="float">
            <text:p>0.00836</text:p>
          </table:table-cell>
          <table:table-cell office:value-type="float" office:value="0.00836177900055191" calcext:value-type="float">
            <text:p>0.00836</text:p>
          </table:table-cell>
          <table:table-cell office:value-type="float" office:value="0.00827813200157834" calcext:value-type="float">
            <text:p>0.00828</text:p>
          </table:table-cell>
          <table:table-cell office:value-type="float" office:value="0.00827207399561303" calcext:value-type="float">
            <text:p>0.00827</text:p>
          </table:table-cell>
          <table:table-cell table:formula="of:=AVERAGE([.AF10:.AJ10])" office:value-type="float" office:value="0.0083119787988835" calcext:value-type="float">
            <text:p>0.00831</text:p>
          </table:table-cell>
          <table:table-cell office:value-type="float" office:value="0.00791555400064681" calcext:value-type="float">
            <text:p>0.00792</text:p>
          </table:table-cell>
          <table:table-cell office:value-type="float" office:value="0.00793582500045886" calcext:value-type="float">
            <text:p>0.00794</text:p>
          </table:table-cell>
          <table:table-cell office:value-type="float" office:value="0.00776691200007917" calcext:value-type="float">
            <text:p>0.00777</text:p>
          </table:table-cell>
          <table:table-cell office:value-type="float" office:value="0.00777618400024949" calcext:value-type="float">
            <text:p>0.00778</text:p>
          </table:table-cell>
          <table:table-cell office:value-type="float" office:value="0.00782460399932461" calcext:value-type="float">
            <text:p>0.00782</text:p>
          </table:table-cell>
          <table:table-cell table:formula="of:=AVERAGE([.AL10:.AP10])" office:value-type="float" office:value="0.00784381580015179" calcext:value-type="float">
            <text:p>0.00784</text:p>
          </table:table-cell>
          <table:table-cell office:value-type="float" office:value="0.00784758599911584" calcext:value-type="float">
            <text:p>0.00785</text:p>
          </table:table-cell>
          <table:table-cell office:value-type="float" office:value="0.00782462100323755" calcext:value-type="float">
            <text:p>0.00782</text:p>
          </table:table-cell>
          <table:table-cell office:value-type="float" office:value="0.00770996399660362" calcext:value-type="float">
            <text:p>0.00771</text:p>
          </table:table-cell>
          <table:table-cell office:value-type="float" office:value="0.00777298899629386" calcext:value-type="float">
            <text:p>0.00777</text:p>
          </table:table-cell>
          <table:table-cell office:value-type="float" office:value="0.00767012600408634" calcext:value-type="float">
            <text:p>0.00767</text:p>
          </table:table-cell>
          <table:table-cell table:formula="of:=AVERAGE([.AR10:.AV10])" office:value-type="float" office:value="0.00776505719986744" calcext:value-type="float">
            <text:p>0.0077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30015759952948" calcext:value-type="float">
            <text:p>0.02300</text:p>
          </table:table-cell>
          <table:table-cell office:value-type="float" office:value="0.022821593003755" calcext:value-type="float">
            <text:p>0.02282</text:p>
          </table:table-cell>
          <table:table-cell office:value-type="float" office:value="0.0227341689969762" calcext:value-type="float">
            <text:p>0.02273</text:p>
          </table:table-cell>
          <table:table-cell office:value-type="float" office:value="0.0227818889979972" calcext:value-type="float">
            <text:p>0.02278</text:p>
          </table:table-cell>
          <table:table-cell office:value-type="float" office:value="0.0228538960000151" calcext:value-type="float">
            <text:p>0.02285</text:p>
          </table:table-cell>
          <table:table-cell table:formula="of:=AVERAGE([.B11:.F11])" office:value-type="float" office:value="0.0228386245988077" calcext:value-type="float">
            <text:p>0.02284</text:p>
          </table:table-cell>
          <table:table-cell office:value-type="float" office:value="0.0155517329985742" calcext:value-type="float">
            <text:p>0.01555</text:p>
          </table:table-cell>
          <table:table-cell office:value-type="float" office:value="0.0149448560041492" calcext:value-type="float">
            <text:p>0.01494</text:p>
          </table:table-cell>
          <table:table-cell office:value-type="float" office:value="0.0150436000039917" calcext:value-type="float">
            <text:p>0.01504</text:p>
          </table:table-cell>
          <table:table-cell office:value-type="float" office:value="0.0152117859979626" calcext:value-type="float">
            <text:p>0.01521</text:p>
          </table:table-cell>
          <table:table-cell office:value-type="float" office:value="0.0152251449981122" calcext:value-type="float">
            <text:p>0.01523</text:p>
          </table:table-cell>
          <table:table-cell table:formula="of:=AVERAGE([.H11:.L11])" office:value-type="float" office:value="0.015195424000558" calcext:value-type="float">
            <text:p>0.01520</text:p>
          </table:table-cell>
          <table:table-cell office:value-type="float" office:value="0.0145350890015834" calcext:value-type="float">
            <text:p>0.01454</text:p>
          </table:table-cell>
          <table:table-cell office:value-type="float" office:value="0.0142721020019962" calcext:value-type="float">
            <text:p>0.01427</text:p>
          </table:table-cell>
          <table:table-cell office:value-type="float" office:value="0.0142527549978695" calcext:value-type="float">
            <text:p>0.01425</text:p>
          </table:table-cell>
          <table:table-cell office:value-type="float" office:value="0.0142603360000066" calcext:value-type="float">
            <text:p>0.01426</text:p>
          </table:table-cell>
          <table:table-cell office:value-type="float" office:value="0.0142677010007901" calcext:value-type="float">
            <text:p>0.01427</text:p>
          </table:table-cell>
          <table:table-cell table:formula="of:=AVERAGE([.N11:.R11])" office:value-type="float" office:value="0.0143175966004492" calcext:value-type="float">
            <text:p>0.01432</text:p>
          </table:table-cell>
          <table:table-cell office:value-type="float" office:value="0.014403230001335" calcext:value-type="float">
            <text:p>0.01440</text:p>
          </table:table-cell>
          <table:table-cell office:value-type="float" office:value="0.0141986969974823" calcext:value-type="float">
            <text:p>0.01420</text:p>
          </table:table-cell>
          <table:table-cell office:value-type="float" office:value="0.0142829670003266" calcext:value-type="float">
            <text:p>0.01428</text:p>
          </table:table-cell>
          <table:table-cell office:value-type="float" office:value="0.0143478030004189" calcext:value-type="float">
            <text:p>0.01435</text:p>
          </table:table-cell>
          <table:table-cell office:value-type="float" office:value="0.0141760400001658" calcext:value-type="float">
            <text:p>0.01418</text:p>
          </table:table-cell>
          <table:table-cell table:formula="of:=AVERAGE([.T11:.X11])" office:value-type="float" office:value="0.0142817473999457" calcext:value-type="float">
            <text:p>0.01428</text:p>
          </table:table-cell>
          <table:table-cell office:value-type="float" office:value="0.025268216006225" calcext:value-type="float">
            <text:p>0.02527</text:p>
          </table:table-cell>
          <table:table-cell office:value-type="float" office:value="0.0251187839967315" calcext:value-type="float">
            <text:p>0.02512</text:p>
          </table:table-cell>
          <table:table-cell office:value-type="float" office:value="0.0251735159981763" calcext:value-type="float">
            <text:p>0.02517</text:p>
          </table:table-cell>
          <table:table-cell office:value-type="float" office:value="0.0251892819942441" calcext:value-type="float">
            <text:p>0.02519</text:p>
          </table:table-cell>
          <table:table-cell office:value-type="float" office:value="0.0251908820064273" calcext:value-type="float">
            <text:p>0.02519</text:p>
          </table:table-cell>
          <table:table-cell table:formula="of:=AVERAGE([.Z11:.AD11])" office:value-type="float" office:value="0.0251881360003608" calcext:value-type="float">
            <text:p>0.02519</text:p>
          </table:table-cell>
          <table:table-cell office:value-type="float" office:value="0.0179957629952696" calcext:value-type="float">
            <text:p>0.01800</text:p>
          </table:table-cell>
          <table:table-cell office:value-type="float" office:value="0.0177483779989416" calcext:value-type="float">
            <text:p>0.01775</text:p>
          </table:table-cell>
          <table:table-cell office:value-type="float" office:value="0.0177392510013306" calcext:value-type="float">
            <text:p>0.01774</text:p>
          </table:table-cell>
          <table:table-cell office:value-type="float" office:value="0.0177486059983494" calcext:value-type="float">
            <text:p>0.01775</text:p>
          </table:table-cell>
          <table:table-cell office:value-type="float" office:value="0.0177469600021141" calcext:value-type="float">
            <text:p>0.01775</text:p>
          </table:table-cell>
          <table:table-cell table:formula="of:=AVERAGE([.AF11:.AJ11])" office:value-type="float" office:value="0.0177957915992011" calcext:value-type="float">
            <text:p>0.01780</text:p>
          </table:table-cell>
          <table:table-cell office:value-type="float" office:value="0.0167792290012585" calcext:value-type="float">
            <text:p>0.01678</text:p>
          </table:table-cell>
          <table:table-cell office:value-type="float" office:value="0.0168812929987325" calcext:value-type="float">
            <text:p>0.01688</text:p>
          </table:table-cell>
          <table:table-cell office:value-type="float" office:value="0.0167534139982308" calcext:value-type="float">
            <text:p>0.01675</text:p>
          </table:table-cell>
          <table:table-cell office:value-type="float" office:value="0.0167769190011313" calcext:value-type="float">
            <text:p>0.01678</text:p>
          </table:table-cell>
          <table:table-cell office:value-type="float" office:value="0.0168971290040645" calcext:value-type="float">
            <text:p>0.01690</text:p>
          </table:table-cell>
          <table:table-cell table:formula="of:=AVERAGE([.AL11:.AP11])" office:value-type="float" office:value="0.0168175968006835" calcext:value-type="float">
            <text:p>0.01682</text:p>
          </table:table-cell>
          <table:table-cell office:value-type="float" office:value="0.0169272999992245" calcext:value-type="float">
            <text:p>0.01693</text:p>
          </table:table-cell>
          <table:table-cell office:value-type="float" office:value="0.0168037159965024" calcext:value-type="float">
            <text:p>0.01680</text:p>
          </table:table-cell>
          <table:table-cell office:value-type="float" office:value="0.0168480180000188" calcext:value-type="float">
            <text:p>0.01685</text:p>
          </table:table-cell>
          <table:table-cell office:value-type="float" office:value="0.0167254719999619" calcext:value-type="float">
            <text:p>0.01673</text:p>
          </table:table-cell>
          <table:table-cell office:value-type="float" office:value="0.0167275760031771" calcext:value-type="float">
            <text:p>0.01673</text:p>
          </table:table-cell>
          <table:table-cell table:formula="of:=AVERAGE([.AR11:.AV11])" office:value-type="float" office:value="0.0168064163997769" calcext:value-type="float">
            <text:p>0.016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404813540008036" calcext:value-type="float">
            <text:p>0.04048</text:p>
          </table:table-cell>
          <table:table-cell office:value-type="float" office:value="0.0401007420005044" calcext:value-type="float">
            <text:p>0.04010</text:p>
          </table:table-cell>
          <table:table-cell office:value-type="float" office:value="0.0396148449945031" calcext:value-type="float">
            <text:p>0.03961</text:p>
          </table:table-cell>
          <table:table-cell office:value-type="float" office:value="0.0401494559991988" calcext:value-type="float">
            <text:p>0.04015</text:p>
          </table:table-cell>
          <table:table-cell office:value-type="float" office:value="0.0400364590022946" calcext:value-type="float">
            <text:p>0.04004</text:p>
          </table:table-cell>
          <table:table-cell table:formula="of:=AVERAGE([.B12:.F12])" office:value-type="float" office:value="0.0400765711994609" calcext:value-type="float">
            <text:p>0.04008</text:p>
          </table:table-cell>
          <table:table-cell office:value-type="float" office:value="0.0274075900015305" calcext:value-type="float">
            <text:p>0.02741</text:p>
          </table:table-cell>
          <table:table-cell office:value-type="float" office:value="0.0269762120005907" calcext:value-type="float">
            <text:p>0.02698</text:p>
          </table:table-cell>
          <table:table-cell office:value-type="float" office:value="0.0269924780004658" calcext:value-type="float">
            <text:p>0.02699</text:p>
          </table:table-cell>
          <table:table-cell office:value-type="float" office:value="0.0269970459994511" calcext:value-type="float">
            <text:p>0.02700</text:p>
          </table:table-cell>
          <table:table-cell office:value-type="float" office:value="0.0269498689958709" calcext:value-type="float">
            <text:p>0.02695</text:p>
          </table:table-cell>
          <table:table-cell table:formula="of:=AVERAGE([.H12:.L12])" office:value-type="float" office:value="0.0270646389995818" calcext:value-type="float">
            <text:p>0.02706</text:p>
          </table:table-cell>
          <table:table-cell office:value-type="float" office:value="0.0254152940033237" calcext:value-type="float">
            <text:p>0.02542</text:p>
          </table:table-cell>
          <table:table-cell office:value-type="float" office:value="0.0253405850016861" calcext:value-type="float">
            <text:p>0.02534</text:p>
          </table:table-cell>
          <table:table-cell office:value-type="float" office:value="0.025377705002029" calcext:value-type="float">
            <text:p>0.02538</text:p>
          </table:table-cell>
          <table:table-cell office:value-type="float" office:value="0.0250916130025871" calcext:value-type="float">
            <text:p>0.02509</text:p>
          </table:table-cell>
          <table:table-cell office:value-type="float" office:value="0.0250056739969295" calcext:value-type="float">
            <text:p>0.02501</text:p>
          </table:table-cell>
          <table:table-cell table:formula="of:=AVERAGE([.N12:.R12])" office:value-type="float" office:value="0.0252461742013111" calcext:value-type="float">
            <text:p>0.02525</text:p>
          </table:table-cell>
          <table:table-cell office:value-type="float" office:value="0.0256861570014735" calcext:value-type="float">
            <text:p>0.02569</text:p>
          </table:table-cell>
          <table:table-cell office:value-type="float" office:value="0.0253505439977744" calcext:value-type="float">
            <text:p>0.02535</text:p>
          </table:table-cell>
          <table:table-cell office:value-type="float" office:value="0.0253097860040725" calcext:value-type="float">
            <text:p>0.02531</text:p>
          </table:table-cell>
          <table:table-cell office:value-type="float" office:value="0.0253451250027865" calcext:value-type="float">
            <text:p>0.02535</text:p>
          </table:table-cell>
          <table:table-cell office:value-type="float" office:value="0.0252940619975561" calcext:value-type="float">
            <text:p>0.02529</text:p>
          </table:table-cell>
          <table:table-cell table:formula="of:=AVERAGE([.T12:.X12])" office:value-type="float" office:value="0.0253971348007326" calcext:value-type="float">
            <text:p>0.02540</text:p>
          </table:table-cell>
          <table:table-cell office:value-type="float" office:value="0.0439096509944648" calcext:value-type="float">
            <text:p>0.04391</text:p>
          </table:table-cell>
          <table:table-cell office:value-type="float" office:value="0.0439129389997106" calcext:value-type="float">
            <text:p>0.04391</text:p>
          </table:table-cell>
          <table:table-cell office:value-type="float" office:value="0.0438498820003588" calcext:value-type="float">
            <text:p>0.04385</text:p>
          </table:table-cell>
          <table:table-cell office:value-type="float" office:value="0.043837147000886" calcext:value-type="float">
            <text:p>0.04384</text:p>
          </table:table-cell>
          <table:table-cell office:value-type="float" office:value="0.043906238002819" calcext:value-type="float">
            <text:p>0.04391</text:p>
          </table:table-cell>
          <table:table-cell table:formula="of:=AVERAGE([.Z12:.AD12])" office:value-type="float" office:value="0.0438831713996478" calcext:value-type="float">
            <text:p>0.04388</text:p>
          </table:table-cell>
          <table:table-cell office:value-type="float" office:value="0.0311111679984606" calcext:value-type="float">
            <text:p>0.03111</text:p>
          </table:table-cell>
          <table:table-cell office:value-type="float" office:value="0.0310797639976954" calcext:value-type="float">
            <text:p>0.03108</text:p>
          </table:table-cell>
          <table:table-cell office:value-type="float" office:value="0.0310934299996006" calcext:value-type="float">
            <text:p>0.03109</text:p>
          </table:table-cell>
          <table:table-cell office:value-type="float" office:value="0.0310636630019872" calcext:value-type="float">
            <text:p>0.03106</text:p>
          </table:table-cell>
          <table:table-cell office:value-type="float" office:value="0.031045997995534" calcext:value-type="float">
            <text:p>0.03105</text:p>
          </table:table-cell>
          <table:table-cell table:formula="of:=AVERAGE([.AF12:.AJ12])" office:value-type="float" office:value="0.0310788045986556" calcext:value-type="float">
            <text:p>0.03108</text:p>
          </table:table-cell>
          <table:table-cell office:value-type="float" office:value="0.0294147160020657" calcext:value-type="float">
            <text:p>0.02941</text:p>
          </table:table-cell>
          <table:table-cell office:value-type="float" office:value="0.0294113080017269" calcext:value-type="float">
            <text:p>0.02941</text:p>
          </table:table-cell>
          <table:table-cell office:value-type="float" office:value="0.0294121070037363" calcext:value-type="float">
            <text:p>0.02941</text:p>
          </table:table-cell>
          <table:table-cell office:value-type="float" office:value="0.0294378629987477" calcext:value-type="float">
            <text:p>0.02944</text:p>
          </table:table-cell>
          <table:table-cell office:value-type="float" office:value="0.0293813160024001" calcext:value-type="float">
            <text:p>0.02938</text:p>
          </table:table-cell>
          <table:table-cell table:formula="of:=AVERAGE([.AL12:.AP12])" office:value-type="float" office:value="0.0294114620017353" calcext:value-type="float">
            <text:p>0.02941</text:p>
          </table:table-cell>
          <table:table-cell office:value-type="float" office:value="0.0294328219970339" calcext:value-type="float">
            <text:p>0.02943</text:p>
          </table:table-cell>
          <table:table-cell office:value-type="float" office:value="0.0294312659971183" calcext:value-type="float">
            <text:p>0.02943</text:p>
          </table:table-cell>
          <table:table-cell office:value-type="float" office:value="0.0294302070033154" calcext:value-type="float">
            <text:p>0.02943</text:p>
          </table:table-cell>
          <table:table-cell office:value-type="float" office:value="0.0296128170011798" calcext:value-type="float">
            <text:p>0.02961</text:p>
          </table:table-cell>
          <table:table-cell office:value-type="float" office:value="0.0294232419983018" calcext:value-type="float">
            <text:p>0.02942</text:p>
          </table:table-cell>
          <table:table-cell table:formula="of:=AVERAGE([.AR12:.AV12])" office:value-type="float" office:value="0.0294660707993898" calcext:value-type="float">
            <text:p>0.0294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616963729989948" calcext:value-type="float">
            <text:p>0.06170</text:p>
          </table:table-cell>
          <table:table-cell office:value-type="float" office:value="0.0615209659954417" calcext:value-type="float">
            <text:p>0.06152</text:p>
          </table:table-cell>
          <table:table-cell office:value-type="float" office:value="0.0615978999994695" calcext:value-type="float">
            <text:p>0.06160</text:p>
          </table:table-cell>
          <table:table-cell office:value-type="float" office:value="0.0615892389978399" calcext:value-type="float">
            <text:p>0.06159</text:p>
          </table:table-cell>
          <table:table-cell office:value-type="float" office:value="0.0617975829954958" calcext:value-type="float">
            <text:p>0.06180</text:p>
          </table:table-cell>
          <table:table-cell table:formula="of:=AVERAGE([.B13:.F13])" office:value-type="float" office:value="0.0616404121974483" calcext:value-type="float">
            <text:p>0.06164</text:p>
          </table:table-cell>
          <table:table-cell office:value-type="float" office:value="0.042602112996974" calcext:value-type="float">
            <text:p>0.04260</text:p>
          </table:table-cell>
          <table:table-cell office:value-type="float" office:value="0.0423105640002177" calcext:value-type="float">
            <text:p>0.04231</text:p>
          </table:table-cell>
          <table:table-cell office:value-type="float" office:value="0.0423017459979747" calcext:value-type="float">
            <text:p>0.04230</text:p>
          </table:table-cell>
          <table:table-cell office:value-type="float" office:value="0.0421791599947028" calcext:value-type="float">
            <text:p>0.04218</text:p>
          </table:table-cell>
          <table:table-cell office:value-type="float" office:value="0.0423513080022531" calcext:value-type="float">
            <text:p>0.04235</text:p>
          </table:table-cell>
          <table:table-cell table:formula="of:=AVERAGE([.H13:.L13])" office:value-type="float" office:value="0.0423489781984245" calcext:value-type="float">
            <text:p>0.04235</text:p>
          </table:table-cell>
          <table:table-cell office:value-type="float" office:value="0.040221258001111" calcext:value-type="float">
            <text:p>0.04022</text:p>
          </table:table-cell>
          <table:table-cell office:value-type="float" office:value="0.0399844130006386" calcext:value-type="float">
            <text:p>0.03998</text:p>
          </table:table-cell>
          <table:table-cell office:value-type="float" office:value="0.0397491320036352" calcext:value-type="float">
            <text:p>0.03975</text:p>
          </table:table-cell>
          <table:table-cell office:value-type="float" office:value="0.0396983030004776" calcext:value-type="float">
            <text:p>0.03970</text:p>
          </table:table-cell>
          <table:table-cell office:value-type="float" office:value="0.039705529998173" calcext:value-type="float">
            <text:p>0.03971</text:p>
          </table:table-cell>
          <table:table-cell table:formula="of:=AVERAGE([.N13:.R13])" office:value-type="float" office:value="0.0398717272008071" calcext:value-type="float">
            <text:p>0.03987</text:p>
          </table:table-cell>
          <table:table-cell office:value-type="float" office:value="0.040183461002016" calcext:value-type="float">
            <text:p>0.04018</text:p>
          </table:table-cell>
          <table:table-cell office:value-type="float" office:value="0.0396423350030091" calcext:value-type="float">
            <text:p>0.03964</text:p>
          </table:table-cell>
          <table:table-cell office:value-type="float" office:value="0.0396269229968311" calcext:value-type="float">
            <text:p>0.03963</text:p>
          </table:table-cell>
          <table:table-cell office:value-type="float" office:value="0.0398037060003844" calcext:value-type="float">
            <text:p>0.03980</text:p>
          </table:table-cell>
          <table:table-cell office:value-type="float" office:value="0.0398244989992236" calcext:value-type="float">
            <text:p>0.03982</text:p>
          </table:table-cell>
          <table:table-cell table:formula="of:=AVERAGE([.T13:.X13])" office:value-type="float" office:value="0.0398161848002928" calcext:value-type="float">
            <text:p>0.03982</text:p>
          </table:table-cell>
          <table:table-cell office:value-type="float" office:value="0.0673161300001084" calcext:value-type="float">
            <text:p>0.06732</text:p>
          </table:table-cell>
          <table:table-cell office:value-type="float" office:value="0.0672528709983453" calcext:value-type="float">
            <text:p>0.06725</text:p>
          </table:table-cell>
          <table:table-cell office:value-type="float" office:value="0.0672935320035322" calcext:value-type="float">
            <text:p>0.06729</text:p>
          </table:table-cell>
          <table:table-cell office:value-type="float" office:value="0.0672821989937802" calcext:value-type="float">
            <text:p>0.06728</text:p>
          </table:table-cell>
          <table:table-cell office:value-type="float" office:value="0.0673822919998202" calcext:value-type="float">
            <text:p>0.06738</text:p>
          </table:table-cell>
          <table:table-cell table:formula="of:=AVERAGE([.Z13:.AD13])" office:value-type="float" office:value="0.0673054047991173" calcext:value-type="float">
            <text:p>0.06731</text:p>
          </table:table-cell>
          <table:table-cell office:value-type="float" office:value="0.0482320659939433" calcext:value-type="float">
            <text:p>0.04823</text:p>
          </table:table-cell>
          <table:table-cell office:value-type="float" office:value="0.0482152279946604" calcext:value-type="float">
            <text:p>0.04822</text:p>
          </table:table-cell>
          <table:table-cell office:value-type="float" office:value="0.0482057329936652" calcext:value-type="float">
            <text:p>0.04821</text:p>
          </table:table-cell>
          <table:table-cell office:value-type="float" office:value="0.0482305799960159" calcext:value-type="float">
            <text:p>0.04823</text:p>
          </table:table-cell>
          <table:table-cell office:value-type="float" office:value="0.0482175769939204" calcext:value-type="float">
            <text:p>0.04822</text:p>
          </table:table-cell>
          <table:table-cell table:formula="of:=AVERAGE([.AF13:.AJ13])" office:value-type="float" office:value="0.048220236794441" calcext:value-type="float">
            <text:p>0.04822</text:p>
          </table:table-cell>
          <table:table-cell office:value-type="float" office:value="0.0457414420015994" calcext:value-type="float">
            <text:p>0.04574</text:p>
          </table:table-cell>
          <table:table-cell office:value-type="float" office:value="0.0457595749976463" calcext:value-type="float">
            <text:p>0.04576</text:p>
          </table:table-cell>
          <table:table-cell office:value-type="float" office:value="0.0457449259993155" calcext:value-type="float">
            <text:p>0.04574</text:p>
          </table:table-cell>
          <table:table-cell office:value-type="float" office:value="0.0457247240046854" calcext:value-type="float">
            <text:p>0.04572</text:p>
          </table:table-cell>
          <table:table-cell office:value-type="float" office:value="0.0457249749961193" calcext:value-type="float">
            <text:p>0.04572</text:p>
          </table:table-cell>
          <table:table-cell table:formula="of:=AVERAGE([.AL13:.AP13])" office:value-type="float" office:value="0.0457391283998732" calcext:value-type="float">
            <text:p>0.04574</text:p>
          </table:table-cell>
          <table:table-cell office:value-type="float" office:value="0.0457587980054086" calcext:value-type="float">
            <text:p>0.04576</text:p>
          </table:table-cell>
          <table:table-cell office:value-type="float" office:value="0.0457345799950417" calcext:value-type="float">
            <text:p>0.04573</text:p>
          </table:table-cell>
          <table:table-cell office:value-type="float" office:value="0.0457677509984933" calcext:value-type="float">
            <text:p>0.04577</text:p>
          </table:table-cell>
          <table:table-cell office:value-type="float" office:value="0.0457535970053868" calcext:value-type="float">
            <text:p>0.04575</text:p>
          </table:table-cell>
          <table:table-cell office:value-type="float" office:value="0.0457532680011354" calcext:value-type="float">
            <text:p>0.04575</text:p>
          </table:table-cell>
          <table:table-cell table:formula="of:=AVERAGE([.AR13:.AV13])" office:value-type="float" office:value="0.0457535988010932" calcext:value-type="float">
            <text:p>0.045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847079969971674" calcext:value-type="float">
            <text:p>0.08471</text:p>
          </table:table-cell>
          <table:table-cell office:value-type="float" office:value="0.0844203240048955" calcext:value-type="float">
            <text:p>0.08442</text:p>
          </table:table-cell>
          <table:table-cell office:value-type="float" office:value="0.0845620570034953" calcext:value-type="float">
            <text:p>0.08456</text:p>
          </table:table-cell>
          <table:table-cell office:value-type="float" office:value="0.0848291229995084" calcext:value-type="float">
            <text:p>0.08483</text:p>
          </table:table-cell>
          <table:table-cell office:value-type="float" office:value="0.08443279399944" calcext:value-type="float">
            <text:p>0.08443</text:p>
          </table:table-cell>
          <table:table-cell table:formula="of:=AVERAGE([.B14:.F14])" office:value-type="float" office:value="0.0845904590009013" calcext:value-type="float">
            <text:p>0.08459</text:p>
          </table:table-cell>
          <table:table-cell office:value-type="float" office:value="0.0585687889979454" calcext:value-type="float">
            <text:p>0.05857</text:p>
          </table:table-cell>
          <table:table-cell office:value-type="float" office:value="0.0582441959995776" calcext:value-type="float">
            <text:p>0.05824</text:p>
          </table:table-cell>
          <table:table-cell office:value-type="float" office:value="0.058164204005152" calcext:value-type="float">
            <text:p>0.05816</text:p>
          </table:table-cell>
          <table:table-cell office:value-type="float" office:value="0.0582819050032413" calcext:value-type="float">
            <text:p>0.05828</text:p>
          </table:table-cell>
          <table:table-cell office:value-type="float" office:value="0.058107557000767" calcext:value-type="float">
            <text:p>0.05811</text:p>
          </table:table-cell>
          <table:table-cell table:formula="of:=AVERAGE([.H14:.L14])" office:value-type="float" office:value="0.0582733302013367" calcext:value-type="float">
            <text:p>0.05827</text:p>
          </table:table-cell>
          <table:table-cell office:value-type="float" office:value="0.0552032069972483" calcext:value-type="float">
            <text:p>0.05520</text:p>
          </table:table-cell>
          <table:table-cell office:value-type="float" office:value="0.0549431489998824" calcext:value-type="float">
            <text:p>0.05494</text:p>
          </table:table-cell>
          <table:table-cell office:value-type="float" office:value="0.0549708260004991" calcext:value-type="float">
            <text:p>0.05497</text:p>
          </table:table-cell>
          <table:table-cell office:value-type="float" office:value="0.0549653670022963" calcext:value-type="float">
            <text:p>0.05497</text:p>
          </table:table-cell>
          <table:table-cell office:value-type="float" office:value="0.0548807930026669" calcext:value-type="float">
            <text:p>0.05488</text:p>
          </table:table-cell>
          <table:table-cell table:formula="of:=AVERAGE([.N14:.R14])" office:value-type="float" office:value="0.0549926684005186" calcext:value-type="float">
            <text:p>0.05499</text:p>
          </table:table-cell>
          <table:table-cell office:value-type="float" office:value="0.055218239001988" calcext:value-type="float">
            <text:p>0.05522</text:p>
          </table:table-cell>
          <table:table-cell office:value-type="float" office:value="0.0549862799962284" calcext:value-type="float">
            <text:p>0.05499</text:p>
          </table:table-cell>
          <table:table-cell office:value-type="float" office:value="0.0548239039999316" calcext:value-type="float">
            <text:p>0.05482</text:p>
          </table:table-cell>
          <table:table-cell office:value-type="float" office:value="0.0549612889954005" calcext:value-type="float">
            <text:p>0.05496</text:p>
          </table:table-cell>
          <table:table-cell office:value-type="float" office:value="0.0548990239985869" calcext:value-type="float">
            <text:p>0.05490</text:p>
          </table:table-cell>
          <table:table-cell table:formula="of:=AVERAGE([.T14:.X14])" office:value-type="float" office:value="0.0549777471984271" calcext:value-type="float">
            <text:p>0.05498</text:p>
          </table:table-cell>
          <table:table-cell office:value-type="float" office:value="0.0918948269973043" calcext:value-type="float">
            <text:p>0.09189</text:p>
          </table:table-cell>
          <table:table-cell office:value-type="float" office:value="0.091942619998008" calcext:value-type="float">
            <text:p>0.09194</text:p>
          </table:table-cell>
          <table:table-cell office:value-type="float" office:value="0.0918609019936412" calcext:value-type="float">
            <text:p>0.09186</text:p>
          </table:table-cell>
          <table:table-cell office:value-type="float" office:value="0.09204163600225" calcext:value-type="float">
            <text:p>0.09204</text:p>
          </table:table-cell>
          <table:table-cell office:value-type="float" office:value="0.0916808110050624" calcext:value-type="float">
            <text:p>0.09168</text:p>
          </table:table-cell>
          <table:table-cell table:formula="of:=AVERAGE([.Z14:.AD14])" office:value-type="float" office:value="0.0918841591992532" calcext:value-type="float">
            <text:p>0.09188</text:p>
          </table:table-cell>
          <table:table-cell office:value-type="float" office:value="0.0661583039982361" calcext:value-type="float">
            <text:p>0.06616</text:p>
          </table:table-cell>
          <table:table-cell office:value-type="float" office:value="0.0661165209967294" calcext:value-type="float">
            <text:p>0.06612</text:p>
          </table:table-cell>
          <table:table-cell office:value-type="float" office:value="0.0662014469999122" calcext:value-type="float">
            <text:p>0.06620</text:p>
          </table:table-cell>
          <table:table-cell office:value-type="float" office:value="0.0661219500034349" calcext:value-type="float">
            <text:p>0.06612</text:p>
          </table:table-cell>
          <table:table-cell office:value-type="float" office:value="0.0661578470026143" calcext:value-type="float">
            <text:p>0.06616</text:p>
          </table:table-cell>
          <table:table-cell table:formula="of:=AVERAGE([.AF14:.AJ14])" office:value-type="float" office:value="0.0661512138001854" calcext:value-type="float">
            <text:p>0.06615</text:p>
          </table:table-cell>
          <table:table-cell office:value-type="float" office:value="0.0628686069976538" calcext:value-type="float">
            <text:p>0.06287</text:p>
          </table:table-cell>
          <table:table-cell office:value-type="float" office:value="0.0628511589966365" calcext:value-type="float">
            <text:p>0.06285</text:p>
          </table:table-cell>
          <table:table-cell office:value-type="float" office:value="0.0630589809952653" calcext:value-type="float">
            <text:p>0.06306</text:p>
          </table:table-cell>
          <table:table-cell office:value-type="float" office:value="0.0627931319977506" calcext:value-type="float">
            <text:p>0.06279</text:p>
          </table:table-cell>
          <table:table-cell office:value-type="float" office:value="0.062738149004872" calcext:value-type="float">
            <text:p>0.06274</text:p>
          </table:table-cell>
          <table:table-cell table:formula="of:=AVERAGE([.AL14:.AP14])" office:value-type="float" office:value="0.0628620055984356" calcext:value-type="float">
            <text:p>0.06286</text:p>
          </table:table-cell>
          <table:table-cell office:value-type="float" office:value="0.0626808930028346" calcext:value-type="float">
            <text:p>0.06268</text:p>
          </table:table-cell>
          <table:table-cell office:value-type="float" office:value="0.0624429430026794" calcext:value-type="float">
            <text:p>0.06244</text:p>
          </table:table-cell>
          <table:table-cell office:value-type="float" office:value="0.062837651996233" calcext:value-type="float">
            <text:p>0.06284</text:p>
          </table:table-cell>
          <table:table-cell office:value-type="float" office:value="0.0628360159971635" calcext:value-type="float">
            <text:p>0.06284</text:p>
          </table:table-cell>
          <table:table-cell office:value-type="float" office:value="0.0627453440029058" calcext:value-type="float">
            <text:p>0.06275</text:p>
          </table:table-cell>
          <table:table-cell table:formula="of:=AVERAGE([.AR14:.AV14])" office:value-type="float" office:value="0.0627085696003633" calcext:value-type="float">
            <text:p>0.0627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75725533998047" calcext:value-type="float">
            <text:p>0.17573</text:p>
          </table:table-cell>
          <table:table-cell office:value-type="float" office:value="0.176532140001655" calcext:value-type="float">
            <text:p>0.17653</text:p>
          </table:table-cell>
          <table:table-cell office:value-type="float" office:value="0.175813992005715" calcext:value-type="float">
            <text:p>0.17581</text:p>
          </table:table-cell>
          <table:table-cell office:value-type="float" office:value="0.176113409004756" calcext:value-type="float">
            <text:p>0.17611</text:p>
          </table:table-cell>
          <table:table-cell office:value-type="float" office:value="0.176128237995727" calcext:value-type="float">
            <text:p>0.17613</text:p>
          </table:table-cell>
          <table:table-cell table:formula="of:=AVERAGE([.B15:.F15])" office:value-type="float" office:value="0.17606266260118" calcext:value-type="float">
            <text:p>0.17606</text:p>
          </table:table-cell>
          <table:table-cell office:value-type="float" office:value="0.125407498999266" calcext:value-type="float">
            <text:p>0.12541</text:p>
          </table:table-cell>
          <table:table-cell office:value-type="float" office:value="0.125399725002353" calcext:value-type="float">
            <text:p>0.12540</text:p>
          </table:table-cell>
          <table:table-cell office:value-type="float" office:value="0.125229184995987" calcext:value-type="float">
            <text:p>0.12523</text:p>
          </table:table-cell>
          <table:table-cell office:value-type="float" office:value="0.125291723998089" calcext:value-type="float">
            <text:p>0.12529</text:p>
          </table:table-cell>
          <table:table-cell office:value-type="float" office:value="0.125298091996228" calcext:value-type="float">
            <text:p>0.12530</text:p>
          </table:table-cell>
          <table:table-cell table:formula="of:=AVERAGE([.H15:.L15])" office:value-type="float" office:value="0.125325244998385" calcext:value-type="float">
            <text:p>0.12533</text:p>
          </table:table-cell>
          <table:table-cell office:value-type="float" office:value="0.118435035001312" calcext:value-type="float">
            <text:p>0.11844</text:p>
          </table:table-cell>
          <table:table-cell office:value-type="float" office:value="0.11911021200649" calcext:value-type="float">
            <text:p>0.11911</text:p>
          </table:table-cell>
          <table:table-cell office:value-type="float" office:value="0.118565270000545" calcext:value-type="float">
            <text:p>0.11857</text:p>
          </table:table-cell>
          <table:table-cell office:value-type="float" office:value="0.11860033999983" calcext:value-type="float">
            <text:p>0.11860</text:p>
          </table:table-cell>
          <table:table-cell office:value-type="float" office:value="0.118534430999716" calcext:value-type="float">
            <text:p>0.11853</text:p>
          </table:table-cell>
          <table:table-cell table:formula="of:=AVERAGE([.N15:.R15])" office:value-type="float" office:value="0.118649057601579" calcext:value-type="float">
            <text:p>0.11865</text:p>
          </table:table-cell>
          <table:table-cell office:value-type="float" office:value="0.118671064003138" calcext:value-type="float">
            <text:p>0.11867</text:p>
          </table:table-cell>
          <table:table-cell office:value-type="float" office:value="0.118609700002708" calcext:value-type="float">
            <text:p>0.11861</text:p>
          </table:table-cell>
          <table:table-cell office:value-type="float" office:value="0.118460742996831" calcext:value-type="float">
            <text:p>0.11846</text:p>
          </table:table-cell>
          <table:table-cell office:value-type="float" office:value="0.118530207997537" calcext:value-type="float">
            <text:p>0.11853</text:p>
          </table:table-cell>
          <table:table-cell office:value-type="float" office:value="0.118799251002201" calcext:value-type="float">
            <text:p>0.11880</text:p>
          </table:table-cell>
          <table:table-cell table:formula="of:=AVERAGE([.T15:.X15])" office:value-type="float" office:value="0.118614193200483" calcext:value-type="float">
            <text:p>0.11861</text:p>
          </table:table-cell>
          <table:table-cell office:value-type="float" office:value="0.190831193001941" calcext:value-type="float">
            <text:p>0.19083</text:p>
          </table:table-cell>
          <table:table-cell office:value-type="float" office:value="0.190420611994341" calcext:value-type="float">
            <text:p>0.19042</text:p>
          </table:table-cell>
          <table:table-cell office:value-type="float" office:value="0.190699990998837" calcext:value-type="float">
            <text:p>0.19070</text:p>
          </table:table-cell>
          <table:table-cell office:value-type="float" office:value="0.190519598996616" calcext:value-type="float">
            <text:p>0.19052</text:p>
          </table:table-cell>
          <table:table-cell office:value-type="float" office:value="0.190874013002031" calcext:value-type="float">
            <text:p>0.19087</text:p>
          </table:table-cell>
          <table:table-cell table:formula="of:=AVERAGE([.Z15:.AD15])" office:value-type="float" office:value="0.190669081598753" calcext:value-type="float">
            <text:p>0.19067</text:p>
          </table:table-cell>
          <table:table-cell office:value-type="float" office:value="0.140989760999219" calcext:value-type="float">
            <text:p>0.14099</text:p>
          </table:table-cell>
          <table:table-cell office:value-type="float" office:value="0.141125643996929" calcext:value-type="float">
            <text:p>0.14113</text:p>
          </table:table-cell>
          <table:table-cell office:value-type="float" office:value="0.140913805000309" calcext:value-type="float">
            <text:p>0.14091</text:p>
          </table:table-cell>
          <table:table-cell office:value-type="float" office:value="0.141024747004849" calcext:value-type="float">
            <text:p>0.14102</text:p>
          </table:table-cell>
          <table:table-cell office:value-type="float" office:value="0.141082672998891" calcext:value-type="float">
            <text:p>0.14108</text:p>
          </table:table-cell>
          <table:table-cell table:formula="of:=AVERAGE([.AF15:.AJ15])" office:value-type="float" office:value="0.141027326000039" calcext:value-type="float">
            <text:p>0.14103</text:p>
          </table:table-cell>
          <table:table-cell office:value-type="float" office:value="0.134341413002403" calcext:value-type="float">
            <text:p>0.13434</text:p>
          </table:table-cell>
          <table:table-cell office:value-type="float" office:value="0.134194199003105" calcext:value-type="float">
            <text:p>0.13419</text:p>
          </table:table-cell>
          <table:table-cell office:value-type="float" office:value="0.134296576004999" calcext:value-type="float">
            <text:p>0.13430</text:p>
          </table:table-cell>
          <table:table-cell office:value-type="float" office:value="0.134069092993741" calcext:value-type="float">
            <text:p>0.13407</text:p>
          </table:table-cell>
          <table:table-cell office:value-type="float" office:value="0.134564856998622" calcext:value-type="float">
            <text:p>0.13456</text:p>
          </table:table-cell>
          <table:table-cell table:formula="of:=AVERAGE([.AL15:.AP15])" office:value-type="float" office:value="0.134293227600574" calcext:value-type="float">
            <text:p>0.13429</text:p>
          </table:table-cell>
          <table:table-cell office:value-type="float" office:value="0.134267321998777" calcext:value-type="float">
            <text:p>0.13427</text:p>
          </table:table-cell>
          <table:table-cell office:value-type="float" office:value="0.134352398003102" calcext:value-type="float">
            <text:p>0.13435</text:p>
          </table:table-cell>
          <table:table-cell office:value-type="float" office:value="0.134354073998111" calcext:value-type="float">
            <text:p>0.13435</text:p>
          </table:table-cell>
          <table:table-cell office:value-type="float" office:value="0.134339810996607" calcext:value-type="float">
            <text:p>0.13434</text:p>
          </table:table-cell>
          <table:table-cell office:value-type="float" office:value="0.134545745000651" calcext:value-type="float">
            <text:p>0.13455</text:p>
          </table:table-cell>
          <table:table-cell table:formula="of:=AVERAGE([.AR15:.AV15])" office:value-type="float" office:value="0.13437186999945" calcext:value-type="float">
            <text:p>0.1343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480563555000117" calcext:value-type="float">
            <text:p>0.48056</text:p>
          </table:table-cell>
          <table:table-cell office:value-type="float" office:value="0.47790818199428" calcext:value-type="float">
            <text:p>0.47791</text:p>
          </table:table-cell>
          <table:table-cell office:value-type="float" office:value="0.477648444997612" calcext:value-type="float">
            <text:p>0.47765</text:p>
          </table:table-cell>
          <table:table-cell office:value-type="float" office:value="0.478250603999186" calcext:value-type="float">
            <text:p>0.47825</text:p>
          </table:table-cell>
          <table:table-cell office:value-type="float" office:value="0.478018080000766" calcext:value-type="float">
            <text:p>0.47802</text:p>
          </table:table-cell>
          <table:table-cell table:formula="of:=AVERAGE([.B16:.F16])" office:value-type="float" office:value="0.478477773198392" calcext:value-type="float">
            <text:p>0.47848</text:p>
          </table:table-cell>
          <table:table-cell office:value-type="float" office:value="0.34374453399505" calcext:value-type="float">
            <text:p>0.34374</text:p>
          </table:table-cell>
          <table:table-cell office:value-type="float" office:value="0.341945988002408" calcext:value-type="float">
            <text:p>0.34195</text:p>
          </table:table-cell>
          <table:table-cell office:value-type="float" office:value="0.342690161000064" calcext:value-type="float">
            <text:p>0.34269</text:p>
          </table:table-cell>
          <table:table-cell office:value-type="float" office:value="0.34578331499506" calcext:value-type="float">
            <text:p>0.34578</text:p>
          </table:table-cell>
          <table:table-cell office:value-type="float" office:value="0.358628780995787" calcext:value-type="float">
            <text:p>0.35863</text:p>
          </table:table-cell>
          <table:table-cell table:formula="of:=AVERAGE([.H16:.L16])" office:value-type="float" office:value="0.346558555797674" calcext:value-type="float">
            <text:p>0.34656</text:p>
          </table:table-cell>
          <table:table-cell office:value-type="float" office:value="0.345238531997893" calcext:value-type="float">
            <text:p>0.34524</text:p>
          </table:table-cell>
          <table:table-cell office:value-type="float" office:value="0.346800238003198" calcext:value-type="float">
            <text:p>0.34680</text:p>
          </table:table-cell>
          <table:table-cell office:value-type="float" office:value="0.342304195000906" calcext:value-type="float">
            <text:p>0.34230</text:p>
          </table:table-cell>
          <table:table-cell office:value-type="float" office:value="0.348422644994571" calcext:value-type="float">
            <text:p>0.34842</text:p>
          </table:table-cell>
          <table:table-cell office:value-type="float" office:value="0.341735295005492" calcext:value-type="float">
            <text:p>0.34174</text:p>
          </table:table-cell>
          <table:table-cell table:formula="of:=AVERAGE([.N16:.R16])" office:value-type="float" office:value="0.344900181000412" calcext:value-type="float">
            <text:p>0.34490</text:p>
          </table:table-cell>
          <table:table-cell office:value-type="float" office:value="0.346059363000677" calcext:value-type="float">
            <text:p>0.34606</text:p>
          </table:table-cell>
          <table:table-cell office:value-type="float" office:value="0.347491822998563" calcext:value-type="float">
            <text:p>0.34749</text:p>
          </table:table-cell>
          <table:table-cell office:value-type="float" office:value="0.34143072799634" calcext:value-type="float">
            <text:p>0.34143</text:p>
          </table:table-cell>
          <table:table-cell office:value-type="float" office:value="0.349459245997423" calcext:value-type="float">
            <text:p>0.34946</text:p>
          </table:table-cell>
          <table:table-cell office:value-type="float" office:value="0.342972272999759" calcext:value-type="float">
            <text:p>0.34297</text:p>
          </table:table-cell>
          <table:table-cell table:formula="of:=AVERAGE([.T16:.X16])" office:value-type="float" office:value="0.345482686598552" calcext:value-type="float">
            <text:p>0.34548</text:p>
          </table:table-cell>
          <table:table-cell office:value-type="float" office:value="0.514066078001633" calcext:value-type="float">
            <text:p>0.51407</text:p>
          </table:table-cell>
          <table:table-cell office:value-type="float" office:value="0.514157760000671" calcext:value-type="float">
            <text:p>0.51416</text:p>
          </table:table-cell>
          <table:table-cell office:value-type="float" office:value="0.51566499099863" calcext:value-type="float">
            <text:p>0.51566</text:p>
          </table:table-cell>
          <table:table-cell office:value-type="float" office:value="0.514041207003174" calcext:value-type="float">
            <text:p>0.51404</text:p>
          </table:table-cell>
          <table:table-cell office:value-type="float" office:value="0.51424140400195" calcext:value-type="float">
            <text:p>0.51424</text:p>
          </table:table-cell>
          <table:table-cell table:formula="of:=AVERAGE([.Z16:.AD16])" office:value-type="float" office:value="0.514434288001212" calcext:value-type="float">
            <text:p>0.51443</text:p>
          </table:table-cell>
          <table:table-cell office:value-type="float" office:value="0.381278774999373" calcext:value-type="float">
            <text:p>0.38128</text:p>
          </table:table-cell>
          <table:table-cell office:value-type="float" office:value="0.381241449998925" calcext:value-type="float">
            <text:p>0.38124</text:p>
          </table:table-cell>
          <table:table-cell office:value-type="float" office:value="0.381557415996213" calcext:value-type="float">
            <text:p>0.38156</text:p>
          </table:table-cell>
          <table:table-cell office:value-type="float" office:value="0.398107733999495" calcext:value-type="float">
            <text:p>0.39811</text:p>
          </table:table-cell>
          <table:table-cell office:value-type="float" office:value="0.399154709994036" calcext:value-type="float">
            <text:p>0.39915</text:p>
          </table:table-cell>
          <table:table-cell table:formula="of:=AVERAGE([.AF16:.AJ16])" office:value-type="float" office:value="0.388268016997608" calcext:value-type="float">
            <text:p>0.38827</text:p>
          </table:table-cell>
          <table:table-cell office:value-type="float" office:value="0.390388117004477" calcext:value-type="float">
            <text:p>0.39039</text:p>
          </table:table-cell>
          <table:table-cell office:value-type="float" office:value="0.382147116004489" calcext:value-type="float">
            <text:p>0.38215</text:p>
          </table:table-cell>
          <table:table-cell office:value-type="float" office:value="0.389201637997758" calcext:value-type="float">
            <text:p>0.38920</text:p>
          </table:table-cell>
          <table:table-cell office:value-type="float" office:value="0.383264073003375" calcext:value-type="float">
            <text:p>0.38326</text:p>
          </table:table-cell>
          <table:table-cell office:value-type="float" office:value="0.381947952999326" calcext:value-type="float">
            <text:p>0.38195</text:p>
          </table:table-cell>
          <table:table-cell table:formula="of:=AVERAGE([.AL16:.AP16])" office:value-type="float" office:value="0.385389779401885" calcext:value-type="float">
            <text:p>0.38539</text:p>
          </table:table-cell>
          <table:table-cell office:value-type="float" office:value="0.389630917998147" calcext:value-type="float">
            <text:p>0.38963</text:p>
          </table:table-cell>
          <table:table-cell office:value-type="float" office:value="0.381959540995013" calcext:value-type="float">
            <text:p>0.38196</text:p>
          </table:table-cell>
          <table:table-cell office:value-type="float" office:value="0.387157100994955" calcext:value-type="float">
            <text:p>0.38716</text:p>
          </table:table-cell>
          <table:table-cell office:value-type="float" office:value="0.382201106003777" calcext:value-type="float">
            <text:p>0.38220</text:p>
          </table:table-cell>
          <table:table-cell office:value-type="float" office:value="0.381637988000875" calcext:value-type="float">
            <text:p>0.38164</text:p>
          </table:table-cell>
          <table:table-cell table:formula="of:=AVERAGE([.AR16:.AV16])" office:value-type="float" office:value="0.384517330798553" calcext:value-type="float">
            <text:p>0.3845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766010176004784" calcext:value-type="float">
            <text:p>0.76601</text:p>
          </table:table-cell>
          <table:table-cell office:value-type="float" office:value="0.765055080002639" calcext:value-type="float">
            <text:p>0.76506</text:p>
          </table:table-cell>
          <table:table-cell office:value-type="float" office:value="0.752914764998423" calcext:value-type="float">
            <text:p>0.75291</text:p>
          </table:table-cell>
          <table:table-cell office:value-type="float" office:value="0.751327384001343" calcext:value-type="float">
            <text:p>0.75133</text:p>
          </table:table-cell>
          <table:table-cell office:value-type="float" office:value="0.750548787997104" calcext:value-type="float">
            <text:p>0.75055</text:p>
          </table:table-cell>
          <table:table-cell table:formula="of:=AVERAGE([.B17:.F17])" office:value-type="float" office:value="0.757171238600859" calcext:value-type="float">
            <text:p>0.75717</text:p>
          </table:table-cell>
          <table:table-cell office:value-type="float" office:value="0.564685586999985" calcext:value-type="float">
            <text:p>0.56469</text:p>
          </table:table-cell>
          <table:table-cell office:value-type="float" office:value="0.555105889994593" calcext:value-type="float">
            <text:p>0.55511</text:p>
          </table:table-cell>
          <table:table-cell office:value-type="float" office:value="0.565962555003352" calcext:value-type="float">
            <text:p>0.56596</text:p>
          </table:table-cell>
          <table:table-cell office:value-type="float" office:value="0.556823929997336" calcext:value-type="float">
            <text:p>0.55682</text:p>
          </table:table-cell>
          <table:table-cell office:value-type="float" office:value="0.555903624001076" calcext:value-type="float">
            <text:p>0.55590</text:p>
          </table:table-cell>
          <table:table-cell table:formula="of:=AVERAGE([.H17:.L17])" office:value-type="float" office:value="0.559696317199268" calcext:value-type="float">
            <text:p>0.55970</text:p>
          </table:table-cell>
          <table:table-cell office:value-type="float" office:value="0.542950617003953" calcext:value-type="float">
            <text:p>0.54295</text:p>
          </table:table-cell>
          <table:table-cell office:value-type="float" office:value="0.531280928997148" calcext:value-type="float">
            <text:p>0.53128</text:p>
          </table:table-cell>
          <table:table-cell office:value-type="float" office:value="0.53873204899719" calcext:value-type="float">
            <text:p>0.53873</text:p>
          </table:table-cell>
          <table:table-cell office:value-type="float" office:value="0.530545681998774" calcext:value-type="float">
            <text:p>0.53055</text:p>
          </table:table-cell>
          <table:table-cell office:value-type="float" office:value="0.528891912996187" calcext:value-type="float">
            <text:p>0.52889</text:p>
          </table:table-cell>
          <table:table-cell table:formula="of:=AVERAGE([.N17:.R17])" office:value-type="float" office:value="0.53448023799865" calcext:value-type="float">
            <text:p>0.53448</text:p>
          </table:table-cell>
          <table:table-cell office:value-type="float" office:value="0.540130652996595" calcext:value-type="float">
            <text:p>0.54013</text:p>
          </table:table-cell>
          <table:table-cell office:value-type="float" office:value="0.531951318997017" calcext:value-type="float">
            <text:p>0.53195</text:p>
          </table:table-cell>
          <table:table-cell office:value-type="float" office:value="0.543581279998762" calcext:value-type="float">
            <text:p>0.54358</text:p>
          </table:table-cell>
          <table:table-cell office:value-type="float" office:value="0.527617315994576" calcext:value-type="float">
            <text:p>0.52762</text:p>
          </table:table-cell>
          <table:table-cell office:value-type="float" office:value="0.526775135003845" calcext:value-type="float">
            <text:p>0.52678</text:p>
          </table:table-cell>
          <table:table-cell table:formula="of:=AVERAGE([.T17:.X17])" office:value-type="float" office:value="0.534011140598159" calcext:value-type="float">
            <text:p>0.53401</text:p>
          </table:table-cell>
          <table:table-cell office:value-type="float" office:value="0.823210305003158" calcext:value-type="float">
            <text:p>0.82321</text:p>
          </table:table-cell>
          <table:table-cell office:value-type="float" office:value="0.828399552003248" calcext:value-type="float">
            <text:p>0.82840</text:p>
          </table:table-cell>
          <table:table-cell office:value-type="float" office:value="0.814058456999192" calcext:value-type="float">
            <text:p>0.81406</text:p>
          </table:table-cell>
          <table:table-cell office:value-type="float" office:value="0.811092784999346" calcext:value-type="float">
            <text:p>0.81109</text:p>
          </table:table-cell>
          <table:table-cell office:value-type="float" office:value="0.811479668001994" calcext:value-type="float">
            <text:p>0.81148</text:p>
          </table:table-cell>
          <table:table-cell table:formula="of:=AVERAGE([.Z17:.AD17])" office:value-type="float" office:value="0.817648153401387" calcext:value-type="float">
            <text:p>0.81765</text:p>
          </table:table-cell>
          <table:table-cell office:value-type="float" office:value="0.626501109996752" calcext:value-type="float">
            <text:p>0.62650</text:p>
          </table:table-cell>
          <table:table-cell office:value-type="float" office:value="0.629489682003623" calcext:value-type="float">
            <text:p>0.62949</text:p>
          </table:table-cell>
          <table:table-cell office:value-type="float" office:value="0.616974976997881" calcext:value-type="float">
            <text:p>0.61697</text:p>
          </table:table-cell>
          <table:table-cell office:value-type="float" office:value="0.615389534003043" calcext:value-type="float">
            <text:p>0.61539</text:p>
          </table:table-cell>
          <table:table-cell office:value-type="float" office:value="0.615897187999508" calcext:value-type="float">
            <text:p>0.61590</text:p>
          </table:table-cell>
          <table:table-cell table:formula="of:=AVERAGE([.AF17:.AJ17])" office:value-type="float" office:value="0.620850498200161" calcext:value-type="float">
            <text:p>0.62085</text:p>
          </table:table-cell>
          <table:table-cell office:value-type="float" office:value="0.602475836996746" calcext:value-type="float">
            <text:p>0.60248</text:p>
          </table:table-cell>
          <table:table-cell office:value-type="float" office:value="0.603494916998898" calcext:value-type="float">
            <text:p>0.60349</text:p>
          </table:table-cell>
          <table:table-cell office:value-type="float" office:value="0.592543339997064" calcext:value-type="float">
            <text:p>0.59254</text:p>
          </table:table-cell>
          <table:table-cell office:value-type="float" office:value="0.591369902998849" calcext:value-type="float">
            <text:p>0.59137</text:p>
          </table:table-cell>
          <table:table-cell office:value-type="float" office:value="0.591047744994285" calcext:value-type="float">
            <text:p>0.59105</text:p>
          </table:table-cell>
          <table:table-cell table:formula="of:=AVERAGE([.AL17:.AP17])" office:value-type="float" office:value="0.596186348397168" calcext:value-type="float">
            <text:p>0.59619</text:p>
          </table:table-cell>
          <table:table-cell office:value-type="float" office:value="0.602682049997384" calcext:value-type="float">
            <text:p>0.60268</text:p>
          </table:table-cell>
          <table:table-cell office:value-type="float" office:value="0.601176641001075" calcext:value-type="float">
            <text:p>0.60118</text:p>
          </table:table-cell>
          <table:table-cell office:value-type="float" office:value="0.594564920997073" calcext:value-type="float">
            <text:p>0.59456</text:p>
          </table:table-cell>
          <table:table-cell office:value-type="float" office:value="0.593624248002016" calcext:value-type="float">
            <text:p>0.59362</text:p>
          </table:table-cell>
          <table:table-cell office:value-type="float" office:value="0.592208927002503" calcext:value-type="float">
            <text:p>0.59221</text:p>
          </table:table-cell>
          <table:table-cell table:formula="of:=AVERAGE([.AR17:.AV17])" office:value-type="float" office:value="0.59685135740001" calcext:value-type="float">
            <text:p>0.5968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06109951399412" calcext:value-type="float">
            <text:p>1.06110</text:p>
          </table:table-cell>
          <table:table-cell office:value-type="float" office:value="1.0532860730018" calcext:value-type="float">
            <text:p>1.05329</text:p>
          </table:table-cell>
          <table:table-cell office:value-type="float" office:value="1.03644852300204" calcext:value-type="float">
            <text:p>1.03645</text:p>
          </table:table-cell>
          <table:table-cell office:value-type="float" office:value="1.03466412100533" calcext:value-type="float">
            <text:p>1.03466</text:p>
          </table:table-cell>
          <table:table-cell office:value-type="float" office:value="1.03690454200114" calcext:value-type="float">
            <text:p>1.03690</text:p>
          </table:table-cell>
          <table:table-cell table:formula="of:=AVERAGE([.B18:.F18])" office:value-type="float" office:value="1.04448055460089" calcext:value-type="float">
            <text:p>1.04448</text:p>
          </table:table-cell>
          <table:table-cell office:value-type="float" office:value="0.776531398994848" calcext:value-type="float">
            <text:p>0.77653</text:p>
          </table:table-cell>
          <table:table-cell office:value-type="float" office:value="0.778055921000487" calcext:value-type="float">
            <text:p>0.77806</text:p>
          </table:table-cell>
          <table:table-cell office:value-type="float" office:value="0.759370700005093" calcext:value-type="float">
            <text:p>0.75937</text:p>
          </table:table-cell>
          <table:table-cell office:value-type="float" office:value="0.757355795998592" calcext:value-type="float">
            <text:p>0.75736</text:p>
          </table:table-cell>
          <table:table-cell office:value-type="float" office:value="0.754564063005091" calcext:value-type="float">
            <text:p>0.75456</text:p>
          </table:table-cell>
          <table:table-cell table:formula="of:=AVERAGE([.H18:.L18])" office:value-type="float" office:value="0.765175575800822" calcext:value-type="float">
            <text:p>0.76518</text:p>
          </table:table-cell>
          <table:table-cell office:value-type="float" office:value="0.742179504006344" calcext:value-type="float">
            <text:p>0.74218</text:p>
          </table:table-cell>
          <table:table-cell office:value-type="float" office:value="0.738018493997515" calcext:value-type="float">
            <text:p>0.73802</text:p>
          </table:table-cell>
          <table:table-cell office:value-type="float" office:value="0.7230436020036" calcext:value-type="float">
            <text:p>0.72304</text:p>
          </table:table-cell>
          <table:table-cell office:value-type="float" office:value="0.717796788005217" calcext:value-type="float">
            <text:p>0.71780</text:p>
          </table:table-cell>
          <table:table-cell office:value-type="float" office:value="0.718896154001413" calcext:value-type="float">
            <text:p>0.71890</text:p>
          </table:table-cell>
          <table:table-cell table:formula="of:=AVERAGE([.N18:.R18])" office:value-type="float" office:value="0.727986908402818" calcext:value-type="float">
            <text:p>0.72799</text:p>
          </table:table-cell>
          <table:table-cell office:value-type="float" office:value="0.739677842000674" calcext:value-type="float">
            <text:p>0.73968</text:p>
          </table:table-cell>
          <table:table-cell office:value-type="float" office:value="0.740215480000188" calcext:value-type="float">
            <text:p>0.74022</text:p>
          </table:table-cell>
          <table:table-cell office:value-type="float" office:value="0.723479844004032" calcext:value-type="float">
            <text:p>0.72348</text:p>
          </table:table-cell>
          <table:table-cell office:value-type="float" office:value="0.717643807001878" calcext:value-type="float">
            <text:p>0.71764</text:p>
          </table:table-cell>
          <table:table-cell office:value-type="float" office:value="0.720315466001921" calcext:value-type="float">
            <text:p>0.72032</text:p>
          </table:table-cell>
          <table:table-cell table:formula="of:=AVERAGE([.T18:.X18])" office:value-type="float" office:value="0.728266487801738" calcext:value-type="float">
            <text:p>0.72827</text:p>
          </table:table-cell>
          <table:table-cell office:value-type="float" office:value="1.1314409780025" calcext:value-type="float">
            <text:p>1.13144</text:p>
          </table:table-cell>
          <table:table-cell office:value-type="float" office:value="1.12035229899629" calcext:value-type="float">
            <text:p>1.12035</text:p>
          </table:table-cell>
          <table:table-cell office:value-type="float" office:value="1.12349108099443" calcext:value-type="float">
            <text:p>1.12349</text:p>
          </table:table-cell>
          <table:table-cell office:value-type="float" office:value="1.11744339399593" calcext:value-type="float">
            <text:p>1.11744</text:p>
          </table:table-cell>
          <table:table-cell office:value-type="float" office:value="1.11941144199955" calcext:value-type="float">
            <text:p>1.11941</text:p>
          </table:table-cell>
          <table:table-cell table:formula="of:=AVERAGE([.Z18:.AD18])" office:value-type="float" office:value="1.12242783879774" calcext:value-type="float">
            <text:p>1.12243</text:p>
          </table:table-cell>
          <table:table-cell office:value-type="float" office:value="0.847173146001296" calcext:value-type="float">
            <text:p>0.84717</text:p>
          </table:table-cell>
          <table:table-cell office:value-type="float" office:value="0.848107483994681" calcext:value-type="float">
            <text:p>0.84811</text:p>
          </table:table-cell>
          <table:table-cell office:value-type="float" office:value="0.841040933999466" calcext:value-type="float">
            <text:p>0.84104</text:p>
          </table:table-cell>
          <table:table-cell office:value-type="float" office:value="0.84219072599808" calcext:value-type="float">
            <text:p>0.84219</text:p>
          </table:table-cell>
          <table:table-cell office:value-type="float" office:value="0.843676616001176" calcext:value-type="float">
            <text:p>0.84368</text:p>
          </table:table-cell>
          <table:table-cell table:formula="of:=AVERAGE([.AF18:.AJ18])" office:value-type="float" office:value="0.84443778119894" calcext:value-type="float">
            <text:p>0.84444</text:p>
          </table:table-cell>
          <table:table-cell office:value-type="float" office:value="0.821143300003314" calcext:value-type="float">
            <text:p>0.82114</text:p>
          </table:table-cell>
          <table:table-cell office:value-type="float" office:value="0.819715460005682" calcext:value-type="float">
            <text:p>0.81972</text:p>
          </table:table-cell>
          <table:table-cell office:value-type="float" office:value="0.806828094995581" calcext:value-type="float">
            <text:p>0.80683</text:p>
          </table:table-cell>
          <table:table-cell office:value-type="float" office:value="0.805680607001705" calcext:value-type="float">
            <text:p>0.80568</text:p>
          </table:table-cell>
          <table:table-cell office:value-type="float" office:value="0.807470326995826" calcext:value-type="float">
            <text:p>0.80747</text:p>
          </table:table-cell>
          <table:table-cell table:formula="of:=AVERAGE([.AL18:.AP18])" office:value-type="float" office:value="0.812167557800422" calcext:value-type="float">
            <text:p>0.81217</text:p>
          </table:table-cell>
          <table:table-cell office:value-type="float" office:value="0.816175521002151" calcext:value-type="float">
            <text:p>0.81618</text:p>
          </table:table-cell>
          <table:table-cell office:value-type="float" office:value="0.816835798003012" calcext:value-type="float">
            <text:p>0.81684</text:p>
          </table:table-cell>
          <table:table-cell office:value-type="float" office:value="0.810461590997875" calcext:value-type="float">
            <text:p>0.81046</text:p>
          </table:table-cell>
          <table:table-cell office:value-type="float" office:value="0.806948433004436" calcext:value-type="float">
            <text:p>0.80695</text:p>
          </table:table-cell>
          <table:table-cell office:value-type="float" office:value="0.80748443199991" calcext:value-type="float">
            <text:p>0.80748</text:p>
          </table:table-cell>
          <table:table-cell table:formula="of:=AVERAGE([.AR18:.AV18])" office:value-type="float" office:value="0.811581155001477" calcext:value-type="float">
            <text:p>0.8115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1.3161194159984" calcext:value-type="float">
            <text:p>1.31612</text:p>
          </table:table-cell>
          <table:table-cell office:value-type="float" office:value="1.29690627200034" calcext:value-type="float">
            <text:p>1.29691</text:p>
          </table:table-cell>
          <table:table-cell office:value-type="float" office:value="1.29282473500643" calcext:value-type="float">
            <text:p>1.29282</text:p>
          </table:table-cell>
          <table:table-cell office:value-type="float" office:value="1.29486153899779" calcext:value-type="float">
            <text:p>1.29486</text:p>
          </table:table-cell>
          <table:table-cell office:value-type="float" office:value="1.29429249300301" calcext:value-type="float">
            <text:p>1.29429</text:p>
          </table:table-cell>
          <table:table-cell table:formula="of:=AVERAGE([.B19:.F19])" office:value-type="float" office:value="1.29900089100119" calcext:value-type="float">
            <text:p>1.29900</text:p>
          </table:table-cell>
          <table:table-cell office:value-type="float" office:value="0.976814656001807" calcext:value-type="float">
            <text:p>0.97681</text:p>
          </table:table-cell>
          <table:table-cell office:value-type="float" office:value="0.976144888001727" calcext:value-type="float">
            <text:p>0.97614</text:p>
          </table:table-cell>
          <table:table-cell office:value-type="float" office:value="0.954053150999243" calcext:value-type="float">
            <text:p>0.95405</text:p>
          </table:table-cell>
          <table:table-cell office:value-type="float" office:value="0.953486370002793" calcext:value-type="float">
            <text:p>0.95349</text:p>
          </table:table-cell>
          <table:table-cell office:value-type="float" office:value="0.952410851001332" calcext:value-type="float">
            <text:p>0.95241</text:p>
          </table:table-cell>
          <table:table-cell table:formula="of:=AVERAGE([.H19:.L19])" office:value-type="float" office:value="0.96258198320138" calcext:value-type="float">
            <text:p>0.96258</text:p>
          </table:table-cell>
          <table:table-cell office:value-type="float" office:value="0.935601150995353" calcext:value-type="float">
            <text:p>0.93560</text:p>
          </table:table-cell>
          <table:table-cell office:value-type="float" office:value="0.933416199004569" calcext:value-type="float">
            <text:p>0.93342</text:p>
          </table:table-cell>
          <table:table-cell office:value-type="float" office:value="0.9119117070004" calcext:value-type="float">
            <text:p>0.91191</text:p>
          </table:table-cell>
          <table:table-cell office:value-type="float" office:value="0.908905551994394" calcext:value-type="float">
            <text:p>0.90891</text:p>
          </table:table-cell>
          <table:table-cell office:value-type="float" office:value="0.910007681995921" calcext:value-type="float">
            <text:p>0.91001</text:p>
          </table:table-cell>
          <table:table-cell table:formula="of:=AVERAGE([.N19:.R19])" office:value-type="float" office:value="0.919968458198127" calcext:value-type="float">
            <text:p>0.91997</text:p>
          </table:table-cell>
          <table:table-cell office:value-type="float" office:value="0.938785825004743" calcext:value-type="float">
            <text:p>0.93879</text:p>
          </table:table-cell>
          <table:table-cell office:value-type="float" office:value="0.936815064997063" calcext:value-type="float">
            <text:p>0.93682</text:p>
          </table:table-cell>
          <table:table-cell office:value-type="float" office:value="0.910001263997401" calcext:value-type="float">
            <text:p>0.91000</text:p>
          </table:table-cell>
          <table:table-cell office:value-type="float" office:value="0.917626682996342" calcext:value-type="float">
            <text:p>0.91763</text:p>
          </table:table-cell>
          <table:table-cell office:value-type="float" office:value="0.910786332999123" calcext:value-type="float">
            <text:p>0.91079</text:p>
          </table:table-cell>
          <table:table-cell table:formula="of:=AVERAGE([.T19:.X19])" office:value-type="float" office:value="0.922803033998934" calcext:value-type="float">
            <text:p>0.92280</text:p>
          </table:table-cell>
          <table:table-cell office:value-type="float" office:value="1.41719744799775" calcext:value-type="float">
            <text:p>1.41720</text:p>
          </table:table-cell>
          <table:table-cell office:value-type="float" office:value="1.39458188699791" calcext:value-type="float">
            <text:p>1.39458</text:p>
          </table:table-cell>
          <table:table-cell office:value-type="float" office:value="1.39275510500011" calcext:value-type="float">
            <text:p>1.39276</text:p>
          </table:table-cell>
          <table:table-cell office:value-type="float" office:value="1.39179226299893" calcext:value-type="float">
            <text:p>1.39179</text:p>
          </table:table-cell>
          <table:table-cell office:value-type="float" office:value="1.39582927800075" calcext:value-type="float">
            <text:p>1.39583</text:p>
          </table:table-cell>
          <table:table-cell table:formula="of:=AVERAGE([.Z19:.AD19])" office:value-type="float" office:value="1.39843119619909" calcext:value-type="float">
            <text:p>1.39843</text:p>
          </table:table-cell>
          <table:table-cell office:value-type="float" office:value="1.06311072099925" calcext:value-type="float">
            <text:p>1.06311</text:p>
          </table:table-cell>
          <table:table-cell office:value-type="float" office:value="1.0620229490014" calcext:value-type="float">
            <text:p>1.06202</text:p>
          </table:table-cell>
          <table:table-cell office:value-type="float" office:value="1.06165316400438" calcext:value-type="float">
            <text:p>1.06165</text:p>
          </table:table-cell>
          <table:table-cell office:value-type="float" office:value="1.06043943200348" calcext:value-type="float">
            <text:p>1.06044</text:p>
          </table:table-cell>
          <table:table-cell office:value-type="float" office:value="1.06020997399901" calcext:value-type="float">
            <text:p>1.06021</text:p>
          </table:table-cell>
          <table:table-cell table:formula="of:=AVERAGE([.AF19:.AJ19])" office:value-type="float" office:value="1.0614872480015" calcext:value-type="float">
            <text:p>1.06149</text:p>
          </table:table-cell>
          <table:table-cell office:value-type="float" office:value="1.02318885199929" calcext:value-type="float">
            <text:p>1.02319</text:p>
          </table:table-cell>
          <table:table-cell office:value-type="float" office:value="1.01645471200027" calcext:value-type="float">
            <text:p>1.01645</text:p>
          </table:table-cell>
          <table:table-cell office:value-type="float" office:value="1.03304158800165" calcext:value-type="float">
            <text:p>1.03304</text:p>
          </table:table-cell>
          <table:table-cell office:value-type="float" office:value="1.01883262400224" calcext:value-type="float">
            <text:p>1.01883</text:p>
          </table:table-cell>
          <table:table-cell office:value-type="float" office:value="1.0194721250009" calcext:value-type="float">
            <text:p>1.01947</text:p>
          </table:table-cell>
          <table:table-cell table:formula="of:=AVERAGE([.AL19:.AP19])" office:value-type="float" office:value="1.02219798020087" calcext:value-type="float">
            <text:p>1.02220</text:p>
          </table:table-cell>
          <table:table-cell office:value-type="float" office:value="1.02867200599576" calcext:value-type="float">
            <text:p>1.02867</text:p>
          </table:table-cell>
          <table:table-cell office:value-type="float" office:value="1.02118615600193" calcext:value-type="float">
            <text:p>1.02119</text:p>
          </table:table-cell>
          <table:table-cell office:value-type="float" office:value="1.01819105300092" calcext:value-type="float">
            <text:p>1.01819</text:p>
          </table:table-cell>
          <table:table-cell office:value-type="float" office:value="1.01944637699489" calcext:value-type="float">
            <text:p>1.01945</text:p>
          </table:table-cell>
          <table:table-cell office:value-type="float" office:value="1.02086031399813" calcext:value-type="float">
            <text:p>1.02086</text:p>
          </table:table-cell>
          <table:table-cell table:formula="of:=AVERAGE([.AR19:.AV19])" office:value-type="float" office:value="1.02167118119833" calcext:value-type="float">
            <text:p>1.0216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.60069436200138" calcext:value-type="float">
            <text:p>1.60069</text:p>
          </table:table-cell>
          <table:table-cell office:value-type="float" office:value="1.61466104300052" calcext:value-type="float">
            <text:p>1.61466</text:p>
          </table:table-cell>
          <table:table-cell office:value-type="float" office:value="1.58496017799916" calcext:value-type="float">
            <text:p>1.58496</text:p>
          </table:table-cell>
          <table:table-cell office:value-type="float" office:value="1.57960398300202" calcext:value-type="float">
            <text:p>1.57960</text:p>
          </table:table-cell>
          <table:table-cell office:value-type="float" office:value="1.57901573600248" calcext:value-type="float">
            <text:p>1.57902</text:p>
          </table:table-cell>
          <table:table-cell table:formula="of:=AVERAGE([.B20:.F20])" office:value-type="float" office:value="1.59178706040111" calcext:value-type="float">
            <text:p>1.59179</text:p>
          </table:table-cell>
          <table:table-cell office:value-type="float" office:value="1.20418157899985" calcext:value-type="float">
            <text:p>1.20418</text:p>
          </table:table-cell>
          <table:table-cell office:value-type="float" office:value="1.17374778499652" calcext:value-type="float">
            <text:p>1.17375</text:p>
          </table:table-cell>
          <table:table-cell office:value-type="float" office:value="1.17517593800585" calcext:value-type="float">
            <text:p>1.17518</text:p>
          </table:table-cell>
          <table:table-cell office:value-type="float" office:value="1.17239987599896" calcext:value-type="float">
            <text:p>1.17240</text:p>
          </table:table-cell>
          <table:table-cell office:value-type="float" office:value="1.17233861199929" calcext:value-type="float">
            <text:p>1.17234</text:p>
          </table:table-cell>
          <table:table-cell table:formula="of:=AVERAGE([.H20:.L20])" office:value-type="float" office:value="1.17956875800009" calcext:value-type="float">
            <text:p>1.17957</text:p>
          </table:table-cell>
          <table:table-cell office:value-type="float" office:value="1.14679937500478" calcext:value-type="float">
            <text:p>1.14680</text:p>
          </table:table-cell>
          <table:table-cell office:value-type="float" office:value="1.1236003869999" calcext:value-type="float">
            <text:p>1.12360</text:p>
          </table:table-cell>
          <table:table-cell office:value-type="float" office:value="1.12449653400108" calcext:value-type="float">
            <text:p>1.12450</text:p>
          </table:table-cell>
          <table:table-cell office:value-type="float" office:value="1.12201566500153" calcext:value-type="float">
            <text:p>1.12202</text:p>
          </table:table-cell>
          <table:table-cell office:value-type="float" office:value="1.12150177500007" calcext:value-type="float">
            <text:p>1.12150</text:p>
          </table:table-cell>
          <table:table-cell table:formula="of:=AVERAGE([.N20:.R20])" office:value-type="float" office:value="1.12768274720147" calcext:value-type="float">
            <text:p>1.12768</text:p>
          </table:table-cell>
          <table:table-cell office:value-type="float" office:value="1.14377714899456" calcext:value-type="float">
            <text:p>1.14378</text:p>
          </table:table-cell>
          <table:table-cell office:value-type="float" office:value="1.12371987200459" calcext:value-type="float">
            <text:p>1.12372</text:p>
          </table:table-cell>
          <table:table-cell office:value-type="float" office:value="1.1209956100065" calcext:value-type="float">
            <text:p>1.12100</text:p>
          </table:table-cell>
          <table:table-cell office:value-type="float" office:value="1.12447249400429" calcext:value-type="float">
            <text:p>1.12447</text:p>
          </table:table-cell>
          <table:table-cell office:value-type="float" office:value="1.12047791099758" calcext:value-type="float">
            <text:p>1.12048</text:p>
          </table:table-cell>
          <table:table-cell table:formula="of:=AVERAGE([.T20:.X20])" office:value-type="float" office:value="1.1266886072015" calcext:value-type="float">
            <text:p>1.12669</text:p>
          </table:table-cell>
          <table:table-cell office:value-type="float" office:value="1.73693128599552" calcext:value-type="float">
            <text:p>1.73693</text:p>
          </table:table-cell>
          <table:table-cell office:value-type="float" office:value="1.72846378200484" calcext:value-type="float">
            <text:p>1.72846</text:p>
          </table:table-cell>
          <table:table-cell office:value-type="float" office:value="1.69796490499721" calcext:value-type="float">
            <text:p>1.69796</text:p>
          </table:table-cell>
          <table:table-cell office:value-type="float" office:value="1.6978826400009" calcext:value-type="float">
            <text:p>1.69788</text:p>
          </table:table-cell>
          <table:table-cell office:value-type="float" office:value="1.6988615260052" calcext:value-type="float">
            <text:p>1.69886</text:p>
          </table:table-cell>
          <table:table-cell table:formula="of:=AVERAGE([.Z20:.AD20])" office:value-type="float" office:value="1.71202082780073" calcext:value-type="float">
            <text:p>1.71202</text:p>
          </table:table-cell>
          <table:table-cell office:value-type="float" office:value="1.32144913799857" calcext:value-type="float">
            <text:p>1.32145</text:p>
          </table:table-cell>
          <table:table-cell office:value-type="float" office:value="1.3032104429949" calcext:value-type="float">
            <text:p>1.30321</text:p>
          </table:table-cell>
          <table:table-cell office:value-type="float" office:value="1.30388688100356" calcext:value-type="float">
            <text:p>1.30389</text:p>
          </table:table-cell>
          <table:table-cell office:value-type="float" office:value="1.30332109000301" calcext:value-type="float">
            <text:p>1.30332</text:p>
          </table:table-cell>
          <table:table-cell office:value-type="float" office:value="1.30198480300169" calcext:value-type="float">
            <text:p>1.30198</text:p>
          </table:table-cell>
          <table:table-cell table:formula="of:=AVERAGE([.AF20:.AJ20])" office:value-type="float" office:value="1.30677047100035" calcext:value-type="float">
            <text:p>1.30677</text:p>
          </table:table-cell>
          <table:table-cell office:value-type="float" office:value="1.26867309899535" calcext:value-type="float">
            <text:p>1.26867</text:p>
          </table:table-cell>
          <table:table-cell office:value-type="float" office:value="1.25224677000369" calcext:value-type="float">
            <text:p>1.25225</text:p>
          </table:table-cell>
          <table:table-cell office:value-type="float" office:value="1.25133027899574" calcext:value-type="float">
            <text:p>1.25133</text:p>
          </table:table-cell>
          <table:table-cell office:value-type="float" office:value="1.25426527299715" calcext:value-type="float">
            <text:p>1.25427</text:p>
          </table:table-cell>
          <table:table-cell office:value-type="float" office:value="1.24920160300098" calcext:value-type="float">
            <text:p>1.24920</text:p>
          </table:table-cell>
          <table:table-cell table:formula="of:=AVERAGE([.AL20:.AP20])" office:value-type="float" office:value="1.25514340479858" calcext:value-type="float">
            <text:p>1.25514</text:p>
          </table:table-cell>
          <table:table-cell office:value-type="float" office:value="1.26962497999921" calcext:value-type="float">
            <text:p>1.26962</text:p>
          </table:table-cell>
          <table:table-cell office:value-type="float" office:value="1.25287226399814" calcext:value-type="float">
            <text:p>1.25287</text:p>
          </table:table-cell>
          <table:table-cell office:value-type="float" office:value="1.25136009499693" calcext:value-type="float">
            <text:p>1.25136</text:p>
          </table:table-cell>
          <table:table-cell office:value-type="float" office:value="1.25277916400228" calcext:value-type="float">
            <text:p>1.25278</text:p>
          </table:table-cell>
          <table:table-cell office:value-type="float" office:value="1.25360846499825" calcext:value-type="float">
            <text:p>1.25361</text:p>
          </table:table-cell>
          <table:table-cell table:formula="of:=AVERAGE([.AR20:.AV20])" office:value-type="float" office:value="1.25604899359896" calcext:value-type="float">
            <text:p>1.2560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1654920669971" calcext:value-type="float">
            <text:p>2.16549</text:p>
          </table:table-cell>
          <table:table-cell office:value-type="float" office:value="2.12904021699796" calcext:value-type="float">
            <text:p>2.12904</text:p>
          </table:table-cell>
          <table:table-cell office:value-type="float" office:value="2.12875823899958" calcext:value-type="float">
            <text:p>2.12876</text:p>
          </table:table-cell>
          <table:table-cell office:value-type="float" office:value="2.12727683100093" calcext:value-type="float">
            <text:p>2.12728</text:p>
          </table:table-cell>
          <table:table-cell office:value-type="float" office:value="2.13200793800206" calcext:value-type="float">
            <text:p>2.13201</text:p>
          </table:table-cell>
          <table:table-cell table:formula="of:=AVERAGE([.B21:.F21])" office:value-type="float" office:value="2.13651505839953" calcext:value-type="float">
            <text:p>2.13652</text:p>
          </table:table-cell>
          <table:table-cell office:value-type="float" office:value="1.6254370759998" calcext:value-type="float">
            <text:p>1.62544</text:p>
          </table:table-cell>
          <table:table-cell office:value-type="float" office:value="1.60671462599566" calcext:value-type="float">
            <text:p>1.60671</text:p>
          </table:table-cell>
          <table:table-cell office:value-type="float" office:value="1.6015622729974" calcext:value-type="float">
            <text:p>1.60156</text:p>
          </table:table-cell>
          <table:table-cell office:value-type="float" office:value="1.60067912199884" calcext:value-type="float">
            <text:p>1.60068</text:p>
          </table:table-cell>
          <table:table-cell office:value-type="float" office:value="1.60089534500003" calcext:value-type="float">
            <text:p>1.60090</text:p>
          </table:table-cell>
          <table:table-cell table:formula="of:=AVERAGE([.H21:.L21])" office:value-type="float" office:value="1.60705768839835" calcext:value-type="float">
            <text:p>1.60706</text:p>
          </table:table-cell>
          <table:table-cell office:value-type="float" office:value="1.55440193100367" calcext:value-type="float">
            <text:p>1.55440</text:p>
          </table:table-cell>
          <table:table-cell office:value-type="float" office:value="1.53210670800036" calcext:value-type="float">
            <text:p>1.53211</text:p>
          </table:table-cell>
          <table:table-cell office:value-type="float" office:value="1.55213892200118" calcext:value-type="float">
            <text:p>1.55214</text:p>
          </table:table-cell>
          <table:table-cell office:value-type="float" office:value="1.53675719900639" calcext:value-type="float">
            <text:p>1.53676</text:p>
          </table:table-cell>
          <table:table-cell office:value-type="float" office:value="1.53683524400549" calcext:value-type="float">
            <text:p>1.53684</text:p>
          </table:table-cell>
          <table:table-cell table:formula="of:=AVERAGE([.N21:.R21])" office:value-type="float" office:value="1.54244800080342" calcext:value-type="float">
            <text:p>1.54245</text:p>
          </table:table-cell>
          <table:table-cell office:value-type="float" office:value="1.55644306600152" calcext:value-type="float">
            <text:p>1.55644</text:p>
          </table:table-cell>
          <table:table-cell office:value-type="float" office:value="1.53801645699423" calcext:value-type="float">
            <text:p>1.53802</text:p>
          </table:table-cell>
          <table:table-cell office:value-type="float" office:value="1.53992411399668" calcext:value-type="float">
            <text:p>1.53992</text:p>
          </table:table-cell>
          <table:table-cell office:value-type="float" office:value="1.53582766399632" calcext:value-type="float">
            <text:p>1.53583</text:p>
          </table:table-cell>
          <table:table-cell office:value-type="float" office:value="1.55440306599485" calcext:value-type="float">
            <text:p>1.55440</text:p>
          </table:table-cell>
          <table:table-cell table:formula="of:=AVERAGE([.T21:.X21])" office:value-type="float" office:value="1.54492287339672" calcext:value-type="float">
            <text:p>1.54492</text:p>
          </table:table-cell>
          <table:table-cell office:value-type="float" office:value="2.30978792899987" calcext:value-type="float">
            <text:p>2.30979</text:p>
          </table:table-cell>
          <table:table-cell office:value-type="float" office:value="2.29436995400465" calcext:value-type="float">
            <text:p>2.29437</text:p>
          </table:table-cell>
          <table:table-cell office:value-type="float" office:value="2.29017351700168" calcext:value-type="float">
            <text:p>2.29017</text:p>
          </table:table-cell>
          <table:table-cell office:value-type="float" office:value="2.28927442400163" calcext:value-type="float">
            <text:p>2.28927</text:p>
          </table:table-cell>
          <table:table-cell office:value-type="float" office:value="2.28501670400146" calcext:value-type="float">
            <text:p>2.28502</text:p>
          </table:table-cell>
          <table:table-cell table:formula="of:=AVERAGE([.Z21:.AD21])" office:value-type="float" office:value="2.29372450560186" calcext:value-type="float">
            <text:p>2.29372</text:p>
          </table:table-cell>
          <table:table-cell office:value-type="float" office:value="1.8107992410005" calcext:value-type="float">
            <text:p>1.81080</text:p>
          </table:table-cell>
          <table:table-cell office:value-type="float" office:value="1.78005736799969" calcext:value-type="float">
            <text:p>1.78006</text:p>
          </table:table-cell>
          <table:table-cell office:value-type="float" office:value="1.77798183800041" calcext:value-type="float">
            <text:p>1.77798</text:p>
          </table:table-cell>
          <table:table-cell office:value-type="float" office:value="1.77547279900318" calcext:value-type="float">
            <text:p>1.77547</text:p>
          </table:table-cell>
          <table:table-cell office:value-type="float" office:value="1.77458720999857" calcext:value-type="float">
            <text:p>1.77459</text:p>
          </table:table-cell>
          <table:table-cell table:formula="of:=AVERAGE([.AF21:.AJ21])" office:value-type="float" office:value="1.78377969120047" calcext:value-type="float">
            <text:p>1.78378</text:p>
          </table:table-cell>
          <table:table-cell office:value-type="float" office:value="1.73664661200019" calcext:value-type="float">
            <text:p>1.73665</text:p>
          </table:table-cell>
          <table:table-cell office:value-type="float" office:value="1.71198279300006" calcext:value-type="float">
            <text:p>1.71198</text:p>
          </table:table-cell>
          <table:table-cell office:value-type="float" office:value="1.71538257300563" calcext:value-type="float">
            <text:p>1.71538</text:p>
          </table:table-cell>
          <table:table-cell office:value-type="float" office:value="1.70914217099926" calcext:value-type="float">
            <text:p>1.70914</text:p>
          </table:table-cell>
          <table:table-cell office:value-type="float" office:value="1.7064274430013" calcext:value-type="float">
            <text:p>1.70643</text:p>
          </table:table-cell>
          <table:table-cell table:formula="of:=AVERAGE([.AL21:.AP21])" office:value-type="float" office:value="1.71591631840129" calcext:value-type="float">
            <text:p>1.71592</text:p>
          </table:table-cell>
          <table:table-cell office:value-type="float" office:value="1.73962722400029" calcext:value-type="float">
            <text:p>1.73963</text:p>
          </table:table-cell>
          <table:table-cell office:value-type="float" office:value="1.71246697699826" calcext:value-type="float">
            <text:p>1.71247</text:p>
          </table:table-cell>
          <table:table-cell office:value-type="float" office:value="1.71699968800385" calcext:value-type="float">
            <text:p>1.71700</text:p>
          </table:table-cell>
          <table:table-cell office:value-type="float" office:value="1.7103784869978" calcext:value-type="float">
            <text:p>1.71038</text:p>
          </table:table-cell>
          <table:table-cell office:value-type="float" office:value="1.71694797999953" calcext:value-type="float">
            <text:p>1.71695</text:p>
          </table:table-cell>
          <table:table-cell table:formula="of:=AVERAGE([.AR21:.AV21])" office:value-type="float" office:value="1.71928407119995" calcext:value-type="float">
            <text:p>1.71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10:11:09.799489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2T10:42:38.366492408</dc:date>
    <meta:editing-duration>PT1M51S</meta:editing-duration>
    <meta:editing-cycles>2</meta:editing-cycles>
    <meta:generator>LibreOffice/7.1.5.2$Linux_X86_64 LibreOffice_project/10$Build-2</meta:generator>
    <meta:document-statistic meta:table-count="1" meta:cell-count="102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95cm" svg:height="11.641cm" xlink:href=".." xlink:type="simple" chart:class="chart:line" chart:style-name="ch1">
        <chart:title svg:x="9.298cm" svg:y="0.368cm" chart:style-name="ch2">
          <text:p>Quicksort</text:p>
        </chart:title>
        <chart:subtitle svg:x="6.625cm" svg:y="1.379cm" chart:style-name="ch3">
          <text:p>Tempo de ordenamento (entrada aleatória)</text:p>
        </chart:subtitle>
        <chart:legend chart:legend-position="end" svg:x="17.949cm" svg:y="5.272cm" style:legend-expansion="high" chart:style-name="ch4"/>
        <chart:plot-area chart:style-name="ch5" table:cell-range-address="results.A2:results.A21 results.G2:results.G21 results.AE2:results.AE21" chart:data-source-has-labels="both" svg:x="1.424cm" svg:y="2.294cm" svg:width="16.112cm" svg:height="8.134cm">
          <chart:coordinate-region svg:x="2.892cm" svg:y="2.294cm" svg:width="14.504cm" svg:height="6.489cm"/>
          <chart:axis chart:dimension="x" chart:name="primary-x" chart:style-name="ch6" chartooo:axis-type="auto">
            <chartooo:date-scale/>
            <chart:title svg:x="7.915cm" svg:y="10.66cm" chart:style-name="ch7">
              <text:p>Tamanho da entrada</text:p>
            </chart:title>
            <chart:categories table:cell-range-address="results.A2:results.A21"/>
          </chart:axis>
          <chart:axis chart:dimension="y" chart:name="primary-y" chart:style-name="ch8">
            <chart:title svg:x="0.451cm" svg:y="7.146cm" chart:style-name="ch9">
              <text:p>Tempo (s)</text:p>
            </chart:title>
            <chart:grid chart:style-name="ch10" chart:class="major"/>
          </chart:axis>
          <chart:series chart:style-name="ch11" chart:values-cell-range-address="results.G2:results.G21" loext:label-string="recursivo" chart:class="chart:line">
            <chart:data-point chart:repeated="20"/>
          </chart:series>
          <chart:series chart:style-name="ch12" chart:values-cell-range-address="results.AE2:results.AE21" loext:label-string="iterativo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ursivo</text:p>
              </table:table-cell>
              <table:table-cell office:value-type="string">
                <text:p>iterativo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s.A2:results.A21</svg:desc>
                </draw:g>
              </table:table-cell>
              <table:table-cell office:value-type="float" office:value="0.0000449658007710241">
                <text:p>0.0000449658007710241</text:p>
                <draw:g>
                  <svg:desc>results.G2:results.G21</svg:desc>
                </draw:g>
              </table:table-cell>
              <table:table-cell office:value-type="float" office:value="0.0000518122003995814">
                <text:p>0.0000518122003995814</text:p>
                <draw:g>
                  <svg:desc>results.AE2:results.AE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916051998501644">
                <text:p>0.0000916051998501644</text:p>
              </table:table-cell>
              <table:table-cell office:value-type="float" office:value="0.000108113003079779">
                <text:p>0.0001081130030797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52988599822856">
                <text:p>0.000252988599822856</text:p>
              </table:table-cell>
              <table:table-cell office:value-type="float" office:value="0.000295975398330484">
                <text:p>0.000295975398330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591302401153371">
                <text:p>0.000591302401153371</text:p>
              </table:table-cell>
              <table:table-cell office:value-type="float" office:value="0.000664361198141705">
                <text:p>0.0006643611981417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35036760038929">
                <text:p>0.00135036760038929</text:p>
              </table:table-cell>
              <table:table-cell office:value-type="float" office:value="0.00140182839968475">
                <text:p>0.001401828399684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321886000019731">
                <text:p>0.00321886000019731</text:p>
              </table:table-cell>
              <table:table-cell office:value-type="float" office:value="0.00375965059793089">
                <text:p>0.0037596505979308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525823300267803">
                <text:p>0.00525823300267803</text:p>
              </table:table-cell>
              <table:table-cell office:value-type="float" office:value="0.00594586379884277">
                <text:p>0.0059458637988427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687001600308577">
                <text:p>0.00687001600308577</text:p>
              </table:table-cell>
              <table:table-cell office:value-type="float" office:value="0.0078812449995894">
                <text:p>0.007881244999589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107888035970973">
                <text:p>0.0107888035970973</text:p>
              </table:table-cell>
              <table:table-cell office:value-type="float" office:value="0.0120175224001287">
                <text:p>0.012017522400128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228386245988077">
                <text:p>0.0228386245988077</text:p>
              </table:table-cell>
              <table:table-cell office:value-type="float" office:value="0.0251881360003608">
                <text:p>0.025188136000360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400765711994609">
                <text:p>0.0400765711994609</text:p>
              </table:table-cell>
              <table:table-cell office:value-type="float" office:value="0.0438831713996478">
                <text:p>0.043883171399647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616404121974483">
                <text:p>0.0616404121974483</text:p>
              </table:table-cell>
              <table:table-cell office:value-type="float" office:value="0.0673054047991173">
                <text:p>0.06730540479911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845904590009013">
                <text:p>0.0845904590009013</text:p>
              </table:table-cell>
              <table:table-cell office:value-type="float" office:value="0.0918841591992532">
                <text:p>0.091884159199253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7606266260118">
                <text:p>0.17606266260118</text:p>
              </table:table-cell>
              <table:table-cell office:value-type="float" office:value="0.190669081598753">
                <text:p>0.19066908159875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478477773198392">
                <text:p>0.478477773198392</text:p>
              </table:table-cell>
              <table:table-cell office:value-type="float" office:value="0.514434288001212">
                <text:p>0.514434288001212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757171238600859">
                <text:p>0.757171238600859</text:p>
              </table:table-cell>
              <table:table-cell office:value-type="float" office:value="0.817648153401387">
                <text:p>0.81764815340138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4448055460089">
                <text:p>1.04448055460089</text:p>
              </table:table-cell>
              <table:table-cell office:value-type="float" office:value="1.12242783879774">
                <text:p>1.12242783879774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1.29900089100119">
                <text:p>1.29900089100119</text:p>
              </table:table-cell>
              <table:table-cell office:value-type="float" office:value="1.39843119619909">
                <text:p>1.39843119619909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.59178706040111">
                <text:p>1.59178706040111</text:p>
              </table:table-cell>
              <table:table-cell office:value-type="float" office:value="1.71202082780073">
                <text:p>1.7120208278007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13651505839953">
                <text:p>2.13651505839953</text:p>
              </table:table-cell>
              <table:table-cell office:value-type="float" office:value="2.29372450560186">
                <text:p>2.29372450560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95cm" svg:height="11.641cm" xlink:href=".." xlink:type="simple" chart:class="chart:line" chart:style-name="ch1">
        <chart:title svg:x="9.298cm" svg:y="0.368cm" chart:style-name="ch2">
          <text:p>Quicksort</text:p>
        </chart:title>
        <chart:subtitle svg:x="6.123cm" svg:y="1.379cm" chart:style-name="ch3">
          <text:p>Tempo de ordenamento (ordenado decrescente)</text:p>
        </chart:subtitle>
        <chart:legend chart:legend-position="end" svg:x="17.949cm" svg:y="5.272cm" style:legend-expansion="high" chart:style-name="ch4"/>
        <chart:plot-area chart:style-name="ch5" table:cell-range-address="results.A2:results.A21 results.M2:results.M21 results.AK2:results.AK21" chart:data-source-has-labels="both" svg:x="1.424cm" svg:y="2.294cm" svg:width="16.112cm" svg:height="8.134cm">
          <chart:coordinate-region svg:x="2.892cm" svg:y="2.294cm" svg:width="14.504cm" svg:height="6.489cm"/>
          <chart:axis chart:dimension="x" chart:name="primary-x" chart:style-name="ch6" chartooo:axis-type="auto">
            <chartooo:date-scale/>
            <chart:title svg:x="7.915cm" svg:y="10.66cm" chart:style-name="ch7">
              <text:p>Tamanho da entrada</text:p>
            </chart:title>
            <chart:categories table:cell-range-address="results.A2:results.A21"/>
          </chart:axis>
          <chart:axis chart:dimension="y" chart:name="primary-y" chart:style-name="ch8">
            <chart:title svg:x="0.451cm" svg:y="7.146cm" chart:style-name="ch9">
              <text:p>Tempo (s)</text:p>
            </chart:title>
            <chart:grid chart:style-name="ch10" chart:class="major"/>
          </chart:axis>
          <chart:series chart:style-name="ch11" chart:values-cell-range-address="results.M2:results.M21" loext:label-string="recursivo" chart:class="chart:line">
            <chart:data-point chart:repeated="20"/>
          </chart:series>
          <chart:series chart:style-name="ch12" chart:values-cell-range-address="results.AK2:results.AK21" loext:label-string="iterativo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ursivo</text:p>
              </table:table-cell>
              <table:table-cell office:value-type="string">
                <text:p>iterativo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s.A2:results.A21</svg:desc>
                </draw:g>
              </table:table-cell>
              <table:table-cell office:value-type="float" office:value="0.0000339138001436368">
                <text:p>0.0000339138001436368</text:p>
                <draw:g>
                  <svg:desc>results.M2:results.M21</svg:desc>
                </draw:g>
              </table:table-cell>
              <table:table-cell office:value-type="float" office:value="0.0000426579994382337">
                <text:p>0.0000426579994382337</text:p>
                <draw:g>
                  <svg:desc>results.AK2:results.AK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699381998856552">
                <text:p>0.0000699381998856552</text:p>
              </table:table-cell>
              <table:table-cell office:value-type="float" office:value="0.0000873648008564487">
                <text:p>0.000087364800856448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42926600913052">
                <text:p>0.000242926600913052</text:p>
              </table:table-cell>
              <table:table-cell office:value-type="float" office:value="0.0003240400008508">
                <text:p>0.00032404000085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433305201295298">
                <text:p>0.000433305201295298</text:p>
              </table:table-cell>
              <table:table-cell office:value-type="float" office:value="0.00053848259994993">
                <text:p>0.0005384825999499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896285999624524">
                <text:p>0.000896285999624524</text:p>
              </table:table-cell>
              <table:table-cell office:value-type="float" office:value="0.000988025199330879">
                <text:p>0.0009880251993308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22052539902506">
                <text:p>0.00222052539902506</text:p>
              </table:table-cell>
              <table:table-cell office:value-type="float" office:value="0.00269093959941529">
                <text:p>0.0026909395994152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340898299764376">
                <text:p>0.00340898299764376</text:p>
              </table:table-cell>
              <table:table-cell office:value-type="float" office:value="0.00419477779942099">
                <text:p>0.004194777799420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51465000223834">
                <text:p>0.00451465000223834</text:p>
              </table:table-cell>
              <table:table-cell office:value-type="float" office:value="0.00537171219766606">
                <text:p>0.0053717121976660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70374716000515">
                <text:p>0.0070374716000515</text:p>
              </table:table-cell>
              <table:table-cell office:value-type="float" office:value="0.0083119787988835">
                <text:p>0.008311978798883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5195424000558">
                <text:p>0.015195424000558</text:p>
              </table:table-cell>
              <table:table-cell office:value-type="float" office:value="0.0177957915992011">
                <text:p>0.017795791599201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270646389995818">
                <text:p>0.0270646389995818</text:p>
              </table:table-cell>
              <table:table-cell office:value-type="float" office:value="0.0310788045986556">
                <text:p>0.031078804598655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423489781984245">
                <text:p>0.0423489781984245</text:p>
              </table:table-cell>
              <table:table-cell office:value-type="float" office:value="0.048220236794441">
                <text:p>0.04822023679444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82733302013367">
                <text:p>0.0582733302013367</text:p>
              </table:table-cell>
              <table:table-cell office:value-type="float" office:value="0.0661512138001854">
                <text:p>0.066151213800185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25325244998385">
                <text:p>0.125325244998385</text:p>
              </table:table-cell>
              <table:table-cell office:value-type="float" office:value="0.141027326000039">
                <text:p>0.14102732600003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346558555797674">
                <text:p>0.346558555797674</text:p>
              </table:table-cell>
              <table:table-cell office:value-type="float" office:value="0.388268016997608">
                <text:p>0.388268016997608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559696317199268">
                <text:p>0.559696317199268</text:p>
              </table:table-cell>
              <table:table-cell office:value-type="float" office:value="0.620850498200161">
                <text:p>0.62085049820016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765175575800822">
                <text:p>0.765175575800822</text:p>
              </table:table-cell>
              <table:table-cell office:value-type="float" office:value="0.84443778119894">
                <text:p>0.84443778119894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0.96258198320138">
                <text:p>0.96258198320138</text:p>
              </table:table-cell>
              <table:table-cell office:value-type="float" office:value="1.0614872480015">
                <text:p>1.0614872480015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.17956875800009">
                <text:p>1.17956875800009</text:p>
              </table:table-cell>
              <table:table-cell office:value-type="float" office:value="1.30677047100035">
                <text:p>1.3067704710003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60705768839835">
                <text:p>1.60705768839835</text:p>
              </table:table-cell>
              <table:table-cell office:value-type="float" office:value="1.78377969120047">
                <text:p>1.78377969120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95cm" svg:height="11.641cm" xlink:href=".." xlink:type="simple" chart:class="chart:line" chart:style-name="ch1">
        <chart:title svg:x="9.298cm" svg:y="0.368cm" chart:style-name="ch2">
          <text:p>Quicksort</text:p>
        </chart:title>
        <chart:subtitle svg:x="7.247cm" svg:y="1.379cm" chart:style-name="ch3">
          <text:p>Tempo de ordenamento (ordenado)</text:p>
        </chart:subtitle>
        <chart:legend chart:legend-position="end" svg:x="17.949cm" svg:y="5.272cm" style:legend-expansion="high" chart:style-name="ch4"/>
        <chart:plot-area chart:style-name="ch5" table:cell-range-address="results.A2:results.A21 results.S2:results.S21 results.AQ2:results.AQ21" chart:data-source-has-labels="both" svg:x="1.424cm" svg:y="2.294cm" svg:width="16.112cm" svg:height="8.134cm">
          <chart:coordinate-region svg:x="2.892cm" svg:y="2.294cm" svg:width="14.504cm" svg:height="6.489cm"/>
          <chart:axis chart:dimension="x" chart:name="primary-x" chart:style-name="ch6" chartooo:axis-type="auto">
            <chartooo:date-scale/>
            <chart:title svg:x="7.915cm" svg:y="10.66cm" chart:style-name="ch7">
              <text:p>Tamanho da entrada</text:p>
            </chart:title>
            <chart:categories table:cell-range-address="results.A2:results.A21"/>
          </chart:axis>
          <chart:axis chart:dimension="y" chart:name="primary-y" chart:style-name="ch8">
            <chart:title svg:x="0.451cm" svg:y="7.146cm" chart:style-name="ch9">
              <text:p>Tempo (s)</text:p>
            </chart:title>
            <chart:grid chart:style-name="ch10" chart:class="major"/>
          </chart:axis>
          <chart:series chart:style-name="ch11" chart:values-cell-range-address="results.S2:results.S21" loext:label-string="recursivo" chart:class="chart:line">
            <chart:data-point chart:repeated="20"/>
          </chart:series>
          <chart:series chart:style-name="ch12" chart:values-cell-range-address="results.AQ2:results.AQ21" loext:label-string="iterativo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ursivo</text:p>
              </table:table-cell>
              <table:table-cell office:value-type="string">
                <text:p>iterativo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s.A2:results.A21</svg:desc>
                </draw:g>
              </table:table-cell>
              <table:table-cell office:value-type="float" office:value="0.0000310137998894788">
                <text:p>0.0000310137998894788</text:p>
                <draw:g>
                  <svg:desc>results.S2:results.S21</svg:desc>
                </draw:g>
              </table:table-cell>
              <table:table-cell office:value-type="float" office:value="0.0000391898007364944">
                <text:p>0.0000391898007364944</text:p>
                <draw:g>
                  <svg:desc>results.AQ2:results.AQ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630986003670841">
                <text:p>0.0000630986003670841</text:p>
              </table:table-cell>
              <table:table-cell office:value-type="float" office:value="0.0000806856012786738">
                <text:p>0.000080685601278673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171047000912949">
                <text:p>0.000171047000912949</text:p>
              </table:table-cell>
              <table:table-cell office:value-type="float" office:value="0.000213482799881604">
                <text:p>0.0002134827998816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359865999780595">
                <text:p>0.000359865999780595</text:p>
              </table:table-cell>
              <table:table-cell office:value-type="float" office:value="0.000445459202455822">
                <text:p>0.00044545920245582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794294399383944">
                <text:p>0.000794294399383944</text:p>
              </table:table-cell>
              <table:table-cell office:value-type="float" office:value="0.000918019200616982">
                <text:p>0.00091801920061698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03304619935807">
                <text:p>0.00203304619935807</text:p>
              </table:table-cell>
              <table:table-cell office:value-type="float" office:value="0.00258205360005377">
                <text:p>0.0025820536000537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335697979899123">
                <text:p>0.00335697979899123</text:p>
              </table:table-cell>
              <table:table-cell office:value-type="float" office:value="0.00379926360037643">
                <text:p>0.0037992636003764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20671080210013">
                <text:p>0.00420671080210013</text:p>
              </table:table-cell>
              <table:table-cell office:value-type="float" office:value="0.00501173679949716">
                <text:p>0.005011736799497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651393500156701">
                <text:p>0.00651393500156701</text:p>
              </table:table-cell>
              <table:table-cell office:value-type="float" office:value="0.00784381580015179">
                <text:p>0.0078438158001517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43175966004492">
                <text:p>0.0143175966004492</text:p>
              </table:table-cell>
              <table:table-cell office:value-type="float" office:value="0.0168175968006835">
                <text:p>0.016817596800683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252461742013111">
                <text:p>0.0252461742013111</text:p>
              </table:table-cell>
              <table:table-cell office:value-type="float" office:value="0.0294114620017353">
                <text:p>0.029411462001735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398717272008071">
                <text:p>0.0398717272008071</text:p>
              </table:table-cell>
              <table:table-cell office:value-type="float" office:value="0.0457391283998732">
                <text:p>0.04573912839987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49926684005186">
                <text:p>0.0549926684005186</text:p>
              </table:table-cell>
              <table:table-cell office:value-type="float" office:value="0.0628620055984356">
                <text:p>0.062862005598435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18649057601579">
                <text:p>0.118649057601579</text:p>
              </table:table-cell>
              <table:table-cell office:value-type="float" office:value="0.134293227600574">
                <text:p>0.13429322760057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344900181000412">
                <text:p>0.344900181000412</text:p>
              </table:table-cell>
              <table:table-cell office:value-type="float" office:value="0.385389779401885">
                <text:p>0.385389779401885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53448023799865">
                <text:p>0.53448023799865</text:p>
              </table:table-cell>
              <table:table-cell office:value-type="float" office:value="0.596186348397168">
                <text:p>0.59618634839716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727986908402818">
                <text:p>0.727986908402818</text:p>
              </table:table-cell>
              <table:table-cell office:value-type="float" office:value="0.812167557800422">
                <text:p>0.812167557800422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0.919968458198127">
                <text:p>0.919968458198127</text:p>
              </table:table-cell>
              <table:table-cell office:value-type="float" office:value="1.02219798020087">
                <text:p>1.02219798020087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.12768274720147">
                <text:p>1.12768274720147</text:p>
              </table:table-cell>
              <table:table-cell office:value-type="float" office:value="1.25514340479858">
                <text:p>1.2551434047985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54244800080342">
                <text:p>1.54244800080342</text:p>
              </table:table-cell>
              <table:table-cell office:value-type="float" office:value="1.71591631840129">
                <text:p>1.71591631840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95cm" svg:height="11.641cm" xlink:href=".." xlink:type="simple" chart:class="chart:line" chart:style-name="ch1">
        <chart:title svg:x="9.298cm" svg:y="0.368cm" chart:style-name="ch2">
          <text:p>Quicksort</text:p>
        </chart:title>
        <chart:subtitle svg:x="6.096cm" svg:y="1.379cm" chart:style-name="ch3">
          <text:p>Tempo de ordenamento (parcialmente ordenado)</text:p>
        </chart:subtitle>
        <chart:legend chart:legend-position="end" svg:x="17.949cm" svg:y="5.272cm" style:legend-expansion="high" chart:style-name="ch4"/>
        <chart:plot-area chart:style-name="ch5" table:cell-range-address="results.A2:results.A21 results.Y2:results.Y21 results.AW2:results.AW21" chart:data-source-has-labels="both" svg:x="1.424cm" svg:y="2.294cm" svg:width="16.112cm" svg:height="8.134cm">
          <chart:coordinate-region svg:x="2.892cm" svg:y="2.294cm" svg:width="14.504cm" svg:height="6.489cm"/>
          <chart:axis chart:dimension="x" chart:name="primary-x" chart:style-name="ch6" chartooo:axis-type="auto">
            <chartooo:date-scale/>
            <chart:title svg:x="7.915cm" svg:y="10.66cm" chart:style-name="ch7">
              <text:p>Tamanho da entrada</text:p>
            </chart:title>
            <chart:categories table:cell-range-address="results.A2:results.A21"/>
          </chart:axis>
          <chart:axis chart:dimension="y" chart:name="primary-y" chart:style-name="ch8">
            <chart:title svg:x="0.451cm" svg:y="7.146cm" chart:style-name="ch9">
              <text:p>Tempo (s)</text:p>
            </chart:title>
            <chart:grid chart:style-name="ch10" chart:class="major"/>
          </chart:axis>
          <chart:series chart:style-name="ch11" chart:values-cell-range-address="results.Y2:results.Y21" loext:label-string="recursivo" chart:class="chart:line">
            <chart:data-point chart:repeated="20"/>
          </chart:series>
          <chart:series chart:style-name="ch12" chart:values-cell-range-address="results.AW2:results.AW21" loext:label-string="iterativo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ursivo</text:p>
              </table:table-cell>
              <table:table-cell office:value-type="string">
                <text:p>iterativo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s.A2:results.A21</svg:desc>
                </draw:g>
              </table:table-cell>
              <table:table-cell office:value-type="float" office:value="0.0000364621984772384">
                <text:p>0.0000364621984772384</text:p>
                <draw:g>
                  <svg:desc>results.Y2:results.Y21</svg:desc>
                </draw:g>
              </table:table-cell>
              <table:table-cell office:value-type="float" office:value="0.0000447602011263371">
                <text:p>0.0000447602011263371</text:p>
                <draw:g>
                  <svg:desc>results.AW2:results.AW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677332005579956">
                <text:p>0.0000677332005579956</text:p>
              </table:table-cell>
              <table:table-cell office:value-type="float" office:value="0.0000845051996293478">
                <text:p>0.0000845051996293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175467801454943">
                <text:p>0.000175467801454943</text:p>
              </table:table-cell>
              <table:table-cell office:value-type="float" office:value="0.000218600199150387">
                <text:p>0.0002186001991503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355977201252244">
                <text:p>0.000355977201252244</text:p>
              </table:table-cell>
              <table:table-cell office:value-type="float" office:value="0.000439351801469456">
                <text:p>0.0004393518014694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776439601031598">
                <text:p>0.000776439601031598</text:p>
              </table:table-cell>
              <table:table-cell office:value-type="float" office:value="0.00104438480047975">
                <text:p>0.001044384800479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04451739846263">
                <text:p>0.00204451739846263</text:p>
              </table:table-cell>
              <table:table-cell office:value-type="float" office:value="0.00242455799743766">
                <text:p>0.0024245579974376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313683359854622">
                <text:p>0.00313683359854622</text:p>
              </table:table-cell>
              <table:table-cell office:value-type="float" office:value="0.00375941659876844">
                <text:p>0.003759416598768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19568339857506">
                <text:p>0.00419568339857506</text:p>
              </table:table-cell>
              <table:table-cell office:value-type="float" office:value="0.00505190520052565">
                <text:p>0.005051905200525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657833040168043">
                <text:p>0.00657833040168043</text:p>
              </table:table-cell>
              <table:table-cell office:value-type="float" office:value="0.00776505719986744">
                <text:p>0.0077650571998674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42817473999457">
                <text:p>0.0142817473999457</text:p>
              </table:table-cell>
              <table:table-cell office:value-type="float" office:value="0.0168064163997769">
                <text:p>0.016806416399776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253971348007326">
                <text:p>0.0253971348007326</text:p>
              </table:table-cell>
              <table:table-cell office:value-type="float" office:value="0.0294660707993898">
                <text:p>0.029466070799389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398161848002928">
                <text:p>0.0398161848002928</text:p>
              </table:table-cell>
              <table:table-cell office:value-type="float" office:value="0.0457535988010932">
                <text:p>0.04575359880109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49777471984271">
                <text:p>0.0549777471984271</text:p>
              </table:table-cell>
              <table:table-cell office:value-type="float" office:value="0.0627085696003633">
                <text:p>0.06270856960036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18614193200483">
                <text:p>0.118614193200483</text:p>
              </table:table-cell>
              <table:table-cell office:value-type="float" office:value="0.13437186999945">
                <text:p>0.1343718699994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345482686598552">
                <text:p>0.345482686598552</text:p>
              </table:table-cell>
              <table:table-cell office:value-type="float" office:value="0.384517330798553">
                <text:p>0.384517330798553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534011140598159">
                <text:p>0.534011140598159</text:p>
              </table:table-cell>
              <table:table-cell office:value-type="float" office:value="0.59685135740001">
                <text:p>0.5968513574000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728266487801738">
                <text:p>0.728266487801738</text:p>
              </table:table-cell>
              <table:table-cell office:value-type="float" office:value="0.811581155001477">
                <text:p>0.811581155001477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0.922803033998934">
                <text:p>0.922803033998934</text:p>
              </table:table-cell>
              <table:table-cell office:value-type="float" office:value="1.02167118119833">
                <text:p>1.0216711811983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.1266886072015">
                <text:p>1.1266886072015</text:p>
              </table:table-cell>
              <table:table-cell office:value-type="float" office:value="1.25604899359896">
                <text:p>1.2560489935989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54492287339672">
                <text:p>1.54492287339672</text:p>
              </table:table-cell>
              <table:table-cell office:value-type="float" office:value="1.71928407119995">
                <text:p>1.719284071199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95cm" svg:height="11.641cm" xlink:href=".." xlink:type="simple" chart:class="chart:line" chart:style-name="ch1">
        <chart:title svg:x="8.226cm" svg:y="0.368cm" chart:style-name="ch2">
          <text:p>Quicksort Recursivo</text:p>
        </chart:title>
        <chart:legend chart:legend-position="end" svg:x="17.472cm" svg:y="4.774cm" style:legend-expansion="high" chart:style-name="ch3"/>
        <chart:plot-area chart:style-name="ch4" table:cell-range-address="results.A2:results.A21 results.G2:results.G21 results.M2:results.M21 results.S2:results.S21 results.Y2:results.Y21" chart:data-source-has-labels="both" svg:x="1.424cm" svg:y="1.379cm" svg:width="15.635cm" svg:height="9.049cm">
          <chart:coordinate-region svg:x="2.892cm" svg:y="1.379cm" svg:width="14.026cm" svg:height="7.404cm"/>
          <chart:axis chart:dimension="x" chart:name="primary-x" chart:style-name="ch5" chartooo:axis-type="auto">
            <chartooo:date-scale/>
            <chart:title svg:x="7.676cm" svg:y="10.66cm" chart:style-name="ch6">
              <text:p>Tamanho da entrada</text:p>
            </chart:title>
            <chart:categories table:cell-range-address="results.A2:results.A21"/>
          </chart:axis>
          <chart:axis chart:dimension="y" chart:name="primary-y" chart:style-name="ch7">
            <chart:title svg:x="0.451cm" svg:y="6.688cm" chart:style-name="ch8">
              <text:p>Tempo (s)</text:p>
            </chart:title>
            <chart:grid chart:style-name="ch9" chart:class="major"/>
          </chart:axis>
          <chart:series chart:style-name="ch10" chart:values-cell-range-address="results.G2:results.G21" loext:label-string="aleatório" chart:class="chart:line">
            <chart:data-point chart:repeated="20"/>
          </chart:series>
          <chart:series chart:style-name="ch11" chart:values-cell-range-address="results.M2:results.M21" loext:label-string="decrescente" chart:class="chart:line">
            <chart:data-point chart:repeated="20"/>
          </chart:series>
          <chart:series chart:style-name="ch12" chart:values-cell-range-address="results.S2:results.S21" loext:label-string="ordenado" chart:class="chart:line">
            <chart:data-point chart:repeated="20"/>
          </chart:series>
          <chart:series chart:style-name="ch13" chart:values-cell-range-address="results.Y2:results.Y21" loext:label-string="parcial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atório</text:p>
              </table:table-cell>
              <table:table-cell office:value-type="string">
                <text:p>decrescente</text:p>
              </table:table-cell>
              <table:table-cell office:value-type="string">
                <text:p>ordenado</text:p>
              </table:table-cell>
              <table:table-cell office:value-type="string">
                <text:p>parcial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s.A2:results.A21</svg:desc>
                </draw:g>
              </table:table-cell>
              <table:table-cell office:value-type="float" office:value="0.0000449658007710241">
                <text:p>0.0000449658007710241</text:p>
                <draw:g>
                  <svg:desc>results.G2:results.G21</svg:desc>
                </draw:g>
              </table:table-cell>
              <table:table-cell office:value-type="float" office:value="0.0000339138001436368">
                <text:p>0.0000339138001436368</text:p>
                <draw:g>
                  <svg:desc>results.M2:results.M21</svg:desc>
                </draw:g>
              </table:table-cell>
              <table:table-cell office:value-type="float" office:value="0.0000310137998894788">
                <text:p>0.0000310137998894788</text:p>
                <draw:g>
                  <svg:desc>results.S2:results.S21</svg:desc>
                </draw:g>
              </table:table-cell>
              <table:table-cell office:value-type="float" office:value="0.0000364621984772384">
                <text:p>0.0000364621984772384</text:p>
                <draw:g>
                  <svg:desc>results.Y2:results.Y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916051998501644">
                <text:p>0.0000916051998501644</text:p>
              </table:table-cell>
              <table:table-cell office:value-type="float" office:value="0.0000699381998856552">
                <text:p>0.0000699381998856552</text:p>
              </table:table-cell>
              <table:table-cell office:value-type="float" office:value="0.0000630986003670841">
                <text:p>0.0000630986003670841</text:p>
              </table:table-cell>
              <table:table-cell office:value-type="float" office:value="0.0000677332005579956">
                <text:p>0.00006773320055799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52988599822856">
                <text:p>0.000252988599822856</text:p>
              </table:table-cell>
              <table:table-cell office:value-type="float" office:value="0.000242926600913052">
                <text:p>0.000242926600913052</text:p>
              </table:table-cell>
              <table:table-cell office:value-type="float" office:value="0.000171047000912949">
                <text:p>0.000171047000912949</text:p>
              </table:table-cell>
              <table:table-cell office:value-type="float" office:value="0.000175467801454943">
                <text:p>0.0001754678014549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591302401153371">
                <text:p>0.000591302401153371</text:p>
              </table:table-cell>
              <table:table-cell office:value-type="float" office:value="0.000433305201295298">
                <text:p>0.000433305201295298</text:p>
              </table:table-cell>
              <table:table-cell office:value-type="float" office:value="0.000359865999780595">
                <text:p>0.000359865999780595</text:p>
              </table:table-cell>
              <table:table-cell office:value-type="float" office:value="0.000355977201252244">
                <text:p>0.0003559772012522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35036760038929">
                <text:p>0.00135036760038929</text:p>
              </table:table-cell>
              <table:table-cell office:value-type="float" office:value="0.000896285999624524">
                <text:p>0.000896285999624524</text:p>
              </table:table-cell>
              <table:table-cell office:value-type="float" office:value="0.000794294399383944">
                <text:p>0.000794294399383944</text:p>
              </table:table-cell>
              <table:table-cell office:value-type="float" office:value="0.000776439601031598">
                <text:p>0.00077643960103159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321886000019731">
                <text:p>0.00321886000019731</text:p>
              </table:table-cell>
              <table:table-cell office:value-type="float" office:value="0.00222052539902506">
                <text:p>0.00222052539902506</text:p>
              </table:table-cell>
              <table:table-cell office:value-type="float" office:value="0.00203304619935807">
                <text:p>0.00203304619935807</text:p>
              </table:table-cell>
              <table:table-cell office:value-type="float" office:value="0.00204451739846263">
                <text:p>0.0020445173984626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525823300267803">
                <text:p>0.00525823300267803</text:p>
              </table:table-cell>
              <table:table-cell office:value-type="float" office:value="0.00340898299764376">
                <text:p>0.00340898299764376</text:p>
              </table:table-cell>
              <table:table-cell office:value-type="float" office:value="0.00335697979899123">
                <text:p>0.00335697979899123</text:p>
              </table:table-cell>
              <table:table-cell office:value-type="float" office:value="0.00313683359854622">
                <text:p>0.003136833598546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687001600308577">
                <text:p>0.00687001600308577</text:p>
              </table:table-cell>
              <table:table-cell office:value-type="float" office:value="0.00451465000223834">
                <text:p>0.00451465000223834</text:p>
              </table:table-cell>
              <table:table-cell office:value-type="float" office:value="0.00420671080210013">
                <text:p>0.00420671080210013</text:p>
              </table:table-cell>
              <table:table-cell office:value-type="float" office:value="0.00419568339857506">
                <text:p>0.0041956833985750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107888035970973">
                <text:p>0.0107888035970973</text:p>
              </table:table-cell>
              <table:table-cell office:value-type="float" office:value="0.0070374716000515">
                <text:p>0.0070374716000515</text:p>
              </table:table-cell>
              <table:table-cell office:value-type="float" office:value="0.00651393500156701">
                <text:p>0.00651393500156701</text:p>
              </table:table-cell>
              <table:table-cell office:value-type="float" office:value="0.00657833040168043">
                <text:p>0.0065783304016804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228386245988077">
                <text:p>0.0228386245988077</text:p>
              </table:table-cell>
              <table:table-cell office:value-type="float" office:value="0.015195424000558">
                <text:p>0.015195424000558</text:p>
              </table:table-cell>
              <table:table-cell office:value-type="float" office:value="0.0143175966004492">
                <text:p>0.0143175966004492</text:p>
              </table:table-cell>
              <table:table-cell office:value-type="float" office:value="0.0142817473999457">
                <text:p>0.014281747399945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400765711994609">
                <text:p>0.0400765711994609</text:p>
              </table:table-cell>
              <table:table-cell office:value-type="float" office:value="0.0270646389995818">
                <text:p>0.0270646389995818</text:p>
              </table:table-cell>
              <table:table-cell office:value-type="float" office:value="0.0252461742013111">
                <text:p>0.0252461742013111</text:p>
              </table:table-cell>
              <table:table-cell office:value-type="float" office:value="0.0253971348007326">
                <text:p>0.025397134800732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616404121974483">
                <text:p>0.0616404121974483</text:p>
              </table:table-cell>
              <table:table-cell office:value-type="float" office:value="0.0423489781984245">
                <text:p>0.0423489781984245</text:p>
              </table:table-cell>
              <table:table-cell office:value-type="float" office:value="0.0398717272008071">
                <text:p>0.0398717272008071</text:p>
              </table:table-cell>
              <table:table-cell office:value-type="float" office:value="0.0398161848002928">
                <text:p>0.039816184800292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845904590009013">
                <text:p>0.0845904590009013</text:p>
              </table:table-cell>
              <table:table-cell office:value-type="float" office:value="0.0582733302013367">
                <text:p>0.0582733302013367</text:p>
              </table:table-cell>
              <table:table-cell office:value-type="float" office:value="0.0549926684005186">
                <text:p>0.0549926684005186</text:p>
              </table:table-cell>
              <table:table-cell office:value-type="float" office:value="0.0549777471984271">
                <text:p>0.054977747198427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7606266260118">
                <text:p>0.17606266260118</text:p>
              </table:table-cell>
              <table:table-cell office:value-type="float" office:value="0.125325244998385">
                <text:p>0.125325244998385</text:p>
              </table:table-cell>
              <table:table-cell office:value-type="float" office:value="0.118649057601579">
                <text:p>0.118649057601579</text:p>
              </table:table-cell>
              <table:table-cell office:value-type="float" office:value="0.118614193200483">
                <text:p>0.11861419320048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478477773198392">
                <text:p>0.478477773198392</text:p>
              </table:table-cell>
              <table:table-cell office:value-type="float" office:value="0.346558555797674">
                <text:p>0.346558555797674</text:p>
              </table:table-cell>
              <table:table-cell office:value-type="float" office:value="0.344900181000412">
                <text:p>0.344900181000412</text:p>
              </table:table-cell>
              <table:table-cell office:value-type="float" office:value="0.345482686598552">
                <text:p>0.345482686598552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757171238600859">
                <text:p>0.757171238600859</text:p>
              </table:table-cell>
              <table:table-cell office:value-type="float" office:value="0.559696317199268">
                <text:p>0.559696317199268</text:p>
              </table:table-cell>
              <table:table-cell office:value-type="float" office:value="0.53448023799865">
                <text:p>0.53448023799865</text:p>
              </table:table-cell>
              <table:table-cell office:value-type="float" office:value="0.534011140598159">
                <text:p>0.53401114059815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4448055460089">
                <text:p>1.04448055460089</text:p>
              </table:table-cell>
              <table:table-cell office:value-type="float" office:value="0.765175575800822">
                <text:p>0.765175575800822</text:p>
              </table:table-cell>
              <table:table-cell office:value-type="float" office:value="0.727986908402818">
                <text:p>0.727986908402818</text:p>
              </table:table-cell>
              <table:table-cell office:value-type="float" office:value="0.728266487801738">
                <text:p>0.728266487801738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1.29900089100119">
                <text:p>1.29900089100119</text:p>
              </table:table-cell>
              <table:table-cell office:value-type="float" office:value="0.96258198320138">
                <text:p>0.96258198320138</text:p>
              </table:table-cell>
              <table:table-cell office:value-type="float" office:value="0.919968458198127">
                <text:p>0.919968458198127</text:p>
              </table:table-cell>
              <table:table-cell office:value-type="float" office:value="0.922803033998934">
                <text:p>0.922803033998934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.59178706040111">
                <text:p>1.59178706040111</text:p>
              </table:table-cell>
              <table:table-cell office:value-type="float" office:value="1.17956875800009">
                <text:p>1.17956875800009</text:p>
              </table:table-cell>
              <table:table-cell office:value-type="float" office:value="1.12768274720147">
                <text:p>1.12768274720147</text:p>
              </table:table-cell>
              <table:table-cell office:value-type="float" office:value="1.1266886072015">
                <text:p>1.126688607201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13651505839953">
                <text:p>2.13651505839953</text:p>
              </table:table-cell>
              <table:table-cell office:value-type="float" office:value="1.60705768839835">
                <text:p>1.60705768839835</text:p>
              </table:table-cell>
              <table:table-cell office:value-type="float" office:value="1.54244800080342">
                <text:p>1.54244800080342</text:p>
              </table:table-cell>
              <table:table-cell office:value-type="float" office:value="1.54492287339672">
                <text:p>1.544922873396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95cm" svg:height="11.641cm" xlink:href=".." xlink:type="simple" chart:class="chart:line" chart:style-name="ch1">
        <chart:title svg:x="8.425cm" svg:y="0.368cm" chart:style-name="ch2">
          <text:p>Quicksort Iterativo</text:p>
        </chart:title>
        <chart:legend chart:legend-position="end" svg:x="17.472cm" svg:y="4.774cm" style:legend-expansion="high" chart:style-name="ch3"/>
        <chart:plot-area chart:style-name="ch4" table:cell-range-address="results.A2:results.A21 results.AE2:results.AE21 results.AK2:results.AK21 results.AQ2:results.AQ21 results.AW2:results.AW21" chart:data-source-has-labels="both" svg:x="1.424cm" svg:y="1.379cm" svg:width="15.635cm" svg:height="9.049cm">
          <chart:coordinate-region svg:x="2.892cm" svg:y="1.379cm" svg:width="14.026cm" svg:height="7.404cm"/>
          <chart:axis chart:dimension="x" chart:name="primary-x" chart:style-name="ch5" chartooo:axis-type="auto">
            <chartooo:date-scale/>
            <chart:title svg:x="7.676cm" svg:y="10.66cm" chart:style-name="ch6">
              <text:p>Tamanho da entrada</text:p>
            </chart:title>
            <chart:categories table:cell-range-address="results.A2:results.A21"/>
          </chart:axis>
          <chart:axis chart:dimension="y" chart:name="primary-y" chart:style-name="ch7">
            <chart:title svg:x="0.451cm" svg:y="6.688cm" chart:style-name="ch8">
              <text:p>Tempo (s)</text:p>
            </chart:title>
            <chart:grid chart:style-name="ch9" chart:class="major"/>
          </chart:axis>
          <chart:series chart:style-name="ch10" chart:values-cell-range-address="results.AE2:results.AE21" loext:label-string="aleatório" chart:class="chart:line">
            <chart:data-point chart:repeated="20"/>
          </chart:series>
          <chart:series chart:style-name="ch11" chart:values-cell-range-address="results.AK2:results.AK21" loext:label-string="decrescente" chart:class="chart:line">
            <chart:data-point chart:repeated="20"/>
          </chart:series>
          <chart:series chart:style-name="ch12" chart:values-cell-range-address="results.AQ2:results.AQ21" loext:label-string="ordenado" chart:class="chart:line">
            <chart:data-point chart:repeated="20"/>
          </chart:series>
          <chart:series chart:style-name="ch13" chart:values-cell-range-address="results.AW2:results.AW21" loext:label-string="parcial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atório</text:p>
              </table:table-cell>
              <table:table-cell office:value-type="string">
                <text:p>decrescente</text:p>
              </table:table-cell>
              <table:table-cell office:value-type="string">
                <text:p>ordenado</text:p>
              </table:table-cell>
              <table:table-cell office:value-type="string">
                <text:p>parcial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s.A2:results.A21</svg:desc>
                </draw:g>
              </table:table-cell>
              <table:table-cell office:value-type="float" office:value="0.0000518122003995814">
                <text:p>0.0000518122003995814</text:p>
                <draw:g>
                  <svg:desc>results.AE2:results.AE21</svg:desc>
                </draw:g>
              </table:table-cell>
              <table:table-cell office:value-type="float" office:value="0.0000426579994382337">
                <text:p>0.0000426579994382337</text:p>
                <draw:g>
                  <svg:desc>results.AK2:results.AK21</svg:desc>
                </draw:g>
              </table:table-cell>
              <table:table-cell office:value-type="float" office:value="0.0000391898007364944">
                <text:p>0.0000391898007364944</text:p>
                <draw:g>
                  <svg:desc>results.AQ2:results.AQ21</svg:desc>
                </draw:g>
              </table:table-cell>
              <table:table-cell office:value-type="float" office:value="0.0000447602011263371">
                <text:p>0.0000447602011263371</text:p>
                <draw:g>
                  <svg:desc>results.AW2:results.AW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08113003079779">
                <text:p>0.000108113003079779</text:p>
              </table:table-cell>
              <table:table-cell office:value-type="float" office:value="0.0000873648008564487">
                <text:p>0.0000873648008564487</text:p>
              </table:table-cell>
              <table:table-cell office:value-type="float" office:value="0.0000806856012786738">
                <text:p>0.0000806856012786738</text:p>
              </table:table-cell>
              <table:table-cell office:value-type="float" office:value="0.0000845051996293478">
                <text:p>0.0000845051996293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95975398330484">
                <text:p>0.000295975398330484</text:p>
              </table:table-cell>
              <table:table-cell office:value-type="float" office:value="0.0003240400008508">
                <text:p>0.0003240400008508</text:p>
              </table:table-cell>
              <table:table-cell office:value-type="float" office:value="0.000213482799881604">
                <text:p>0.000213482799881604</text:p>
              </table:table-cell>
              <table:table-cell office:value-type="float" office:value="0.000218600199150387">
                <text:p>0.0002186001991503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664361198141705">
                <text:p>0.000664361198141705</text:p>
              </table:table-cell>
              <table:table-cell office:value-type="float" office:value="0.00053848259994993">
                <text:p>0.00053848259994993</text:p>
              </table:table-cell>
              <table:table-cell office:value-type="float" office:value="0.000445459202455822">
                <text:p>0.000445459202455822</text:p>
              </table:table-cell>
              <table:table-cell office:value-type="float" office:value="0.000439351801469456">
                <text:p>0.0004393518014694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40182839968475">
                <text:p>0.00140182839968475</text:p>
              </table:table-cell>
              <table:table-cell office:value-type="float" office:value="0.000988025199330879">
                <text:p>0.000988025199330879</text:p>
              </table:table-cell>
              <table:table-cell office:value-type="float" office:value="0.000918019200616982">
                <text:p>0.000918019200616982</text:p>
              </table:table-cell>
              <table:table-cell office:value-type="float" office:value="0.00104438480047975">
                <text:p>0.001044384800479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375965059793089">
                <text:p>0.00375965059793089</text:p>
              </table:table-cell>
              <table:table-cell office:value-type="float" office:value="0.00269093959941529">
                <text:p>0.00269093959941529</text:p>
              </table:table-cell>
              <table:table-cell office:value-type="float" office:value="0.00258205360005377">
                <text:p>0.00258205360005377</text:p>
              </table:table-cell>
              <table:table-cell office:value-type="float" office:value="0.00242455799743766">
                <text:p>0.0024245579974376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594586379884277">
                <text:p>0.00594586379884277</text:p>
              </table:table-cell>
              <table:table-cell office:value-type="float" office:value="0.00419477779942099">
                <text:p>0.00419477779942099</text:p>
              </table:table-cell>
              <table:table-cell office:value-type="float" office:value="0.00379926360037643">
                <text:p>0.00379926360037643</text:p>
              </table:table-cell>
              <table:table-cell office:value-type="float" office:value="0.00375941659876844">
                <text:p>0.003759416598768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78812449995894">
                <text:p>0.0078812449995894</text:p>
              </table:table-cell>
              <table:table-cell office:value-type="float" office:value="0.00537171219766606">
                <text:p>0.00537171219766606</text:p>
              </table:table-cell>
              <table:table-cell office:value-type="float" office:value="0.00501173679949716">
                <text:p>0.00501173679949716</text:p>
              </table:table-cell>
              <table:table-cell office:value-type="float" office:value="0.00505190520052565">
                <text:p>0.005051905200525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120175224001287">
                <text:p>0.0120175224001287</text:p>
              </table:table-cell>
              <table:table-cell office:value-type="float" office:value="0.0083119787988835">
                <text:p>0.0083119787988835</text:p>
              </table:table-cell>
              <table:table-cell office:value-type="float" office:value="0.00784381580015179">
                <text:p>0.00784381580015179</text:p>
              </table:table-cell>
              <table:table-cell office:value-type="float" office:value="0.00776505719986744">
                <text:p>0.0077650571998674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251881360003608">
                <text:p>0.0251881360003608</text:p>
              </table:table-cell>
              <table:table-cell office:value-type="float" office:value="0.0177957915992011">
                <text:p>0.0177957915992011</text:p>
              </table:table-cell>
              <table:table-cell office:value-type="float" office:value="0.0168175968006835">
                <text:p>0.0168175968006835</text:p>
              </table:table-cell>
              <table:table-cell office:value-type="float" office:value="0.0168064163997769">
                <text:p>0.016806416399776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438831713996478">
                <text:p>0.0438831713996478</text:p>
              </table:table-cell>
              <table:table-cell office:value-type="float" office:value="0.0310788045986556">
                <text:p>0.0310788045986556</text:p>
              </table:table-cell>
              <table:table-cell office:value-type="float" office:value="0.0294114620017353">
                <text:p>0.0294114620017353</text:p>
              </table:table-cell>
              <table:table-cell office:value-type="float" office:value="0.0294660707993898">
                <text:p>0.029466070799389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673054047991173">
                <text:p>0.0673054047991173</text:p>
              </table:table-cell>
              <table:table-cell office:value-type="float" office:value="0.048220236794441">
                <text:p>0.048220236794441</text:p>
              </table:table-cell>
              <table:table-cell office:value-type="float" office:value="0.0457391283998732">
                <text:p>0.0457391283998732</text:p>
              </table:table-cell>
              <table:table-cell office:value-type="float" office:value="0.0457535988010932">
                <text:p>0.04575359880109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918841591992532">
                <text:p>0.0918841591992532</text:p>
              </table:table-cell>
              <table:table-cell office:value-type="float" office:value="0.0661512138001854">
                <text:p>0.0661512138001854</text:p>
              </table:table-cell>
              <table:table-cell office:value-type="float" office:value="0.0628620055984356">
                <text:p>0.0628620055984356</text:p>
              </table:table-cell>
              <table:table-cell office:value-type="float" office:value="0.0627085696003633">
                <text:p>0.06270856960036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90669081598753">
                <text:p>0.190669081598753</text:p>
              </table:table-cell>
              <table:table-cell office:value-type="float" office:value="0.141027326000039">
                <text:p>0.141027326000039</text:p>
              </table:table-cell>
              <table:table-cell office:value-type="float" office:value="0.134293227600574">
                <text:p>0.134293227600574</text:p>
              </table:table-cell>
              <table:table-cell office:value-type="float" office:value="0.13437186999945">
                <text:p>0.1343718699994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514434288001212">
                <text:p>0.514434288001212</text:p>
              </table:table-cell>
              <table:table-cell office:value-type="float" office:value="0.388268016997608">
                <text:p>0.388268016997608</text:p>
              </table:table-cell>
              <table:table-cell office:value-type="float" office:value="0.385389779401885">
                <text:p>0.385389779401885</text:p>
              </table:table-cell>
              <table:table-cell office:value-type="float" office:value="0.384517330798553">
                <text:p>0.384517330798553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817648153401387">
                <text:p>0.817648153401387</text:p>
              </table:table-cell>
              <table:table-cell office:value-type="float" office:value="0.620850498200161">
                <text:p>0.620850498200161</text:p>
              </table:table-cell>
              <table:table-cell office:value-type="float" office:value="0.596186348397168">
                <text:p>0.596186348397168</text:p>
              </table:table-cell>
              <table:table-cell office:value-type="float" office:value="0.59685135740001">
                <text:p>0.5968513574000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12242783879774">
                <text:p>1.12242783879774</text:p>
              </table:table-cell>
              <table:table-cell office:value-type="float" office:value="0.84443778119894">
                <text:p>0.84443778119894</text:p>
              </table:table-cell>
              <table:table-cell office:value-type="float" office:value="0.812167557800422">
                <text:p>0.812167557800422</text:p>
              </table:table-cell>
              <table:table-cell office:value-type="float" office:value="0.811581155001477">
                <text:p>0.811581155001477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1.39843119619909">
                <text:p>1.39843119619909</text:p>
              </table:table-cell>
              <table:table-cell office:value-type="float" office:value="1.0614872480015">
                <text:p>1.0614872480015</text:p>
              </table:table-cell>
              <table:table-cell office:value-type="float" office:value="1.02219798020087">
                <text:p>1.02219798020087</text:p>
              </table:table-cell>
              <table:table-cell office:value-type="float" office:value="1.02167118119833">
                <text:p>1.0216711811983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.71202082780073">
                <text:p>1.71202082780073</text:p>
              </table:table-cell>
              <table:table-cell office:value-type="float" office:value="1.30677047100035">
                <text:p>1.30677047100035</text:p>
              </table:table-cell>
              <table:table-cell office:value-type="float" office:value="1.25514340479858">
                <text:p>1.25514340479858</text:p>
              </table:table-cell>
              <table:table-cell office:value-type="float" office:value="1.25604899359896">
                <text:p>1.2560489935989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29372450560186">
                <text:p>2.29372450560186</text:p>
              </table:table-cell>
              <table:table-cell office:value-type="float" office:value="1.78377969120047">
                <text:p>1.78377969120047</text:p>
              </table:table-cell>
              <table:table-cell office:value-type="float" office:value="1.71591631840129">
                <text:p>1.71591631840129</text:p>
              </table:table-cell>
              <table:table-cell office:value-type="float" office:value="1.71928407119995">
                <text:p>1.719284071199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